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HelveticaNeue-Italic" svg:font-family="HelveticaNeue-Italic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9be7" officeooo:paragraph-rsid="00089be7"/>
    </style:style>
    <style:style style:name="P2" style:family="paragraph" style:parent-style-name="Standard">
      <style:text-properties officeooo:rsid="00089be7" officeooo:paragraph-rsid="000a33f2"/>
    </style:style>
    <style:style style:name="P3" style:family="paragraph" style:parent-style-name="Standard">
      <style:text-properties officeooo:rsid="000d115a" officeooo:paragraph-rsid="000d115a"/>
    </style:style>
    <style:style style:name="P4" style:family="paragraph" style:parent-style-name="Standard">
      <style:paragraph-properties fo:text-align="start" style:justify-single-word="false"/>
      <style:text-properties officeooo:rsid="000d115a" officeooo:paragraph-rsid="000d115a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0d115a" officeooo:paragraph-rsid="000d115a"/>
    </style:style>
    <style:style style:name="T1" style:family="text">
      <style:text-properties officeooo:rsid="000a33f2"/>
    </style:style>
    <style:style style:name="T2" style:family="text">
      <style:text-properties fo:color="#343434" loext:opacity="100%" style:font-name="HelveticaNeue-Bold" fo:font-size="11pt" fo:font-weight="bold" style:font-size-asian="11pt" style:font-weight-asian="bold"/>
    </style:style>
    <style:style style:name="T3" style:family="text">
      <style:text-properties fo:color="#343434" loext:opacity="100%" style:font-name="HelveticaNeue" fo:font-size="11pt" style:font-size-asian="11pt"/>
    </style:style>
    <style:style style:name="T4" style:family="text">
      <style:text-properties fo:color="#343434" loext:opacity="100%" style:font-name="HelveticaNeue" fo:font-size="11pt" officeooo:rsid="002c2a8d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atya Prakash Choudary:</text:span></text:p>
      <text:p text:style-name="P2"/>
      <text:p text:style-name="P2">Kali is one personality of the multiform personality that is Adya. Adya, the original shakti, the foundation of everything,</text:p>
      <text:p text:style-name="P1">projected from the Absolute, and owes Her very existence to</text:p>
      <text:p text:style-name="P1">that Absolute. No matter how extensive Her manifestation</text:p>
      <text:p text:style-name="P1">may becomes She continually craves reunion with the</text:p>
      <text:p text:style-name="P1">Absolute, and when she merges again with the Absolute the</text:p>
      <text:p text:style-name="P1">universe dissolves. Adya, Ma, Great Goddess: call Her what</text:p>
      <text:p text:style-name="P1">you will, She is Nature itself, the Creator, Preserver and</text:p>
      <text:p text:style-name="P1">Destroyer of the universes.</text:p>
      <text:p text:style-name="P1">The job of Nature (in Sanskrit, prakriti) is to give form and</text:p>
      <text:p text:style-name="P1">limits to consciousness, to finitize awareness. In the human</text:p>
      <text:p text:style-name="P1">context prakriti represents your 'first action' (pra+ kriti), the</text:p>
      <text:p text:style-name="P1">choice of action which you naturally, instinctively make when</text:p>
      <text:p text:style-name="P1">you are confronted by some need to act. This innate 'nature,'</text:p>
      <text:p text:style-name="P1">which is inborn in each of us, present in our genetic material,</text:p>
      <text:p text:style-name="P1">controls how we experience the world. Until you have</text:p>
      <text:p text:style-name="P1">conquered this innate nature, you will have to experience its</text:p>
      <text:p text:style-name="P1">many limitations. In Sanskrit we say, svabhavo vijayati iti</text:p>
      <text:p text:style-name="P1">shauryam-'the true heroism is to conquer your own nature.'</text:p>
      <text:p text:style-name="P1">Only the 'nature' of Adya Herself (which is Nature itself) is</text:p>
      <text:p text:style-name="P1">unlimited; everyone else’s 'nature' (and experience) is limited.</text:p>
      <text:p text:style-name="P1">Though it is almost unlimited (and is almost infinitely less</text:p>
      <text:p text:style-name="P1">limited than is any human's nature) Kali's 'nature' is</text:p>
      <text:p text:style-name="P1">predominantly restricted to death and transformation. Kali</text:p>
      <text:p text:style-name="P1">therefore often appears as one of a triumvirate of goddesses</text:p>
      <text:p text:style-name="P1">who divide among themselves all substance and action in the</text:p>
      <text:p text:style-name="P1">cosmos. Kali's companions in this group are Lakshmi,</text:p>
      <text:p text:style-name="P1">goddess of wealth and prosperity, and Sarasvati, goddess of</text:p>
      <text:p text:style-name="P1">knowledge.</text:p>
      <text:p text:style-name="P1">Lakshmi, who is the embodiment of Maya Shakti, represents</text:p>
      <text:p text:style-name="P1">the projection of shakti into the adhibhautika, the physical,</text:p>
      <text:p text:style-name="P1">external world. Sarasvati's shakti, which encourages the</text:p>
      <text:p text:style-name="P1">progressive transformation of Maya into Chit, manifests in</text:p>
      <text:p text:style-name="P1">the adhyatmika, the spiritual, which is subtle, ethereal. Kali</text:p>
      <text:p text:style-name="P1">exists in the astral world, theadhidaivika realm of</text:p>
      <text:p text:style-name="P1">impressions, perceptions and images that exists where Chit</text:p>
      <text:p text:style-name="P1">Shakti sports between the physical and spiritual spheres.</text:p>
      <text:p text:style-name="P1"/>
      <text:p text:style-name="P1">The first episode reveals the Adi Sakti or Moola Prakrti in her dark, deluding aspect</text:p>
      <text:p text:style-name="P1">(Tamas) that ensnares humankind through the psychological afflictions of ignorance and</text:p>
      <text:p text:style-name="P1">attachment, through the influence of tamas and rajas.</text:p>
      <text:p text:style-name="P1">It teaches us about the nature of reality at the most basic primordial level. Maha Vishnu has to</text:p>
      <text:p text:style-name="P1">awaken from the state of primal sleep in order overcome the original demoniacal forces, Madhu</text:p>
      <text:p text:style-name="P1">(tamas) and Kaitabha (rajas). This is possible only through Maha Maya’s grace, only if She frees</text:p>
      <text:p text:style-name="P1">Vishnu from the influence of Yoga Maya, the primordial inactive state predominated by cosmic</text:p>
      <text:p text:style-name="P1">Tamas.</text:p>
      <text:p text:style-name="P1"/>
      <text:p text:style-name="P1">Overview and brief description</text:p>
      <text:p text:style-name="P1">The Prathama Charitram (i.e. the first portion of the story) consists of one chapter and</text:p>
      <text:p text:style-name="P1">describes the destruction of Madhu Kaitabha. As mentioned before, Devi is attributed in</text:p>
      <text:p text:style-name="P1"><text:soft-page-break/>the form of Maha Kali/Durga in this section.</text:p>
      <text:p text:style-name="P1">The Prathama Charitra starts with the description of how Devi Mahatmyam was revealed</text:p>
      <text:p text:style-name="P1">to King Surata, as explained before in the introductory chapter.</text:p>
      <text:p text:style-name="P1">At the end of (previous) Kalpa, the entire universe was submerged in water and Lord</text:p>
      <text:p text:style-name="P1">Mahavishnu went into Yoga Nidra (Yogic Sleep) state. Two Asuras (Demons) by name</text:p>
      <text:p text:style-name="P1">Madhu and Kaitabha came into existence from the excreta secreted from Lord Maha</text:p>
      <text:p text:style-name="P1">Vishnu’s ears. They tried to kill Brahma who was seated in the Lotus abdominal portion</text:p>
      <text:p text:style-name="P1">(Nabhi Kamalam) of Maha Vishnu. Lord Brahma prays Yoga Nidra Devi, the Vishnu Maya</text:p>
      <text:p text:style-name="P1">to come to his help. At the end of Brahma’s prayer, Maya Devi appeared in front of</text:p>
      <text:p text:style-name="P1">Brahma by emanating from Lord Maha Vishnu’s body. Lord Maha Vishnu also wakes up</text:p>
      <text:p text:style-name="P1">from His Yoga Nidra by this time and fights with Madhu and Kaitabha for one thousand</text:p>
      <text:p text:style-name="P1">years. At one point of time, Madhu and Kaitabha offered a boon to Lord Maha Vishnu.</text:p>
      <text:p text:style-name="P1">Lord Maha Vishnu requests the destroyal of both of them as boon. Madhu and Kaitabha</text:p>
      <text:p text:style-name="P1">accepted to their killing by Lord Maha Vishnu in a place where there is no water. Lord</text:p>
      <text:p text:style-name="P1">Maha Vishnu immediately kills them by placing them on His lap with His Sudarshana</text:p>
      <text:p text:style-name="P1">Chakra.</text:p>
      <text:p text:style-name="P1"/>
      <text:p text:style-name="P1">Kali is often depicted in the posture called pratyalidha, with Her left knee advanced and her right leg</text:p>
      <text:p text:style-name="P1">drawn back. In this position Her left foot can prod Her Shiva into wakefulness. Pratyalidhaand its</text:p>
      <text:p text:style-name="P1">opposite, the alidha stance (right knee advanced, left drawn back) both come from a Sanskrit root</text:p>
      <text:p text:style-name="P1">which means "lapped up, licked, tongue applied to, eaten."</text:p>
      <text:p text:style-name="P1">What She eats, with Her tongue, Her eyes, and Her very pose, is your Ahamkara Shakti, your energy of</text:p>
      <text:p text:style-name="P1">self. Since the chief expression of shakti in the physical body isprana, the life force, the power which</text:p>
      <text:p text:style-name="P1">keeps body, mind and spirit functioning together as a living unit, what Kali eats as you worship Her is</text:p>
      <text:p text:style-name="P1">your prana. Physical life, health and longevity require that ahamkara self-identify strongly with your</text:p>
      <text:p text:style-name="P1">organism to permit prana to enliven your body. Spiritual health requires ahamkara to relinquish most of</text:p>
      <text:p text:style-name="P1">this attachment, and Kali is happy to help you actively relinquish it.</text:p>
      <text:p text:style-name="P1">The chief carrier of prana in the body is blood, so when you see blood dripping from Kali's tongue you</text:p>
      <text:p text:style-name="P1">should see that blood as the prana of Her devotees, offered to Her to transmute. What She craves is</text:p>
      <text:p text:style-name="P1">your blood (your prana) that She may truly bring you to life.</text:p>
      <text:p text:style-name="P1"/>
      <text:p text:style-name="P3">CHAPTER 1</text:p>
      <text:p text:style-name="P3"/>
      <text:p text:style-name="P4"><text:span text:style-name="T2">The slaying of madhukaiṭabha</text:span></text:p>
      <text:p text:style-name="P5"><text:span text:style-name="T3">Madhu and Kaitabha are the two original demoniacal forces of tamas and rajas (also</text:span></text:p>
      <text:p text:style-name="P5"><text:span text:style-name="T3">attributed to the base nature of attraction and aversion). They try to overcome the</text:span></text:p>
      <text:p text:style-name="P5"><text:span text:style-name="T3">creative and sattvic force (Brahma).</text:span></text:p>
      <text:p text:style-name="P5"><text:span text:style-name="T2">Tantrika Ratri Suktam</text:span></text:p>
      <text:p text:style-name="P5"><text:span text:style-name="T3">DM1: 73 to 87</text:span></text:p>
      <text:p text:style-name="P5"><text:span text:style-name="T3">In this hymn by Brahma, the Devi is extolled as the incomparable Goddess -Vishnu’s</text:span></text:p>
      <text:p text:style-name="P5"><text:span text:style-name="T3">Yoganidra, the queen of cosmos, the supporter of the worlds, the cause of the</text:span></text:p>
      <text:p text:style-name="P3"><text:span text:style-name="T3">sustenance and dissolution alike.</text:span></text:p>
      <text:p text:style-name="P3"><text:span text:style-name="T3"/></text:p>
      <text:p text:style-name="P4"><text:span text:style-name="T2">Overview of Madhama Charitram</text:span></text:p>
      <text:p text:style-name="P5"><text:span text:style-name="T3">The Madhyama Charitram (i.e. the middle part of story) consists of 3 chapters viz.</text:span></text:p>
      <text:p text:style-name="P5"><text:span text:style-name="T3">Mahishasura Sainya Vadham, Mahishasura Vadham and Devi Stuti. As mentioned before,</text:span></text:p>
      <text:p text:style-name="P5"><text:soft-page-break/><text:span text:style-name="T3">this section attributes Maha Maya in the form of Maha Lakshmi.</text:span></text:p>
      <text:p text:style-name="P5"><text:span text:style-name="T2">Chapter 2 Mahisharura Sainya Vadham</text:span></text:p>
      <text:p text:style-name="P5"><text:span text:style-name="T3">Once upon a time, Mahishasura was ruling the Asuras (Demons) and Indra was ruling the</text:span></text:p>
      <text:p text:style-name="P5"><text:span text:style-name="T3">Devas. A war breaks out between the two and Mahishasura assumes the post of</text:span></text:p>
      <text:p text:style-name="P5"><text:span text:style-name="T3">Devendra after defeating the Devas. He also starts performing the functions of Sun,</text:span></text:p>
      <text:p text:style-name="P5"><text:span text:style-name="T3">Indra, Agni , Vayu, Varuna etc.</text:span></text:p>
      <text:p text:style-name="P5"><text:span text:style-name="T3">The Devas assemble in front of Lord Brahma, Lord Maha Vishnu and Lord Shiva who get</text:span></text:p>
      <text:p text:style-name="P5"><text:span text:style-name="T3">very angry after listening to their plight. A resplendent Devi is born from the Tejas (luster)</text:span></text:p>
      <text:p text:style-name="P5"><text:span text:style-name="T3">of the three Lords. The Lords and other Devas then bestow their divine strength and</text:span></text:p>
      <text:p text:style-name="P5"><text:span text:style-name="T3">weapons to the Devi.</text:span></text:p>
      <text:p text:style-name="P5"><text:span text:style-name="T3">The Devi then fights with Mahishasura’s army and destroys them completely.</text:span></text:p>
      <text:p text:style-name="P5"><text:span text:style-name="T2">Chapter 3 Mahisharura Vadham</text:span></text:p>
      <text:p text:style-name="P5"><text:span text:style-name="T3">The Devi then fights with the important lieutenants of Mahishasura such as Chikshura,</text:span></text:p>
      <text:p text:style-name="P5"><text:span text:style-name="T3">Chamara, Karala, Uddata, Bashkala, Ugrasya, Ugravirya, Bidala and kills all of them.</text:span></text:p>
      <text:p text:style-name="P5"><text:span text:style-name="T3">Mahishasura comes and fights with Devi himself upon seeing the defeat and killing of his</text:span></text:p>
      <text:p text:style-name="P5"><text:span text:style-name="T3">large army. Devi fights with him for a while and then kills him with Shula by standing his</text:span></text:p>
      <text:p text:style-name="P5"><text:span text:style-name="T3">neck.</text:span></text:p>
      <text:p text:style-name="P5"><text:span text:style-name="T2">Chapter 4 Devi Stuti</text:span></text:p>
      <text:p text:style-name="P5"><text:span text:style-name="T3">The Devas become very happy and pleased with the destroyal of Mahishasura’s army</text:span></text:p>
      <text:p text:style-name="P5"><text:span text:style-name="T3">and Mahishasura’s slaying by Devi. They all praise and pray Devi as the the embodiment</text:span></text:p>
      <text:p text:style-name="P5"><text:span text:style-name="T3">of Brahma, Vishnu and Shiva as well as Lakshmi and Parvati.</text:span></text:p>
      <text:p text:style-name="P5"><text:span text:style-name="T3">Devi becomes pleased with Devas’ praise and offers a boon. Devas request that She</text:span></text:p>
      <text:p text:style-name="P5"><text:span text:style-name="T3">must come to their rescue from troubles whenever they think of Her. Devi grants their</text:span></text:p>
      <text:p text:style-name="P5"><text:span text:style-name="T3">wish and disappears.</text:span></text:p>
      <text:p text:style-name="P5"><text:span text:style-name="T3">The following is the Dhyana Sloka for Madhyama Charitra where Maha Maya Devi is</text:span></text:p>
      <text:p text:style-name="P3"><text:span text:style-name="T3">worshipped as Maha Lakshmi.</text:span></text:p>
      <text:p text:style-name="P3"><text:span text:style-name="T3"/></text:p>
      <text:p text:style-name="P3"><text:span text:style-name="T3">Overview of Uttama Charitram</text:span></text:p>
      <text:p text:style-name="P3"><text:span text:style-name="T3">The Uttama Charitram (i.e. last portion of story) consists of 9 chapters. As mentioned</text:span></text:p>
      <text:p text:style-name="P3"><text:span text:style-name="T3">before, Maha Maya is attributed in the form of Maha Saraswati in this section.</text:span></text:p>
      <text:p text:style-name="P3"><text:span text:style-name="T3">Chapter 5 Devi Duta Samvada</text:span></text:p>
      <text:p text:style-name="P3"><text:span text:style-name="T3">Once upon a time, two Asuras viz. Shumbha and Nishumbha ruled the three worlds by</text:span></text:p>
      <text:p text:style-name="P3"><text:span text:style-name="T3">assuming the authority and duties of Indra, Surya, Chandra, Kubera, Yama, Varuna, Vayu,</text:span></text:p>
      <text:p text:style-name="P3"><text:span text:style-name="T3">Agni, etc. They also assumed Havir Bhagams of Devas (Offerings made in fire ceremonies</text:span></text:p>
      <text:p text:style-name="P3"><text:span text:style-name="T3">to various Deities).</text:span></text:p>
      <text:p text:style-name="P3"><text:span text:style-name="T3">Devas, unable to bear this plight, reach Himalayas and pray to Vishnu Maya. They</text:span></text:p>
      <text:p text:style-name="P3"><text:span text:style-name="T3">request Her to come to their rescue as promised before. The Devi (Kaushiki) appears</text:span></text:p>
      <text:p text:style-name="P3"><text:span text:style-name="T3">before them and agrees to destroy Nishumbha, Shumba and their army.</text:span></text:p>
      <text:p text:style-name="P3"><text:span text:style-name="T3">The Devi is spotted by two Asuras viz. Chanda and Munda who promptly inform the</text:span></text:p>
      <text:p text:style-name="P3"><text:span text:style-name="T3">same to Shumbha. They tell him that the Devi is very beautiful and it is apt for Shumbha</text:span></text:p>
      <text:p text:style-name="P3"><text:span text:style-name="T3">to get her. Shumbha sends Sugriva as his envoy to Devi. Sugriva reaches the abode of</text:span></text:p>
      <text:p text:style-name="P3"><text:span text:style-name="T3">Devi and conveys Shumbha’s message that it will be apt for her to marry Shumbha and</text:span></text:p>
      <text:p text:style-name="P3"><text:span text:style-name="T3">enjoy all wealth.</text:span></text:p>
      <text:p text:style-name="P3"><text:span text:style-name="T3">Devi tells Sugriva that She had made a vow long before that she would marry only the</text:span></text:p>
      <text:p text:style-name="P3"><text:span text:style-name="T3">one who defeats her in a fight and requests him to convey the same to Shumbha.</text:span></text:p>
      <text:p text:style-name="P3"><text:span text:style-name="T3">Chapter 6 Dhumralochana Vadham</text:span></text:p>
      <text:p text:style-name="P3"><text:span text:style-name="T3">Upon hearing Devi’s reply through Sugriva, Shumbha sends Dhumralochana to bring Devi</text:span></text:p>
      <text:p text:style-name="P3"><text:span text:style-name="T3">to him by force. Dhumralochana reaches the abode of Devi with an army of 60,000</text:span></text:p>
      <text:p text:style-name="P3"><text:span text:style-name="T3">Asuras. When Dhumralochana tries to go near Devi, Devi burns him instantly by her</text:span></text:p>
      <text:p text:style-name="P3"><text:span text:style-name="T3">Humkara. His army also gets destroyed by Devi’s Vahana (Vehicle) , the Lion.</text:span></text:p>
      <text:p text:style-name="P3"><text:span text:style-name="T3">Learning about Dhumralochana’s death, Shumba asks Chanda and Munda to accomplish</text:span></text:p>
      <text:p text:style-name="P3"><text:span text:style-name="T3">the same task.</text:span></text:p>
      <text:p text:style-name="P3"><text:span text:style-name="T3">Chapter 7 Chanda Munda Vadham</text:span></text:p>
      <text:p text:style-name="P3"><text:span text:style-name="T3">Chanda and Munda, along with their large army, start fighting with Devi. On seeing them,</text:span></text:p>
      <text:p text:style-name="P3"><text:span text:style-name="T3">Devi’s face becomes black in anger. From her face, a fierce and dark colored Devi known</text:span></text:p>
      <text:p text:style-name="P3"><text:span text:style-name="T3">as Kali comes out. Maha Kali destroys the army of Chanda and Munda. Later She severs</text:span></text:p>
      <text:p text:style-name="P3"><text:span text:style-name="T3">the heads of both of them and Devi assumes the name Chamunda because of this.</text:span></text:p>
      <text:p text:style-name="P3"><text:soft-page-break/><text:span text:style-name="T3">Chapter 8 Raktabija Vadham</text:span></text:p>
      <text:p text:style-name="P3"><text:span text:style-name="T3">Shumbha orders the entire Asura army to be assembled to fight Devi. He also joins the</text:span></text:p>
      <text:p text:style-name="P3"><text:span text:style-name="T3">army. The Asura army surrounds Kali Devi. The respective powers for Brahma, Vishnu,</text:span></text:p>
      <text:p text:style-name="P3"><text:span text:style-name="T3">Shiva and other Devas emanate from them – Brahmani, Maheshvari, Kaumari, Vaishnavi,</text:span></text:p>
      <text:p text:style-name="P3"><text:span text:style-name="T3">Varahi, Aindri, Narasimhi, etc. - and reach Kali Devi. Then Devi sends Lord Shiva as her</text:span></text:p>
      <text:p text:style-name="P3"><text:span text:style-name="T3">envoy to Shumbha and therefore came to be known as Shiva Duti. But Asura’s army</text:span></text:p>
      <text:p text:style-name="P3"><text:span text:style-name="T3">fiercely fights with Devi. The various forms of Devi fight with the Asura army and destroy</text:span></text:p>
      <text:p text:style-name="P3"><text:span text:style-name="T3">them.</text:span></text:p>
      <text:p text:style-name="P3"><text:span text:style-name="T3">Seeing this, an Asura known as Raktabija comes and fights with Devi. From every drop of</text:span></text:p>
      <text:p text:style-name="P3"><text:span text:style-name="T3">blood that falls from his body on to the ground, another equivalent Asura comes into</text:span></text:p>
      <text:p text:style-name="P3"><text:span text:style-name="T3">being and fights with Devi. Devi orders Chamunda to open Her mouth and drink all the</text:span></text:p>
      <text:p text:style-name="P3"><text:span text:style-name="T3">blood that falls from the body of Raktabija. Chamunda drinks all the blood emanating</text:span></text:p>
      <text:p text:style-name="P3"><text:span text:style-name="T3">from Raktabija’s body and finally Raktabija falls dead devoid of blood. Devas become</text:span></text:p>
      <text:p text:style-name="P3"><text:span text:style-name="T3">very happy on the death of Raktabija.</text:span></text:p>
      <text:p text:style-name="P3"><text:span text:style-name="T3">Chapter 9 Nishumba Vadham</text:span></text:p>
      <text:p text:style-name="P3"><text:span text:style-name="T3">Nishumbha prepares himself to fight with Devi on seeing that a large portion of their army</text:span></text:p>
      <text:p text:style-name="P3"><text:span text:style-name="T3">have been destroyed by Devi. A fierce fight breaks between Nishmbha and Devi and Devi</text:span></text:p>
      <text:p text:style-name="P3"><text:span text:style-name="T3">finally kills him by piercing his heart with Shula (Trident).</text:span></text:p>
      <text:p text:style-name="P3"><text:span text:style-name="T3">Chapter 10 Shumba Vadham</text:span></text:p>
      <text:p text:style-name="P3"><text:span text:style-name="T3">Shumbha, on seeing the death of his beloved brother Nishumbha, becomes extremely</text:span></text:p>
      <text:p text:style-name="P3"><text:span text:style-name="T3">angry and complains to Devi that She is actually putting up a proxy fight with the help of</text:span></text:p>
      <text:p text:style-name="P3"><text:span text:style-name="T3">other Devis. Devi replies that there is nothing beyond and separate from Her and makes</text:span></text:p>
      <text:p text:style-name="P3"><text:span text:style-name="T3">all the Shakti forms to merge back into Her.</text:span></text:p>
      <text:p text:style-name="P3"><text:span text:style-name="T3">A fierce fight breaks between the two and finally Devi kills him by piercing Shula (Trident)</text:span></text:p>
      <text:p text:style-name="P3"><text:span text:style-name="T3">into his heart.</text:span></text:p>
      <text:p text:style-name="P3"><text:span text:style-name="T3">Upon Shumbha’s death the entire universe becomes happy and devoid of any bad</text:span></text:p>
      <text:p text:style-name="P3"><text:span text:style-name="T3">omens.</text:span></text:p>
      <text:p text:style-name="P3"><text:span text:style-name="T3">Chapter 11 Devi Stuti</text:span></text:p>
      <text:p text:style-name="P3"><text:span text:style-name="T3">Immensely pleased with the destruction of Asuras, all Devas assemble in front of Devi</text:span></text:p>
      <text:p text:style-name="P3"><text:span text:style-name="T3">and praise Her with a stuti which is known by the name Narayani Stuti.</text:span></text:p>
      <text:p text:style-name="P3"><text:span text:style-name="T3">Devi becomes immensely pleased with their praise and describes some of her future</text:span></text:p>
      <text:p text:style-name="P3"><text:span text:style-name="T3">incarnations and the names by which She will be known as – e.g. Rakta Dantika,</text:span></text:p>
      <text:p text:style-name="P3"><text:span text:style-name="T3">Sadakshi, Shakambhari, Durga, Bhima Devi, Bhramari, etc.</text:span></text:p>
      <text:p text:style-name="P3"><text:span text:style-name="T3">Chapter 12 Phala Stuti</text:span></text:p>
      <text:p text:style-name="P3"><text:span text:style-name="T3"/></text:p>
      <text:p text:style-name="P3"><text:span text:style-name="T3"/></text:p>
      <text:p text:style-name="P3"><text:span text:style-name="T3">Devi further explains the benefits that will accrue to one who chants and/or listens to Devi</text:span></text:p>
      <text:p text:style-name="P3"><text:span text:style-name="T3">Mahatmyam with devotion. She declares that whoever chants or listens to Devi</text:span></text:p>
      <text:p text:style-name="P3"><text:span text:style-name="T3">Mahatmyam on Ashtami or Navami or Chaturdashi (i.e. 8th or 9th or 14th Lunar day) will</text:span></text:p>
      <text:p text:style-name="P3"><text:span text:style-name="T3">never see any obstacle, poverty, separation from loved ones, trouble from enemies, etc.</text:span></text:p>
      <text:p text:style-name="P3"><text:span text:style-name="T3">Her presence will be felt in places where Devi Mahatmyam is chanted. The chanter can</text:span></text:p>
      <text:p text:style-name="P3"><text:span text:style-name="T3">look forward all kinds of wealth, pleasure and boons. Upon giving this boon, Devi</text:span></text:p>
      <text:p text:style-name="P3"><text:span text:style-name="T3">disappears.</text:span></text:p>
      <text:p text:style-name="P3"><text:span text:style-name="T3">Sage Vasishta concludes his narration of Devi Mahatmyam to King Surata and Vaishya</text:span></text:p>
      <text:p text:style-name="P3"><text:span text:style-name="T3">with this.</text:span></text:p>
      <text:p text:style-name="P3"><text:span text:style-name="T3">Chapter 13 Vara Vadham</text:span></text:p>
      <text:p text:style-name="P3"><text:span text:style-name="T3">Sage Vasishta then orders King Surata and Vaishya to surrender themselves to Devi. Both</text:span></text:p>
      <text:p text:style-name="P3"><text:span text:style-name="T3">of them seek the blessings of the Sage, take leave of him and perform intense Tapas by</text:span></text:p>
      <text:p text:style-name="P3"><text:span text:style-name="T3">focusing on Devi.</text:span></text:p>
      <text:p text:style-name="P3"><text:span text:style-name="T3">Devi appears before them after 3 years of intense Tapas and grants them boons. The</text:span></text:p>
      <text:p text:style-name="P3"><text:span text:style-name="T3">King prays for redemption of his Kingdom and become an indefatigable King in his next</text:span></text:p>
      <text:p text:style-name="P3"><text:span text:style-name="T3">birth. Vaishya seeks true knowledge (Gyana) that liberates one from ego and attachment.</text:span></text:p>
      <text:p text:style-name="P3"><text:span text:style-name="T3">Devi grants their wishes and disappears.</text:span></text:p>
      <text:p text:style-name="P3"><text:span text:style-name="T3">The King will be known as Savarni Manu in future after getting rebirth from Surya</text:span></text:p>
      <text:p text:style-name="P3"><text:span text:style-name="T3">Bhagavan.</text:span></text:p>
      <text:p text:style-name="P3"><text:span text:style-name="T3"/></text:p>
      <text:p text:style-name="P3"><text:span text:style-name="T3">Tantrika Devi Suktam</text:span></text:p>
      <text:p text:style-name="P3"><text:soft-page-break/><text:span text:style-name="T3">This is the third hymn; known as Aparajita-stuti or Tantrika Devi Suktam.</text:span></text:p>
      <text:p text:style-name="P3"><text:span text:style-name="T3">In this hymn there are more than twenty slokas beginning with ‘ya devi sarva bhuteshu’,</text:span></text:p>
      <text:p text:style-name="P3"><text:span text:style-name="T3">indicating that the devi is present in all creatures as consciousness, as power, as intellect,</text:span></text:p>
      <text:p text:style-name="P3"><text:span text:style-name="T3">as memory, as sleep, as delusion, as desire, as activity, as prosperity, as forgiveness, as</text:span></text:p>
      <text:p text:style-name="P3"><text:span text:style-name="T3">faith, as loveliness, and so on, reminding us of the Vibhuti Yoga of Gita.</text:span></text:p>
      <text:p text:style-name="P3"><text:span text:style-name="T3">This beautiful hymn is a powerful meditation by itself, a combination of meditation,</text:span></text:p>
      <text:p text:style-name="P3"><text:span text:style-name="T3">affirmation and mantra.</text:span></text:p>
      <text:p text:style-name="P3"><text:span text:style-name="T3"/></text:p>
      <text:p text:style-name="P3"><text:span text:style-name="T3">The Slaying of Raktabija</text:span></text:p>
      <text:p text:style-name="P3"><text:span text:style-name="T3">Raktabija is symbolic of citta vrrtis or thought process. Each vrtti leads to one more as thoughts</text:span></text:p>
      <text:p text:style-name="P3"><text:span text:style-name="T3">multiply in geometric progression. Whenever a drop of blood falls to earth, another demon of</text:span></text:p>
      <text:p text:style-name="P3"><text:span text:style-name="T3">identical size and strength springs up.</text:span></text:p>
      <text:p text:style-name="P3"><text:span text:style-name="T3"/></text:p>
      <text:p text:style-name="P3"><text:span text:style-name="T3">And for the sake of the well-being of the supreme gods, very valorous and powerful</text:span></text:p>
      <text:p text:style-name="P3"><text:span text:style-name="T3">śaktis, having sprung forth from the bodies of Brahma, Siva, Skanda, Vishnu and Indra,</text:span></text:p>
      <text:p text:style-name="P3"><text:span text:style-name="T3">and having the form of each, approached Candika.</text:span></text:p>
      <text:p text:style-name="P3"><text:span text:style-name="T3"/></text:p>
      <text:p text:style-name="P3"><text:span text:style-name="T3">With this mouth (Kāli) quickly take in the drops of blood produced by</text:span></text:p>
      <text:p text:style-name="P3"><text:span text:style-name="T3">the fall of my weapons and the great Asuras generated out of the</text:span></text:p>
      <text:p text:style-name="P3"><text:span text:style-name="T3">drops of blood.</text:span></text:p>
      <text:p text:style-name="P3"><text:span text:style-name="T3"/></text:p>
      <text:p text:style-name="P3"><text:span text:style-name="T3">Desire and cravings are the source of all suffering. Desire is a mental activity, or thoughts and</text:span></text:p>
      <text:p text:style-name="P3"><text:span text:style-name="T3">known as citta vrrtis.</text:span></text:p>
      <text:p text:style-name="P3"><text:span text:style-name="T3">The best method is to overcome the first desire, the thought, rather than having to fight a</text:span></text:p>
      <text:p text:style-name="P3"><text:span text:style-name="T3">thousand more. Conquering this original desire will release us from this endless cycle of desire,</text:span></text:p>
      <text:p text:style-name="P3"><text:span text:style-name="T3">which leads to the cycle of gratification and sorrow when these desires are not fulfilled.</text:span></text:p>
      <text:p text:style-name="P3"><text:span text:style-name="T3">Tantra refers to "Ashta Pasha" or eight nooses . ghR^iNA (aversion), lajjA (shame), bhaya (fear),</text:span></text:p>
      <text:p text:style-name="P3"><text:span text:style-name="T3">sha~NkA (doubt), jugupsA (disgust), kula (attachment to a group based on activity), jAti</text:span></text:p>
      <text:p text:style-name="P3"><text:span text:style-name="T3">(attachment to a group based on birth) and shIla (good character and modesty!!). Kalika destroys</text:span></text:p>
      <text:p text:style-name="P3"><text:span text:style-name="T3">the eight nooses so that one can be liberated.</text:span></text:p>
      <text:p text:style-name="P3"><text:span text:style-name="T3">The eight pashas (nooses) do not necessarily block all purusharthas, but block one from moksha.</text:span></text:p>
      <text:p text:style-name="P3"><text:span text:style-name="T3">For example, aversion (ghR^iNA) to some things (e.g. aversion to some evil people or aversion to</text:span></text:p>
      <text:p text:style-name="P3"><text:span text:style-name="T3">some foods etc) is perfectly fine and one can do great dharmik things despite aversion to some</text:span></text:p>
      <text:p text:style-name="P3"><text:span text:style-name="T3">things. Shame and fear of being calling a bad person may make one do good dharmik things in</text:span></text:p>
      <text:p text:style-name="P3"><text:span text:style-name="T3">the world. So shame, fear, aversion etc. may also not stop one from dharma.</text:span></text:p>
      <text:p text:style-name="P3"><text:span text:style-name="T3">However, if any sense of shame or fear or aversion to anything is left, one cannot be liberated. The</text:span></text:p>
      <text:p text:style-name="P3"><text:span text:style-name="T3">pashas are strictly in the context of moksha (liberation). They are what block one from liberation.</text:span></text:p>
      <text:p text:style-name="P3"><text:span text:style-name="T3">They are associated with moksha. The eight pashas need to be destroyed for one to get there!</text:span></text:p>
      <text:p text:style-name="P3"><text:span text:style-name="T3">8 types of demons are described as coming to war with the Mother (Kalakeyas, mouryas etc).</text:span></text:p>
      <text:p text:style-name="P3"><text:span text:style-name="T3">They stand for these 8 pashas.</text:span></text:p>
      <text:p text:style-name="P3"><text:span text:style-name="T3">The shadripus or 6 internal enemies (kaama - desires, kridha - anger, lobha - greed, moha -</text:span></text:p>
      <text:p text:style-name="P3"><text:span text:style-name="T3">delusion, mada - wantonness, matsarya - jealosy) block one from doing one's dharma (righteous</text:span></text:p>
      <text:p text:style-name="P3"><text:span text:style-name="T3">duty) and other purusharthas. They cloud one's judgment and may make one do adharma.</text:span></text:p>
      <text:p text:style-name="P3"><text:span text:style-name="T3">The Ashta Pasha</text:span></text:p>
      <text:p text:style-name="P3"><text:span text:style-name="T3">One cannot understand liberation without first understanding what binds one. Liberation is</text:span></text:p>
      <text:p text:style-name="P3"><text:span text:style-name="T3">overcoming what binds one. What binds us and what limits our thinking? The eight bondages/</text:span></text:p>
      <text:p text:style-name="P3"><text:span text:style-name="T3">nooses (ashta pashas) are what bind us. The six enemies (shadripus) are what fight us as we try</text:span></text:p>
      <text:p text:style-name="P3"><text:span text:style-name="T3">to loosen the nooses).</text:span></text:p>
      <text:p text:style-name="P3"><text:span text:style-name="T3">As per Tantra philosophy there are 8 bondages/chains which bind soul to the Maya. These</text:span></text:p>
      <text:p text:style-name="P3"><text:span text:style-name="T3">bondages are Ghrina (Hate), Lajjaa (Shame), Bhaya (Fear, shankaa(Doubt), Jugupsaa(censure/</text:span></text:p>
      <text:p text:style-name="P3"><text:span text:style-name="T3">reproach), Kula (caste), Jaati(creed) and Sheela (Modesty). Any consciousness which is bound by</text:span></text:p>
      <text:p text:style-name="P3"><text:span text:style-name="T3">these 8 bondages is called Jiva (Individual soul) and the consciousness who is free from all these</text:span></text:p>
      <text:p text:style-name="P3"><text:span text:style-name="T3">chains is called Sadashiva (Universal consciousness - Free soul/God).</text:span></text:p>
      <text:p text:style-name="P3"><text:span text:style-name="T3">In Chapter 8 of Durga Saptshati, when Demons Chanda and Munda died, Shumbha the demon</text:span></text:p>
      <text:p text:style-name="P3"><text:span text:style-name="T3">king becomes angry and ordered his army to start attacking. He cries ," O demons, I order all</text:span></text:p>
      <text:p text:style-name="P3"><text:span text:style-name="T3">armies of Asuras alongwith 86 Udyudhas, 84 Kambus, 50 Kotiviryas, 100 Dhomras, Kalakas,</text:span></text:p>
      <text:p text:style-name="P3"><text:span text:style-name="T3">Dauhrids, Mauryas and Kalkeya demons to march for war.</text:span></text:p>
      <text:p text:style-name="P3"><text:soft-page-break/><text:span text:style-name="T3">Here Durga Saptshati reveals a great secret of Tantra and that of Universe and Maya. Demon</text:span></text:p>
      <text:p text:style-name="P3"><text:span text:style-name="T3">Shumbha which represents our EGO names 8 types of demons to win over Good. These 8 types</text:span></text:p>
      <text:p text:style-name="P3"><text:span text:style-name="T3">of demons in fact, signify the Ashtapasha which bind a person to Maya.</text:span></text:p>
      <text:p text:style-name="P3"><text:span text:style-name="T3">These 8 bondages have been reflected as 8 demon types in Saptshati and when Jiva invokes</text:span></text:p>
      <text:p text:style-name="P3"><text:span text:style-name="T3">Mother Shakti, SHE fights these demons in us and breaks the bondages created by these Asuras</text:span></text:p>
      <text:p text:style-name="P3"><text:span text:style-name="T3">and makes us free …a Sadashiva !!</text:span></text:p>
      <text:p text:style-name="P3"><text:span text:style-name="T3">The Chief demon Shumbha (depicting our Ego) is dependent on 8 demons to win the war and he</text:span></text:p>
      <text:p text:style-name="P3"><text:span text:style-name="T3">would cease to be powerful when his army is killed. Similarly Ego will cease to be once these 8</text:span></text:p>
      <text:p text:style-name="P3"><text:span text:style-name="T3">bondages are removed. Now let us look into details what these chains are.</text:span></text:p>
      <text:p text:style-name="P3"><text:span text:style-name="T3">1- ghR^iNA (hatred /aversion) : Hate is depicted by demon Udayudha. when Shumbha says 86</text:span></text:p>
      <text:p text:style-name="P3"><text:span text:style-name="T3">Udayudhas be ready, it tells us about the 86 types of hatered which aid our Ego and keeps us</text:span></text:p>
      <text:p text:style-name="P3"><text:span text:style-name="T3">away from divinity. Hatered is a double edged sword. It not only forces us not to love someone it</text:span></text:p>
      <text:p text:style-name="P3"><text:span text:style-name="T3">also nourishes our Ego telling it that it is better than the subject being hated. Ego can hate in 86</text:span></text:p>
      <text:p text:style-name="P3"><text:span text:style-name="T3">ways thus there are 86 Udayudha demons. Ten organs and Four Antakarnas, these fourteen</text:span></text:p>
      <text:p text:style-name="P3"><text:span text:style-name="T3">generate hate towards four types of living beings (trees, reptiles/insects, animals and humans).</text:span></text:p>
      <text:p text:style-name="P3"><text:span text:style-name="T3">Thus ego has total 56 types of hatered in waking state. In dream state, organs are missing hence 4</text:span></text:p>
      <text:p text:style-name="P3"><text:span text:style-name="T3">antahkarnas generate this hate for 4 types of living beings….and in dreamless state ego has 10</text:span></text:p>
      <text:p text:style-name="P3"><text:span text:style-name="T3">organs and 4 anthakarans thus all total making 86 types of hatered. These demons keep the ego</text:span></text:p>
      <text:p text:style-name="P3"><text:span text:style-name="T3">satisfied and powerful. Mother shakti when evoked, kills these 86 hates and frees our Ego from</text:span></text:p>
      <text:p text:style-name="P3"><text:span text:style-name="T3">one bondage called Hatered.</text:span></text:p>
      <text:p text:style-name="P3"><text:span text:style-name="T3">2- Lajjaa (Shame) : This bondage has been depicted by Kambu demons. Kambu is also a word for</text:span></text:p>
      <text:p text:style-name="P3"><text:span text:style-name="T3">Conch signifying the animal who hides behind the hard shell to protect himself from others. Here</text:span></text:p>
      <text:p text:style-name="P3"><text:span text:style-name="T3">Shame or hiding oneself from one's weakness and keeping away from others to save one's selfrespect.</text:span></text:p>
      <text:p text:style-name="P3"><text:span text:style-name="T3">This is also a sort of bondage on the soul. Soul hides itself behind 6 bodies and 10</text:span></text:p>
      <text:p text:style-name="P3"><text:span text:style-name="T3">organs and 4 antahkarnas, hence making its number as 84. Here Durga Saptashati very bravely</text:span></text:p>
      <text:p text:style-name="P3"><text:span text:style-name="T3">declares that these demons too are manifestations of Mother only, when it sings (in 5th chapter)</text:span></text:p>
      <text:p text:style-name="P3"><text:span text:style-name="T3">Yaa Devi sarva Bhuteshu Lajjaa rupen sansthhitaa</text:span></text:p>
      <text:p text:style-name="P3"><text:span text:style-name="T3">Namastasaye namastasaye namstasaye namoh namah</text:span></text:p>
      <text:p text:style-name="P3"><text:span text:style-name="T3">(The Mother who manifests in all jiva as Lajja please accept my respects)</text:span></text:p>
      <text:p text:style-name="P3"><text:span text:style-name="T3">But to liberate ourselves into universal consciousness, this bondage has to be removed.</text:span></text:p>
      <text:p text:style-name="P3"><text:span text:style-name="T3">3- Bhaya (Fear ) : This third bondage is depicted by demon Kautivirya. Fear of death, fear of losing</text:span></text:p>
      <text:p text:style-name="P3"><text:span text:style-name="T3">respect or nears and dears keeps the ego busy in Maya and hinders its way towards greater</text:span></text:p>
      <text:p text:style-name="P3"><text:span text:style-name="T3">awareness. Durga Saptashati says Kautivirya is numbered 50. 10 organs and 5 koshas of body are</text:span></text:p>
      <text:p text:style-name="P3"><text:span text:style-name="T3">the place where fear is generated thus making the number 50 of Kautivirya demons.</text:span></text:p>
      <text:p text:style-name="P3"><text:span text:style-name="T3">4 - Shankaa (Doubt) : this fourth bondage is shown as Dhaumra demon. All the doubts arise due</text:span></text:p>
      <text:p text:style-name="P3"><text:span text:style-name="T3">to distorted or false knowledge. Our 10 organs and 10 mahabhutas (earth, water, air, fire, ether - 5in gross and 5 in subtle plane) are their solace hence Shumbha calls for 100 dhaumra demons to</text:span></text:p>
      <text:p text:style-name="P3"><text:span text:style-name="T3">win the war.</text:span></text:p>
      <text:p text:style-name="P3"><text:span text:style-name="T3">Doubt keeps the ego busy thus keeping it entangled in Maya.</text:span></text:p>
      <text:p text:style-name="P3"><text:span text:style-name="T3">5- Jugupsa (censure/reproach/disgust) : When due to false knowledge we see others as different</text:span></text:p>
      <text:p text:style-name="P3"><text:span text:style-name="T3">from us, we censure others to prove us right. This too is treated as fifth bondage of the Soul. they</text:span></text:p>
      <text:p text:style-name="P3"><text:span text:style-name="T3">are also of 100 types as in above para.</text:span></text:p>
      <text:p text:style-name="P3"><text:span text:style-name="T3">6- kula (caste / attachment to a group based on activity) : Dauhadri demon denotes proud of being</text:span></text:p>
      <text:p text:style-name="P3"><text:span text:style-name="T3">related to one's birth. Even after listening to Brahma Gyana many times, this bondage of birth</text:span></text:p>
      <text:p text:style-name="P3"><text:span text:style-name="T3">pride does not leave us. Only Mother's kindness can kill this demon and free us from this chain.</text:span></text:p>
      <text:p text:style-name="P3"><text:span text:style-name="T3">They are also of 100 types.</text:span></text:p>
      <text:p text:style-name="P3"><text:span text:style-name="T3">7 - Jaati (creed / attachment to a group based on birth) : Demon Kalkeya denotes it. Due to false</text:span></text:p>
      <text:p text:style-name="P3"><text:span text:style-name="T3">knowledge, Jiva is proud of his body being special (e.g. human body, white or black) This bondage</text:span></text:p>
      <text:p text:style-name="P3"><text:span text:style-name="T3">is very powerful and no theroetical knowledge of God can remove this. Human souls is re-born</text:span></text:p>
      <text:p text:style-name="P3"><text:span text:style-name="T3">again and again mainly due to this bondage. They are also of 100 types</text:span></text:p>
      <text:p text:style-name="P3"><text:span text:style-name="T3">8- sheela (Modesty and good character) : This bondage is denoted by demon Maurya. The</text:span></text:p>
      <text:p text:style-name="P3"><text:span text:style-name="T3">modesty means Nature of Jiva, an idea Jiva makes about himself and the universe during the</text:span></text:p>
      <text:p text:style-name="P3"><text:span text:style-name="T3">course of his many births. This bondage is also called Rudra-Granthi. Even after attaining the</text:span></text:p>
      <text:p text:style-name="P3"><text:span text:style-name="T3">higher stages of spirituality, one is not free from this bondage and only removal of this bondage</text:span></text:p>
      <text:p text:style-name="P3"><text:span text:style-name="T3">one is established into Advaita (union with god).</text:span></text:p>
      <text:p text:style-name="P3"><text:span text:style-name="T3">An example of shri Ramakrishna paramhansa will further explain this bondage. When Guru</text:span></text:p>
      <text:p text:style-name="P3"><text:span text:style-name="T3">Totapuri met paramhansa to teach him about Advaita, and asked him to sit in samadhi, shri</text:span></text:p>
      <text:p text:style-name="P3"><text:soft-page-break/><text:span text:style-name="T3">Paramhansa saw Mother Kali only. Then guru Totapuri ordered paramhansa to take an imaginary</text:span></text:p>
      <text:p text:style-name="P3"><text:span text:style-name="T3">sword and cut the throat of Mother Kali…Paramhansa was so fond of Mother Kali that he could</text:span></text:p>
      <text:p text:style-name="P3"><text:span text:style-name="T3">not do it many times and finally when he did that, he was lost into Nirvikalpa samadhi a state of</text:span></text:p>
      <text:p text:style-name="P3"><text:span text:style-name="T3">highest consciousness. So removal of this bondage is not easy. Only god or a god-sent guru can</text:span></text:p>
      <text:p text:style-name="P3"><text:span text:style-name="T3">remove this final Bondage from Jiva.</text:span></text:p>
      <text:p text:style-name="P3"><text:span text:style-name="T3">Without removing these 8 bondages, Jiva can not know his real self. People may try to do many</text:span></text:p>
      <text:p text:style-name="P3"><text:span text:style-name="T3">types of sadhna, but these sadhnas sometimes further strengthen the bondages. We have to</text:span></text:p>
      <text:p text:style-name="P3"><text:span text:style-name="T3">remember one thing there that Moksha and bondages both are in fact imaginary. Getting out of</text:span></text:p>
      <text:p text:style-name="P3"><text:span text:style-name="T3">bondages, one would find that there was nothing called Moksha or bondage and one was already</text:span></text:p>
      <text:p text:style-name="P3"><text:span text:style-name="T3">free.</text:span></text:p>
      <text:p text:style-name="P3"><text:span text:style-name="T3">Then what is the way out to get ourselves free from these pashas? It is not easy to get rid of these</text:span></text:p>
      <text:p text:style-name="P3"><text:span text:style-name="T3">Pashas.</text:span></text:p>
      <text:p text:style-name="P3"><text:span text:style-name="T3">In B.Geeta Bhagwan Krishna says :-</text:span></text:p>
      <text:p text:style-name="P3"><text:span text:style-name="T3">Vishaya vinivartantey nirahaarasya dehina (The abstemious embodied self, of course, keeps off</text:span></text:p>
      <text:p text:style-name="P3"><text:span text:style-name="T3">sensible objects, but not necessarily the relish for them.)</text:span></text:p>
      <text:p text:style-name="P3"><text:span text:style-name="T3">Is it easy to remove these 8 chains (divided into 720 types) so easily? What is the way out then?</text:span></text:p>
      <text:p text:style-name="P3"><text:span text:style-name="T3">YES there is one way. Complete surrender to the Mother. If we, like Paramhansa present our whole</text:span></text:p>
      <text:p text:style-name="P3"><text:span text:style-name="T3">being to the Mother, we will see that these demons come forward and present themselves to the</text:span></text:p>
      <text:p text:style-name="P3"><text:span text:style-name="T3">Mother for sacrifice on the altar of our Yajna of Bhakti and liberate our soul towards greater truths.</text:span></text:p>
      <text:p text:style-name="P3"><text:span text:style-name="T3">To begin with, we have first to leave our cunningness, selfishness and our false pride and</text:span></text:p>
      <text:p text:style-name="P3"><text:span text:style-name="T3">surrender unconditionally to the Mother and request her to break our chains. Mother will not listen</text:span></text:p>
      <text:p text:style-name="P3"><text:span text:style-name="T3">to our request if we first not purify ourselves . Lord Rama says in Ramcharitmanas.</text:span></text:p>
      <text:p text:style-name="P3"><text:span text:style-name="T3">Nirmal guni jan so mohi pawa</text:span></text:p>
      <text:p text:style-name="P3"><text:span text:style-name="T3">Mohi kapat chhal chhidra na bhava</text:span></text:p>
      <text:p text:style-name="P3"><text:span text:style-name="T3">Pious and purifed souls reach me</text:span></text:p>
      <text:p text:style-name="P3"><text:span text:style-name="T3">Because I do not like cunningness, selfishness and pride</text:span></text:p>
      <text:p text:style-name="P3"><text:span text:style-name="T3">So let us begin today on the eve of Durga Ashtami with no prejudice…with no pride and with</text:span></text:p>
      <text:p text:style-name="P3"><text:span text:style-name="T3">complete surrender…</text:span></text:p>
      <text:p text:style-name="P3"><text:span text:style-name="T3">Aum Krin Kalikaye namah</text:span></text:p>
      <text:p text:style-name="P3"><text:span text:style-name="T3">Hari Aum</text:span></text:p>
      <text:p text:style-name="P3"><text:span text:style-name="T3">by Jatinder pal Sandhu</text:span></text:p>
      <text:p text:style-name="P3"><text:span text:style-name="T3">***</text:span></text:p>
      <text:p text:style-name="P3"><text:span text:style-name="T3">It is really surprising that even modesty could be a hindrance to mukti.</text:span></text:p>
      <text:p text:style-name="P3"><text:span text:style-name="T3">To understand this you must remember the fact that Advaita posits a Nirguna Brahman(An</text:span></text:p>
      <text:p text:style-name="P3"><text:span text:style-name="T3">attribute-less Brahman). Thus to realize an IDENTITY with The One that is "attribute-less" one has</text:span></text:p>
      <text:p text:style-name="P3"><text:span text:style-name="T3">TO BE attribute-less; since as jIvAtmas we are bound in the guNas, we need to "emulate"</text:span></text:p>
      <text:p text:style-name="P3"><text:span text:style-name="T3">nirguNa-hood!</text:span></text:p>
      <text:p text:style-name="P3"><text:span text:style-name="T3">That is why even a 'guna' like modesty or good character is an impediment!</text:span></text:p>
      <text:p text:style-name="P3"><text:span text:style-name="T3">It may be surprising but the example of Totapuri asking Sri Ramakrishna Paramahamsa to sever</text:span></text:p>
      <text:p text:style-name="P3"><text:span text:style-name="T3">the head of Kali is encouraging him to renounce the last vestiges of saguna bhava worship which</text:span></text:p>
      <text:p text:style-name="P3"><text:span text:style-name="T3">he was practicing. In Tantra the movement from saguna to nirguna for reaching Advaitic Oneness</text:span></text:p>
      <text:p text:style-name="P3"><text:span text:style-name="T3">is done with shocking actions. Totapuri might have assessed Sri Ramakrishna Paramahamsa's</text:span></text:p>
      <text:p text:style-name="P3"><text:span text:style-name="T3">ripeness for jIvanmukti which is possible only after you move on to nirguNa-brahman! So, he has</text:span></text:p>
      <text:p text:style-name="P3"><text:span text:style-name="T3">given this "shock-treatment" for from the vantage point of aham-brahmasmi which is the</text:span></text:p>
      <text:p text:style-name="P3"><text:span text:style-name="T3">jIvanmukta's state no attributes are to be left. Aren't we talking about the distinction between</text:span></text:p>
      <text:p text:style-name="P3"><text:span text:style-name="T3">knower-known-the process of knowing-knowledge.</text:span></text:p>
      <text:p text:style-name="P3"><text:span text:style-name="T3">by Sh. Mahadeva-Ji</text:span></text:p>
      <text:p text:style-name="P3"><text:span text:style-name="T3"/></text:p>
      <text:p text:style-name="P3"><text:span text:style-name="T3">The Slaying of Nishumbha</text:span></text:p>
      <text:p text:style-name="P3"><text:span text:style-name="T3">Nishumbha represents the attachment (mamata) to body, mind, possessions, family and</text:span></text:p>
      <text:p text:style-name="P3"><text:span text:style-name="T3">social roles, group affiliations, identity and beliefs too, among other adjuncts (upadhis).</text:span></text:p>
      <text:p text:style-name="P3"><text:span text:style-name="T3">Nishumbha represents the attachment to all its objective attributes; the concept of ‘me’,</text:span></text:p>
      <text:p text:style-name="P3"><text:span text:style-name="T3">‘mine’, ‘my’ children, spouse, or family.</text:span></text:p>
      <text:p text:style-name="P3"><text:span text:style-name="T3">This sense of attachment leads to the misidentification of the true Self.</text:span></text:p>
      <text:p text:style-name="P3"><text:span text:style-name="T3"/></text:p>
      <text:p text:style-name="P3"><text:span text:style-name="T3">The Slaying of Shumbha</text:span></text:p>
      <text:p text:style-name="P3"><text:span text:style-name="T3">Shumbha denotes the ego, the false sense of self, the limited self.</text:span></text:p>
      <text:p text:style-name="P3"><text:soft-page-break/><text:span text:style-name="T3">The Self (Atman) is not the same as non-self (anatman). It is ignorance that gives rise to</text:span></text:p>
      <text:p text:style-name="P3"><text:span text:style-name="T3">the mistaken identify that the non-self is identical to the Self.</text:span></text:p>
      <text:p text:style-name="P3"><text:span text:style-name="T3">Devi kills by piercing the asura with Her spear of knowledge (gnana). The death of the</text:span></text:p>
      <text:p text:style-name="P3"><text:span text:style-name="T3">limited ego leads to the relinquishing of a limited identity, and gaining the realisation of</text:span></text:p>
      <text:p text:style-name="P3"><text:span text:style-name="T3">the true Self.</text:span></text:p>
      <text:p text:style-name="P3"><text:span text:style-name="T3"/></text:p>
      <text:p text:style-name="P3"><text:span text:style-name="T3">The Devi said, “With a concentrated mind, whoever shall pray to me constantly with</text:span></text:p>
      <text:p text:style-name="P3"><text:span text:style-name="T3">these hymns, I shall without doubt put an end to all his troubles∙ Whoever extols my</text:span></text:p>
      <text:p text:style-name="P3"><text:span text:style-name="T3">deeds relating to the destruction of Madhu and Kaitabha, the killing of Mahishasura and</text:span></text:p>
      <text:p text:style-name="P3"><text:span text:style-name="T3">likewise the slaughter of Shumbha and Nishumbha, whoever listens devotedly with a</text:span></text:p>
      <text:p text:style-name="P3"><text:span text:style-name="T3">focused mind, to my glories sung in this Mahatmyam, on the eighth, the fourteenth and</text:span></text:p>
      <text:p text:style-name="P3"><text:span text:style-name="T3">on the ninth days of the fortnight, to them nothing bad shall happen, nor calamities that</text:span></text:p>
      <text:p text:style-name="P3"><text:span text:style-name="T3">arise from wrong doings nor poverty nor separation from beloved ones. Neither fear from</text:span></text:p>
      <text:p text:style-name="P3"><text:span text:style-name="T3">enemies, robbers, kings, nor from weapons, fire and floods. Hence this, my Mahatmyam,</text:span></text:p>
      <text:p text:style-name="P3"><text:span text:style-name="T3">must be chanted by those of concentrated minds and listened to constantly with</text:span></text:p>
      <text:p text:style-name="P3"><text:span text:style-name="T3">devotion, for it is the supreme way to well-being”.</text:span></text:p>
      <text:p text:style-name="P3"><text:span text:style-name="T3"/></text:p>
      <text:p text:style-name="P3"><text:span text:style-name="T3">I meditate upon the three-eyed</text:span></text:p>
      <text:p text:style-name="P3"><text:span text:style-name="T3">Goddess, Durga, the Reliever of</text:span></text:p>
      <text:p text:style-name="P3"><text:span text:style-name="T3">Difficulties;</text:span></text:p>
      <text:p text:style-name="P3"><text:span text:style-name="T3">the luster of her beautiful body is like</text:span></text:p>
      <text:p text:style-name="P3"><text:span text:style-name="T3">lightening. She sits upon the shoulders</text:span></text:p>
      <text:p text:style-name="P3"><text:span text:style-name="T3">of a lion and appears very fierce. Many</text:span></text:p>
      <text:p text:style-name="P3"><text:span text:style-name="T3">maidens, holding the double-edged</text:span></text:p>
      <text:p text:style-name="P3"><text:span text:style-name="T3">sword and shield in their hands are</text:span></text:p>
      <text:p text:style-name="P3"><text:span text:style-name="T3">standing at readiness to serve Her.</text:span></text:p>
      <text:p text:style-name="P3"><text:span text:style-name="T3">She holds in Her hands the discus &amp;</text:span></text:p>
      <text:p text:style-name="P3"><text:span text:style-name="T3">club, double-edged sword &amp; shield,</text:span></text:p>
      <text:p text:style-name="P3"><text:span text:style-name="T3">arrow &amp; bow, noose &amp; the mudra</text:span></text:p>
      <text:p text:style-name="P3"><text:span text:style-name="T3">connecting the thumb and pointer</text:span></text:p>
      <text:p text:style-name="P3"><text:span text:style-name="T3">fingers extended upwards, indicating</text:span></text:p>
      <text:p text:style-name="P3"><text:span text:style-name="T3">the granting of wisdom.</text:span></text:p>
      <text:p text:style-name="P3"><text:span text:style-name="T3">Her intrinsic nature is fore, and upon</text:span></text:p>
      <text:p text:style-name="P3"><text:span text:style-name="T3">Her head, She wears the moon as a</text:span></text:p>
      <text:p text:style-name="P3"><text:span text:style-name="T3">crown.</text:span></text:p>
      <text:p text:style-name="P3"><text:span text:style-name="T3"/></text:p>
      <text:p text:style-name="P3"><text:span text:style-name="T3"/></text:p>
      <text:p text:style-name="P3"><text:span text:style-name="T3">In this hymn, the Goddess expresses Her primary place as the source and power of all that exists in the</text:span></text:p>
      <text:p text:style-name="P3"><text:span text:style-name="T3">vast universe, including the Gods themselves. She also asserts Her identity as the absolute One – all</text:span></text:p>
      <text:p text:style-name="P3"><text:span text:style-name="T3">the Gods are but facets and expressions of Her ultimate divine presence.</text:span></text:p>
      <text:p text:style-name="P3"><text:span text:style-name="T3">She also expresses Her grace, affirming that She sustains not only the sadhaka – one who has</text:span></text:p>
      <text:p text:style-name="P3"><text:span text:style-name="T3">accepted a guru with humility and sincerely practices with the goal of liberation – but also those who</text:span></text:p>
      <text:p text:style-name="P3"><text:span text:style-name="T3">deny Her or are totally unaware of Her existence.</text:span></text:p>
      <text:p text:style-name="P3"><text:span text:style-name="T3">For those who are truly devoted and committed to spiritual discipline, Devi says that She obliterates the</text:span></text:p>
      <text:p text:style-name="P3"><text:span text:style-name="T3">obstacles to their progress and spiritual awakening.</text:span></text:p>
      <text:p text:style-name="P3"><text:span text:style-name="T3">Finally, Devi proclaims Herself to be the source (yoni) of all creation, the source of creative power itself,</text:span></text:p>
      <text:p text:style-name="P3"><text:span text:style-name="T3">and reveals Herself as both immanent and transcendent being, consciousness as well as manifested</text:span></text:p>
      <text:p text:style-name="P3"><text:span text:style-name="T3">reality. Ultimately, Devi is all that is, both manifest and unmanifest, embracing and surpassing the limits</text:span></text:p>
      <text:p text:style-name="P3"><text:span text:style-name="T3">of the limitless universe.</text:span></text:p>
      <text:p text:style-name="P3"><text:span text:style-name="T3">See the deity as Self. See that the deity fills everyone and everything. See that the entire universes</text:span></text:p>
      <text:p text:style-name="P3"><text:span text:style-name="T3">exists within that deity. Have no desires and just surrender to that deity.</text:span></text:p>
      <text:p text:style-name="P3"><text:span text:style-name="T3"/></text:p>
      <text:p text:style-name="P3"><text:span text:style-name="T3"/></text:p>
      <text:p text:style-name="P3"><text:span text:style-name="T3">Commentary</text:span></text:p>
      <text:p text:style-name="P3"><text:span text:style-name="T3">by Dr. Satya</text:span></text:p>
      <text:p text:style-name="P3"><text:span text:style-name="T3">Prakash Choudary</text:span></text:p>
      <text:p text:style-name="P3"><text:span text:style-name="T3"/></text:p>
      <text:p text:style-name="P3"><text:soft-page-break/><text:span text:style-name="T3">SECTION 1</text:span></text:p>
      <text:p text:style-name="P3"><text:span text:style-name="T3">First episode</text:span></text:p>
      <text:p text:style-name="P3"><text:span text:style-name="T3">Pradhama Carita</text:span></text:p>
      <text:p text:style-name="P3"><text:span text:style-name="T3">Chapter 1</text:span></text:p>
      <text:p text:style-name="P3"><text:span text:style-name="T3">Two unlucky losers meet in a forest. The first is a king by the</text:span></text:p>
      <text:p text:style-name="P3"><text:span text:style-name="T3">name of Suratha who protected his people treating them as</text:span></text:p>
      <text:p text:style-name="P3"><text:span text:style-name="T3">his own children. He is defeated in a battle by enemies though</text:span></text:p>
      <text:p text:style-name="P3"><text:span text:style-name="T3">they were a small force. On his return to his kingdom he is</text:span></text:p>
      <text:p text:style-name="P3"><text:span text:style-name="T3">again attacked by powerful enemies. The king now bereft of</text:span></text:p>
      <text:p text:style-name="P3"><text:span text:style-name="T3">strength is further robbed of his treasury and army by his own</text:span></text:p>
      <text:p text:style-name="P3"><text:span text:style-name="T3">wicked ministers. Deprived of his kingdom, king Suratha rides</text:span></text:p>
      <text:p text:style-name="P3"><text:span text:style-name="T3">alone on horseback into a dense forest. There he comes to the</text:span></text:p>
      <text:p text:style-name="P3"><text:span text:style-name="T3">hermitage of sage Medhas. Graced by the disciples of the sage</text:span></text:p>
      <text:p text:style-name="P3"><text:span text:style-name="T3">the hermitage is inhabited by wild beasts tamed of their</text:span></text:p>
      <text:p text:style-name="P3"><text:span text:style-name="T3">ferocity. After spending some time at the hermitage, overcome</text:span></text:p>
      <text:p text:style-name="P3"><text:span text:style-name="T3">by a deep attachment to what he considered as his own, the</text:span></text:p>
      <text:p text:style-name="P3"><text:span text:style-name="T3">king is worried about his kingdom, his chief elephant, his</text:span></text:p>
      <text:p text:style-name="P3"><text:span text:style-name="T3">followers and his treasury.</text:span></text:p>
      <text:p text:style-name="P3"><text:span text:style-name="T3">Overcome with attachment, he thought, “I do not know</text:span></text:p>
      <text:p text:style-name="P3"><text:span text:style-name="T3">whether the capital which was well guarded by my ancestors</text:span></text:p>
      <text:p text:style-name="P3"><text:span text:style-name="T3">and recently deserted by me is being guarded righteously or</text:span></text:p>
      <text:p text:style-name="P3"><text:span text:style-name="T3">not by my servants of evil conduct. I do not know what care</text:span></text:p>
      <text:p text:style-name="P3"><text:span text:style-name="T3">my chief elephant, heroic and always elated, and now fallen</text:span></text:p>
      <text:p text:style-name="P3"><text:span text:style-name="T3">into the hands of my foes, will get. Those who were my</text:span></text:p>
      <text:p text:style-name="P3"><text:span text:style-name="T3">constant followers and received favour, riches and food from</text:span></text:p>
      <text:p text:style-name="P3"><text:span text:style-name="T3">me, now certainly render service to other kings. The treasures</text:span></text:p>
      <text:p text:style-name="P3"><text:span text:style-name="T3">which I gathered with great difficulty will be squandered by</text:span></text:p>
      <text:p text:style-name="P3"><text:span text:style-name="T3">those ceaseless spendthrifts addicted to improper</text:span></text:p>
      <text:p text:style-name="P3"><text:span text:style-name="T3">expenditures”.</text:span></text:p>
      <text:p text:style-name="P3"><text:span text:style-name="T3">Near the hermitage of the sage the king saw a merchant, and</text:span></text:p>
      <text:p text:style-name="P3"><text:span text:style-name="T3">asked him: “Who are you? What is the reason for your coming</text:span></text:p>
      <text:p text:style-name="P3"><text:span text:style-name="T3">here? Wherefore do you appear as if afflicted with grief and</text:span></text:p>
      <text:p text:style-name="P3"><text:span text:style-name="T3">depressed in mind?” Hearing the empathetic enquiry of the</text:span></text:p>
      <text:p text:style-name="P3"><text:span text:style-name="T3">king, the merchant bowed respectfully and replied to the king.</text:span></text:p>
      <text:p text:style-name="P3"><text:span text:style-name="T3">“I am a merchant named Samadhi, born in a wealthy family. I</text:span></text:p>
      <text:p text:style-name="P3"><text:span text:style-name="T3">have been cast out by my unworthy sons and wife, through</text:span></text:p>
      <text:p text:style-name="P3"><text:span text:style-name="T3">greed for my wealth. My wife and sons have misappropriated</text:span></text:p>
      <text:p text:style-name="P3"><text:span text:style-name="T3">my riches, and made me devoid of wealth. Cast out by my</text:span></text:p>
      <text:p text:style-name="P3"><text:span text:style-name="T3">trusted kinsmen, I have come to the forest grief-stricken.</text:span></text:p>
      <text:p text:style-name="P3"><text:span text:style-name="T3">Dwelling here, I do not know anything about the welfare of</text:span></text:p>
      <text:p text:style-name="P3"><text:span text:style-name="T3">my sons, kinsmen and wife. How are my sons? Are they of</text:span></text:p>
      <text:p text:style-name="P3"><text:span text:style-name="T3">good conduct or of or evil ways?”</text:span></text:p>
      <text:p text:style-name="P3"><text:span text:style-name="T3">Thereupon the king asked the merchant, “Why is your mind</text:span></text:p>
      <text:p text:style-name="P3"><text:span text:style-name="T3">affectionately attached to those covetous folks, your sons, wife</text:span></text:p>
      <text:p text:style-name="P3"><text:span text:style-name="T3">and others, who have deprived you of your wealth?” The</text:span></text:p>
      <text:p text:style-name="P3"><text:span text:style-name="T3">merchant replied, “This very thought has occurred to me, just</text:span></text:p>
      <text:p text:style-name="P3"><text:span text:style-name="T3"/></text:p>
      <text:p text:style-name="P3"><text:span text:style-name="T3">as you have uttered it. But what can I do? Unable to detach</text:span></text:p>
      <text:p text:style-name="P3"><text:span text:style-name="T3">my mind bears deep affection to those very persons who have</text:span></text:p>
      <text:p text:style-name="P3"><text:span text:style-name="T3">driven me out in their greed for wealth, abandoning love for a</text:span></text:p>
      <text:p text:style-name="P3"><text:span text:style-name="T3">father and attachment to one's master and kinsmen. Although</text:span></text:p>
      <text:p text:style-name="P3"><text:span text:style-name="T3">I know it I do not comprehend how the mind is prone to love</text:span></text:p>
      <text:p text:style-name="P3"><text:span text:style-name="T3">even towards worthless kinsmen? On account of them I heave</text:span></text:p>
      <text:p text:style-name="P3"><text:span text:style-name="T3">heavy sighs and feel dejected. What can I do since my mind</text:span></text:p>
      <text:p text:style-name="P3"><text:span text:style-name="T3">does not become harsh towards those unloving ones?”</text:span></text:p>
      <text:p text:style-name="P3"><text:span text:style-name="T3">Then the merchant Samadhi and the noble king Suratha</text:span></text:p>
      <text:p text:style-name="P3"><text:span text:style-name="T3">together approached sage Medhas and after observing the</text:span></text:p>
      <text:p text:style-name="P3"><text:soft-page-break/><text:span text:style-name="T3">etiquette worthy of him and as was proper, they sat down and</text:span></text:p>
      <text:p text:style-name="P3"><text:span text:style-name="T3">conversed with him. The king said: “Sir, I wish to ask you one</text:span></text:p>
      <text:p text:style-name="P3"><text:span text:style-name="T3">thing. Pray, reply to it. Not being under the control of my</text:span></text:p>
      <text:p text:style-name="P3"><text:span text:style-name="T3">intellect, my mind is afflicted with grief. Though I have lost</text:span></text:p>
      <text:p text:style-name="P3"><text:span text:style-name="T3">the kingdom, I have an attachment to all the paraphernalia of</text:span></text:p>
      <text:p text:style-name="P3"><text:span text:style-name="T3">my kingdom. Though I know the actuality how is this sense of</text:span></text:p>
      <text:p text:style-name="P3"><text:span text:style-name="T3">‘mine’ afflicting me like an ignorant man, O best of sages? And</text:span></text:p>
      <text:p text:style-name="P3"><text:span text:style-name="T3">this merchant has been disowned by his children, wife and</text:span></text:p>
      <text:p text:style-name="P3"><text:span text:style-name="T3">servants, and forsaken by his own people; still he is</text:span></text:p>
      <text:p text:style-name="P3"><text:span text:style-name="T3">inordinately affectionate towards them. Thus both he and I,</text:span></text:p>
      <text:p text:style-name="P3"><text:span text:style-name="T3">drawn by attachment towards objects whose defects we do</text:span></text:p>
      <text:p text:style-name="P3"><text:span text:style-name="T3">know, are exceedingly unhappy. How is it that even the</text:span></text:p>
      <text:p text:style-name="P3"><text:span text:style-name="T3">knowledgeable are deluded? This delusion besets me as well</text:span></text:p>
      <text:p text:style-name="P3"><text:span text:style-name="T3">as him, blinded as we are in our ability to discern.”</text:span></text:p>
      <text:p text:style-name="P3"><text:span text:style-name="T3">As his name implies (medhas: intelligence or wisdom), sage</text:span></text:p>
      <text:p text:style-name="P3"><text:span text:style-name="T3">Medhas is a wise man, the seer who knows. Here knowledge,</text:span></text:p>
      <text:p text:style-name="P3"><text:span text:style-name="T3">intelligence and wisdom are not merely intellectual but</text:span></text:p>
      <text:p text:style-name="P3"><text:span text:style-name="T3">intuitive and insightful as well. The wise sage does not start</text:span></text:p>
      <text:p text:style-name="P3"><text:span text:style-name="T3">advising them directly. Instead he addresses their</text:span></text:p>
      <text:p text:style-name="P3"><text:span text:style-name="T3">predicament indirectly as a wise counsellor would in this sort</text:span></text:p>
      <text:p text:style-name="P3"><text:span text:style-name="T3">of a situation.</text:span></text:p>
      <text:p text:style-name="P3"><text:span text:style-name="T3">The sage replied to the king’s query as follows. “Sir, every</text:span></text:p>
      <text:p text:style-name="P3"><text:span text:style-name="T3">being has the knowledge of objects perceivable by the senses</text:span></text:p>
      <text:p text:style-name="P3"><text:span text:style-name="T3">in various ways. Some beings are blind by day, and others are</text:span></text:p>
      <text:p text:style-name="P3"><text:span text:style-name="T3">blind by night; some beings have equal sight both by day and</text:span></text:p>
      <text:p text:style-name="P3"><text:span text:style-name="T3">night. Human beings are certainly endowed with knowledge,</text:span></text:p>
      <text:p text:style-name="P3"><text:span text:style-name="T3">but they are not the only beings to be so endowed, for cattle,</text:span></text:p>
      <text:p text:style-name="P3"><text:span text:style-name="T3">birds, animals and other creatures too cognise. The</text:span></text:p>
      <text:p text:style-name="P3"><text:span text:style-name="T3">knowledge that men have, birds and beasts also have; and</text:span></text:p>
      <text:p text:style-name="P3"><text:span text:style-name="T3">what they have men also possess; and the rest like eating and</text:span></text:p>
      <text:p text:style-name="P3"><text:span text:style-name="T3">sleeping is common to both of them. Look at these birds,</text:span></text:p>
      <text:p text:style-name="P3"><text:span text:style-name="T3">though they are themselves afflicted by hunger and are aware</text:span></text:p>
      <text:p text:style-name="P3"><text:span text:style-name="T3">of it, because of delusion, they are engaged in feeding grains</text:span></text:p>
      <text:p text:style-name="P3"><text:span text:style-name="T3">into the beaks of their young ones. Human beings too are,</text:span></text:p>
      <text:p text:style-name="P3"><text:span text:style-name="T3">attached to their children expecting in return. Do you not see</text:span></text:p>
      <text:p text:style-name="P3"><text:span text:style-name="T3">this?”</text:span></text:p>
      <text:p text:style-name="P3"><text:span text:style-name="T3">“Even so men are hurled into the whirlpool of attachment, the</text:span></text:p>
      <text:p text:style-name="P3"><text:span text:style-name="T3">pit of delusion, through the power of Mahamaya the Great</text:span></text:p>
      <text:p text:style-name="P3"><text:span text:style-name="T3">delusion, who makes the continuance of the cycle of worldly</text:span></text:p>
      <text:p text:style-name="P3"><text:span text:style-name="T3">existence possible. Marvel not at this. This Mahamaya is the</text:span></text:p>
      <text:p text:style-name="P3"><text:span text:style-name="T3">Yoganidra, the Superconscient sleep of Vishnu, the Lord of</text:span></text:p>
      <text:p text:style-name="P3"><text:span text:style-name="T3">the world. It is by her the world is deluded. Verily she, the</text:span></text:p>
      <text:p text:style-name="P3"><text:span text:style-name="T3">Bhagavati, the Mahamaya entangles humans into delusion</text:span></text:p>
      <text:p text:style-name="P3"><text:span text:style-name="T3">forcibly drawing the minds of even the wise. She creates this</text:span></text:p>
      <text:p text:style-name="P3"><text:span text:style-name="T3">entire universe, both moving and unmoving. It is she who,</text:span></text:p>
      <text:p text:style-name="P3"><text:span text:style-name="T3">when propitious, grants the best to humans and shows the</text:span></text:p>
      <text:p text:style-name="P3"><text:span text:style-name="T3"/></text:p>
      <text:p text:style-name="P3"><text:span text:style-name="T3">way for their final liberation. She is the supreme knowledge,</text:span></text:p>
      <text:p text:style-name="P3"><text:span text:style-name="T3">the cause of final liberation, and eternal; she is the cause of</text:span></text:p>
      <text:p text:style-name="P3"><text:span text:style-name="T3">the bondage of transmigration (samsara) and the sovereign</text:span></text:p>
      <text:p text:style-name="P3"><text:span text:style-name="T3">over all lords”.</text:span></text:p>
      <text:p text:style-name="P3"><text:span text:style-name="T3">The king said, “Venerable sir, who is that Devi whom you call</text:span></text:p>
      <text:p text:style-name="P3"><text:span text:style-name="T3">Mahamaya? How did she come into being, and what is her</text:span></text:p>
      <text:p text:style-name="P3"><text:span text:style-name="T3">sphere of action, O sage? What constitutes her nature? What</text:span></text:p>
      <text:p text:style-name="P3"><text:span text:style-name="T3">is her form? Wherefrom did she originate? All that I wish to</text:span></text:p>
      <text:p text:style-name="P3"><text:span text:style-name="T3">hear from you, O you supreme among the knowers of</text:span></text:p>
      <text:p text:style-name="P3"><text:span text:style-name="T3">Brahman.” The seer replied, “That Goddess is eternal, without</text:span></text:p>
      <text:p text:style-name="P3"><text:soft-page-break/><text:span text:style-name="T3">beginning. The entire world is her embodiment. By her all this</text:span></text:p>
      <text:p text:style-name="P3"><text:span text:style-name="T3">is pervaded. Nevertheless she incarnates in manifold ways;</text:span></text:p>
      <text:p text:style-name="P3"><text:span text:style-name="T3">hear it from me. Though she is eternal, she is said to be born</text:span></text:p>
      <text:p text:style-name="P3"><text:span text:style-name="T3">in the world, whenever she manifests herself in order to</text:span></text:p>
      <text:p text:style-name="P3"><text:span text:style-name="T3">accomplish the purposes of the devas.”</text:span></text:p>
      <text:p text:style-name="P3"><text:span text:style-name="T3">Thereafter the sage narrates the first myth related to the</text:span></text:p>
      <text:p text:style-name="P3"><text:span text:style-name="T3">manifestation of the Devi in her universal form as Maya or</text:span></text:p>
      <text:p text:style-name="P3"><text:span text:style-name="T3">YogaMaya. Here the Devi is central to the creation myth. She</text:span></text:p>
      <text:p text:style-name="P3"><text:span text:style-name="T3">is the power that induces Lord Vishnu’s deep slumber on the</text:span></text:p>
      <text:p text:style-name="P3"><text:span text:style-name="T3">waters of the cosmic ocean prior to the manifestation of the</text:span></text:p>
      <text:p text:style-name="P3"><text:span text:style-name="T3">Universe, in its continuous cycles of manifestation and</text:span></text:p>
      <text:p text:style-name="P3"><text:span text:style-name="T3">dissolution. Each such cycle of creative manifestation,</text:span></text:p>
      <text:p text:style-name="P3"><text:span text:style-name="T3">sustenance and dissolution constitutes a Kalpa.</text:span></text:p>
      <text:p text:style-name="P3"><text:span text:style-name="T3">At the end of a Kalpa when the universe was one vast stretch</text:span></text:p>
      <text:p text:style-name="P3"><text:span text:style-name="T3">of ocean with the waters of the deluge, the adorable Lord</text:span></text:p>
      <text:p text:style-name="P3"><text:span text:style-name="T3">Vishnu was in a state of deep mystic sleep (yoganidra),</text:span></text:p>
      <text:p text:style-name="P3"><text:span text:style-name="T3">stretched out on Adi Sesha the thousand hooded primal</text:span></text:p>
      <text:p text:style-name="P3"><text:span text:style-name="T3">serpent of Time. Two terrible demons Madhu and Kaitabha,</text:span></text:p>
      <text:p text:style-name="P3"><text:span text:style-name="T3">sprung into being from the ear wax or waste (mala) of</text:span></text:p>
      <text:p text:style-name="P3"><text:span text:style-name="T3">Vishnu's ears, and sought to slay Brahma, the father of beings.</text:span></text:p>
      <text:p text:style-name="P3"><text:span text:style-name="T3">Brahma who is sitting in the lotus at Vishnu's navel, then</text:span></text:p>
      <text:p text:style-name="P3"><text:span text:style-name="T3">extols the Great Goddess Yoganidra requesting her to</text:span></text:p>
      <text:p text:style-name="P3"><text:span text:style-name="T3">withdraw from Vishnu so he may awaken and slay the</text:span></text:p>
      <text:p text:style-name="P3"><text:span text:style-name="T3">demons.</text:span></text:p>
      <text:p text:style-name="P3"><text:span text:style-name="T3">This hymn by Brahma (Brahma-stuti), also known as the</text:span></text:p>
      <text:p text:style-name="P3"><text:span text:style-name="T3">Tantrika Ratri Suktam is the first of the four famous hymns in</text:span></text:p>
      <text:p text:style-name="P3"><text:span text:style-name="T3">the Devi Mahatmyam. The Devi is extolled by Brahma as the</text:span></text:p>
      <text:p text:style-name="P3"><text:span text:style-name="T3">incomparable Goddess -Vishnu’s Yoganidra, the queen of</text:span></text:p>
      <text:p text:style-name="P3"><text:span text:style-name="T3">cosmos, the supporter of the worlds, the cause of the</text:span></text:p>
      <text:p text:style-name="P3"><text:span text:style-name="T3">sustenance and dissolution alike.</text:span></text:p>
      <text:p text:style-name="P3"><text:span text:style-name="T3">There upon, the Devi who herself causes delusion, withdrew</text:span></text:p>
      <text:p text:style-name="P3"><text:span text:style-name="T3">herself from every part of Vishnu’s body, and appeared before</text:span></text:p>
      <text:p text:style-name="P3"><text:span text:style-name="T3">Brahma, who takes birth from the Unmanifest. Released from</text:span></text:p>
      <text:p text:style-name="P3"><text:span text:style-name="T3">the influence of YogaMaya, Lord Vishnu awoke and saw those</text:span></text:p>
      <text:p text:style-name="P3"><text:span text:style-name="T3">two evil demons Madhu and Kaitabha, of exceeding power,</text:span></text:p>
      <text:p text:style-name="P3"><text:span text:style-name="T3">with eyes red in anger, endeavouring to devour Brahma.</text:span></text:p>
      <text:p text:style-name="P3"><text:span text:style-name="T3">Thereupon the all-pervading Lord Vishnu got up and fought</text:span></text:p>
      <text:p text:style-name="P3"><text:span text:style-name="T3">with the two demons for five thousand years, using his own</text:span></text:p>
      <text:p text:style-name="P3"><text:span text:style-name="T3">arms as weapons. The two demons, frenzied with their</text:span></text:p>
      <text:p text:style-name="P3"><text:span text:style-name="T3">exceeding power, and deluded by Goddess Mahamaya,</text:span></text:p>
      <text:p text:style-name="P3"><text:span text:style-name="T3">exclaimed to Vishnu, “Ask a boon from us”.</text:span></text:p>
      <text:p text:style-name="P3"><text:span text:style-name="T3">How intoxicating and blinding can power and strength be!</text:span></text:p>
      <text:p text:style-name="P3"><text:span text:style-name="T3">Lord Vishnu said “If you are satisfied with me, you must both</text:span></text:p>
      <text:p text:style-name="P3"><text:span text:style-name="T3">be slain by me now. What need is there of any other boon</text:span></text:p>
      <text:p text:style-name="P3"><text:span text:style-name="T3"/></text:p>
      <text:p text:style-name="P3"><text:span text:style-name="T3">here?” The two demons thus bewitched by Mahamaya, gazing</text:span></text:p>
      <text:p text:style-name="P3"><text:span text:style-name="T3">at the entire world turned into water, told the lotus eyed Lord</text:span></text:p>
      <text:p text:style-name="P3"><text:span text:style-name="T3">Vishnu, “Slay us at the spot where the earth is not flooded</text:span></text:p>
      <text:p text:style-name="P3"><text:span text:style-name="T3">with water”. Saying “Be it so”, Lord Vishnu, the great wielder</text:span></text:p>
      <text:p text:style-name="P3"><text:span text:style-name="T3">of conch, discus and mace, took them on His loins and there</text:span></text:p>
      <text:p text:style-name="P3"><text:span text:style-name="T3">severed their heads with His discus. Thus Mahamaya herself</text:span></text:p>
      <text:p text:style-name="P3"><text:span text:style-name="T3">appeared when praised by Brahma.</text:span></text:p>
      <text:p text:style-name="P3"><text:span text:style-name="T3">Thus ends the first chapter -“The slaying of Madhu and</text:span></text:p>
      <text:p text:style-name="P3"><text:span text:style-name="T3">Kaitabha” - of Devi Mahatmya in Markandeya Purana. The</text:span></text:p>
      <text:p text:style-name="P3"><text:span text:style-name="T3">first chapter is the only chapter of the first episode. In this</text:span></text:p>
      <text:p text:style-name="P3"><text:span text:style-name="T3">chapter the stage is set for the narration of the glory of the</text:span></text:p>
      <text:p text:style-name="P3"><text:span text:style-name="T3">Goddess through another story, that of two losers-namely the</text:span></text:p>
      <text:p text:style-name="P3"><text:soft-page-break/><text:span text:style-name="T3">king and the merchant. The slaying of Madhu and Kaitabha is</text:span></text:p>
      <text:p text:style-name="P3"><text:span text:style-name="T3">also narrated in the same chapter by sage Medhas to the</text:span></text:p>
      <text:p text:style-name="P3"><text:span text:style-name="T3">deposed king Suratha and the ruined merchant Samadhi.</text:span></text:p>
      <text:p text:style-name="P3"><text:span text:style-name="T3"/></text:p>
      <text:p text:style-name="P3"><text:span text:style-name="T3">SECTION 2</text:span></text:p>
      <text:p text:style-name="P3"><text:span text:style-name="T3">Second Episode</text:span></text:p>
      <text:p text:style-name="P3"><text:span text:style-name="T3">Mahishasuramardhini</text:span></text:p>
      <text:p text:style-name="P3"><text:span text:style-name="T3">myth</text:span></text:p>
      <text:p text:style-name="P3"><text:span text:style-name="T3">This is the second episode where the same Adi Sakti manifests</text:span></text:p>
      <text:p text:style-name="P3"><text:span text:style-name="T3">Herself as Durga and overcomes Mahishasura the buffalo</text:span></text:p>
      <text:p text:style-name="P3"><text:span text:style-name="T3">headed demon who is half human and half beast. The demon</text:span></text:p>
      <text:p text:style-name="P3"><text:span text:style-name="T3">is partly a pasu (animal or beast) and partly a human and thus</text:span></text:p>
      <text:p text:style-name="P3"><text:span text:style-name="T3">has the dangerous ability to disrupt cosmic order and</text:span></text:p>
      <text:p text:style-name="P3"><text:span text:style-name="T3">harmony. Overcoming this powerful combination of beastly</text:span></text:p>
      <text:p text:style-name="P3"><text:span text:style-name="T3">nature and human competence requires a fiery and dynamic</text:span></text:p>
      <text:p text:style-name="P3"><text:span text:style-name="T3">form of Shakti, one that can combat worldly rajas through</text:span></text:p>
      <text:p text:style-name="P3"><text:span text:style-name="T3">divine rajas.</text:span></text:p>
      <text:p text:style-name="P3"><text:span text:style-name="T3">Technically the Primal form of the Mother that presides over</text:span></text:p>
      <text:p text:style-name="P3"><text:span text:style-name="T3">Rajas is referred to as Maha Lakshmi whose coral complexion</text:span></text:p>
      <text:p text:style-name="P3"><text:span text:style-name="T3">identifies Her clearly as the Devi’s Rajasic vyashti.</text:span></text:p>
      <text:p text:style-name="P3"><text:span text:style-name="T3">Mahishasura too is the epitome of Rajas. But unlike the Devi’s</text:span></text:p>
      <text:p text:style-name="P3"><text:span text:style-name="T3">divine rajas, Mahishasura’s rajas is of a negative nature. His</text:span></text:p>
      <text:p text:style-name="P3"><text:span text:style-name="T3">rajasic energy controls him and impels him to destructive</text:span></text:p>
      <text:p text:style-name="P3"><text:span text:style-name="T3">acts, whereas Durga controls her own fiery splendor. She is an</text:span></text:p>
      <text:p text:style-name="P3"><text:span text:style-name="T3">embodiment of the wrath of all the gods. Her rajas is</text:span></text:p>
      <text:p text:style-name="P3"><text:span text:style-name="T3">protective of her devotees and intent on destroying evil. Her</text:span></text:p>
      <text:p text:style-name="P3"><text:span text:style-name="T3">anger is divine anger that fights the demons.</text:span></text:p>
      <text:p text:style-name="P3"><text:span text:style-name="T3">Of the three gunas only Rajas has two faces or two dimensions</text:span></text:p>
      <text:p text:style-name="P3"><text:span text:style-name="T3">to it. One is a purely negative and gross expression that seeks</text:span></text:p>
      <text:p text:style-name="P3"><text:span text:style-name="T3">material pleasures while the other is a divine and subtle</text:span></text:p>
      <text:p text:style-name="P3"><text:span text:style-name="T3">expression that takes the individual inward, closer to the</text:span></text:p>
      <text:p text:style-name="P3"><text:span text:style-name="T3">Supreme Being. Both are goal oriented except that demoniac</text:span></text:p>
      <text:p text:style-name="P3"><text:span text:style-name="T3">rajas seeks only kama (desire or craving) and artha (material</text:span></text:p>
      <text:p text:style-name="P3"><text:span text:style-name="T3">prosperity) while divine rajas seeks the fulfilment of righteous</text:span></text:p>
      <text:p text:style-name="P3"><text:span text:style-name="T3">desires, all round divine prosperity and eventually moksha</text:span></text:p>
      <text:p text:style-name="P3"><text:span text:style-name="T3">(the reference here is to the four goals of life). This difference</text:span></text:p>
      <text:p text:style-name="P3"><text:span text:style-name="T3">in the direction of focus or goal is the main difference between</text:span></text:p>
      <text:p text:style-name="P3"><text:span text:style-name="T3">the two types of rajas. Rajas can bridge Tamas and Sattva.</text:span></text:p>
      <text:p text:style-name="P3"><text:span text:style-name="T3">Lower order Rajas is closer to Tamas, while higher order</text:span></text:p>
      <text:p text:style-name="P3"><text:span text:style-name="T3">Rajas is closer to Sattva. Lower order Rajas serves the purpose</text:span></text:p>
      <text:p text:style-name="P3"><text:span text:style-name="T3">of Tamas and is potentially in danger of pulling us into the</text:span></text:p>
      <text:p text:style-name="P3"><text:span text:style-name="T3">quagmire of Tamas. Higher order Rajas serves the purpose of</text:span></text:p>
      <text:p text:style-name="P3"><text:span text:style-name="T3">enabling Sattvavajaya or enabling Sattva to take over the</text:span></text:p>
      <text:p text:style-name="P3"><text:span text:style-name="T3">other gunas.</text:span></text:p>
      <text:p text:style-name="P3"><text:span text:style-name="T3"/></text:p>
      <text:p text:style-name="P3"><text:span text:style-name="T3">Esoteric meaning of the battle between the gods and</text:span></text:p>
      <text:p text:style-name="P3"><text:span text:style-name="T3">the demons.</text:span></text:p>
      <text:p text:style-name="P3"><text:span text:style-name="T3">First let us examine the theme of the battles between the gods</text:span></text:p>
      <text:p text:style-name="P3"><text:span text:style-name="T3">and the demons as revealed in the Bhagavad Gita, the</text:span></text:p>
      <text:p text:style-name="P3"><text:span text:style-name="T3">Upanishads and Adi Shankara’s commentary. The word</text:span></text:p>
      <text:p text:style-name="P3"><text:span text:style-name="T3">Sanskrit word for gods is ‘devah’, which denotes light or the</text:span></text:p>
      <text:p text:style-name="P3"><text:span text:style-name="T3">function of illumining. Commenting on the verse</text:span></text:p>
      <text:p text:style-name="P3"><text:span text:style-name="T3">“dev.sur.havaiyatrasa.yetire”</text:span></text:p>
      <text:p text:style-name="P3"><text:span text:style-name="T3">(Chandogya Upanishad, 1. 2. 1), Adi Shankara affirms that the</text:span></text:p>
      <text:p text:style-name="P3"><text:span text:style-name="T3">gods stand for such functions of the senses (indriya vrttis) as</text:span></text:p>
      <text:p text:style-name="P3"><text:span text:style-name="T3">are illumined by scriptures. The demons or asuras who are</text:span></text:p>
      <text:p text:style-name="P3"><text:span text:style-name="T3">opposed to the gods, stand for tendencies that are opposite to</text:span></text:p>
      <text:p text:style-name="P3"><text:soft-page-break/><text:span text:style-name="T3">the illumining functions, and are of the nature of darkness.</text:span></text:p>
      <text:p text:style-name="P3"><text:span text:style-name="T3">Thus the war between the gods and the demons actually refers</text:span></text:p>
      <text:p text:style-name="P3"><text:span text:style-name="T3">to the perpetual conflict between the forces of light and</text:span></text:p>
      <text:p text:style-name="P3"><text:span text:style-name="T3">darkness, between righteous and unrighteous urges. Thus</text:span></text:p>
      <text:p text:style-name="P3"><text:span text:style-name="T3">there are two opposing psychic forces within all of us. The</text:span></text:p>
      <text:p text:style-name="P3"><text:span text:style-name="T3">roots of these two types of urges are traced to the Sanchita</text:span></text:p>
      <text:p text:style-name="P3"><text:span text:style-name="T3">karmas of innumerable lives. While we experience only</text:span></text:p>
      <text:p text:style-name="P3"><text:span text:style-name="T3">Prarabdha karmas allotted for a particular lifetime, the</text:span></text:p>
      <text:p text:style-name="P3"><text:span text:style-name="T3">Sanchita karmas indirectly influence us as our samskaras.</text:span></text:p>
      <text:p text:style-name="P3"><text:span text:style-name="T3">Esoterically speaking the gods symbolise the positive</text:span></text:p>
      <text:p text:style-name="P3"><text:span text:style-name="T3">samskaras of innumerable lifetimes resulting from all the</text:span></text:p>
      <text:p text:style-name="P3"><text:span text:style-name="T3">righteous karmas that are oriented towards the Supreme Self,</text:span></text:p>
      <text:p text:style-name="P3"><text:span text:style-name="T3">while the demons symbolise the negative samskaras of</text:span></text:p>
      <text:p text:style-name="P3"><text:span text:style-name="T3">innumerable lifetimes resulting from all the unrighteous</text:span></text:p>
      <text:p text:style-name="P3"><text:span text:style-name="T3">karmas that are contrary and in conducive to our orientation</text:span></text:p>
      <text:p text:style-name="P3"><text:span text:style-name="T3">to the Supreme Self. Thus interpreting the battles between the</text:span></text:p>
      <text:p text:style-name="P3"><text:span text:style-name="T3">gods and demons on these lines is in order wherever</text:span></text:p>
      <text:p text:style-name="P3"><text:span text:style-name="T3">references to the battles between the gods and the demons</text:span></text:p>
      <text:p text:style-name="P3"><text:span text:style-name="T3">occur in the Vedas and the Puranas. The righteous and</text:span></text:p>
      <text:p text:style-name="P3"><text:span text:style-name="T3">unrighteous samskaras have also been referred to as daiva</text:span></text:p>
      <text:p text:style-name="P3"><text:span text:style-name="T3">sampada (divine wealth or divine tendencies) and asura</text:span></text:p>
      <text:p text:style-name="P3"><text:span text:style-name="T3">sampada (demoniac wealth or demoniac tendencies) in the</text:span></text:p>
      <text:p text:style-name="P3"><text:span text:style-name="T3">Bhagavad Gita (in the sixteenth chapter titled ‘daivasura</text:span></text:p>
      <text:p text:style-name="P3"><text:span text:style-name="T3">sampdvibhaga yogah’). Here Divine tendencies have been</text:span></text:p>
      <text:p text:style-name="P3"><text:span text:style-name="T3">referred to as Divine wealth (sampada: wealth) and demoniac</text:span></text:p>
      <text:p text:style-name="P3"><text:span text:style-name="T3">tendencies as demoniac wealth. Elaborating this idea further</text:span></text:p>
      <text:p text:style-name="P3"><text:span text:style-name="T3">the Bhagavad Gita declares that the Divine are deemed for</text:span></text:p>
      <text:p text:style-name="P3"><text:span text:style-name="T3">liberation or Self-realization and the demoniac for bondage.</text:span></text:p>
      <text:p text:style-name="P3"><text:span text:style-name="T3">Returning back to Mahishasura’s myth, the Devi Mahatmyam</text:span></text:p>
      <text:p text:style-name="P3"><text:span text:style-name="T3">tells us that long back when Mahishasura was the lord of</text:span></text:p>
      <text:p text:style-name="P3"><text:span text:style-name="T3">asuras and Indra the lord of devas, there was a war between</text:span></text:p>
      <text:p text:style-name="P3"><text:span text:style-name="T3">the devas and asuras for a full hundred years. Now that we</text:span></text:p>
      <text:p text:style-name="P3"><text:span text:style-name="T3">know who the gods and demons are, it is not difficult to</text:span></text:p>
      <text:p text:style-name="P3"><text:span text:style-name="T3">understand why the span of the war is for hundred years. This</text:span></text:p>
      <text:p text:style-name="P3"><text:span text:style-name="T3">is the approximate upper limit of human life span. Thus the</text:span></text:p>
      <text:p text:style-name="P3"><text:span text:style-name="T3">conflict between the righteous and unrighteous samskaras</text:span></text:p>
      <text:p text:style-name="P3"><text:span text:style-name="T3">goes on as long as we are alive. And in that war, as the Devi</text:span></text:p>
      <text:p text:style-name="P3"><text:span text:style-name="T3">Mahatmyam tells us, the army of the gods is vanquished by</text:span></text:p>
      <text:p text:style-name="P3"><text:span text:style-name="T3">the mighty demons and Mahisasura becomes the lord of</text:span></text:p>
      <text:p text:style-name="P3"><text:span text:style-name="T3">heaven. He himself assumes the jurisdictions of Surya, Indra,</text:span></text:p>
      <text:p text:style-name="P3"><text:span text:style-name="T3">Agni, Vayu, Chandra, Yama and Varuna and of other gods too.</text:span></text:p>
      <text:p text:style-name="P3"><text:span text:style-name="T3">Now what does this mean?</text:span></text:p>
      <text:p text:style-name="P3"><text:span text:style-name="T3"/></text:p>
      <text:p text:style-name="P3"><text:span text:style-name="T3">As already stated the gods are the presiding deities for various</text:span></text:p>
      <text:p text:style-name="P3"><text:span text:style-name="T3">indriyas and their functions-Surya over eyes, Indra hands,</text:span></text:p>
      <text:p text:style-name="P3"><text:span text:style-name="T3">Agni over speech, Vayu over skin, Chandra over the mind,</text:span></text:p>
      <text:p text:style-name="P3"><text:span text:style-name="T3">Yama over anus, Varuna over tongue and so on. The gods</text:span></text:p>
      <text:p text:style-name="P3"><text:span text:style-name="T3">stand for the respective indriya vrttis. All these senses and</text:span></text:p>
      <text:p text:style-name="P3"><text:span text:style-name="T3">their functions are hijacked by Rajo-guna serving the purpose</text:span></text:p>
      <text:p text:style-name="P3"><text:span text:style-name="T3">of nourishing asuric tendencies. This is the meaning of</text:span></text:p>
      <text:p text:style-name="P3"><text:span text:style-name="T3">Mahishasura assuming lordship over all jurisdictions of the</text:span></text:p>
      <text:p text:style-name="P3"><text:span text:style-name="T3">gods. Under the influence of Rajo-guna all psychological and</text:span></text:p>
      <text:p text:style-name="P3"><text:span text:style-name="T3">sensory functions are focused only on the gross and the</text:span></text:p>
      <text:p text:style-name="P3"><text:span text:style-name="T3">material, having lost the original orientation to the Supreme</text:span></text:p>
      <text:p text:style-name="P3"><text:span text:style-name="T3">Being. The task, therefore, is to once again reclaim the</text:span></text:p>
      <text:p text:style-name="P3"><text:span text:style-name="T3">original state. But this can be achieved only by uniting</text:span></text:p>
      <text:p text:style-name="P3"><text:span text:style-name="T3">together all the powers of the gods and orienting them back to</text:span></text:p>
      <text:p text:style-name="P3"><text:soft-page-break/><text:span text:style-name="T3">the Supreme Being. This is exactly what happens in the story.</text:span></text:p>
      <text:p text:style-name="P3"><text:span text:style-name="T3"/></text:p>
      <text:p text:style-name="P3"><text:span text:style-name="T3">The vanquished gods collectively surrendering to the</text:span></text:p>
      <text:p text:style-name="P3"><text:span text:style-name="T3">Devi</text:span></text:p>
      <text:p text:style-name="P3"><text:span text:style-name="T3">The gods first approach Brahma who leads them to Vishnu</text:span></text:p>
      <text:p text:style-name="P3"><text:span text:style-name="T3">and Shiva. There is a significance in the gods first approaching</text:span></text:p>
      <text:p text:style-name="P3"><text:span text:style-name="T3">Brahma. As per Hindu mythology Brahma was born from a</text:span></text:p>
      <text:p text:style-name="P3"><text:span text:style-name="T3">lotus that grew at Lord Vishnu’s navel. Here Vishnu signifies</text:span></text:p>
      <text:p text:style-name="P3"><text:span text:style-name="T3">Consciousness while the lotus signifies flowering or</text:span></text:p>
      <text:p text:style-name="P3"><text:span text:style-name="T3">blossoming of Consciousness. Brahma being born from the</text:span></text:p>
      <text:p text:style-name="P3"><text:span text:style-name="T3">nabhikamala (navel chakra) of Vishnu is clearly a Puranic</text:span></text:p>
      <text:p text:style-name="P3"><text:span text:style-name="T3">allusion to Kundalini and the Chakras. The nabhi is the vedic</text:span></text:p>
      <text:p text:style-name="P3"><text:span text:style-name="T3">equivalent to what is known as known as the Manipura chakra</text:span></text:p>
      <text:p text:style-name="P3"><text:span text:style-name="T3">in the tantric system. Below the manipura chakra is asura</text:span></text:p>
      <text:p text:style-name="P3"><text:span text:style-name="T3">kshetra (field of demoniac consciousness), while daiva kshetra</text:span></text:p>
      <text:p text:style-name="P3"><text:span text:style-name="T3">(field of divine consciousness) starts from manipura. Thus the</text:span></text:p>
      <text:p text:style-name="P3"><text:span text:style-name="T3">very awareness of the conflict between the righteous and</text:span></text:p>
      <text:p text:style-name="P3"><text:span text:style-name="T3">unrighteous samskaras and the need to overcome asuric</text:span></text:p>
      <text:p text:style-name="P3"><text:span text:style-name="T3">samskaras, starts with the manipura. Now that spiritual</text:span></text:p>
      <text:p text:style-name="P3"><text:span text:style-name="T3">awareness has started blossoming it will lead to the coming</text:span></text:p>
      <text:p text:style-name="P3"><text:span text:style-name="T3">together of all the spiritual samskaras, the coming together of</text:span></text:p>
      <text:p text:style-name="P3"><text:span text:style-name="T3">the powers of the gods. Brahma leads the gods to Vishnu and</text:span></text:p>
      <text:p text:style-name="P3"><text:span text:style-name="T3">Shiva. Vishnu and Shiva too symbolise specific psychological</text:span></text:p>
      <text:p text:style-name="P3"><text:span text:style-name="T3">functions like the other gods. In the symbolism of Devi</text:span></text:p>
      <text:p text:style-name="P3"><text:span text:style-name="T3">Mahatmyam, the Devi is obviously the Supreme Being or</text:span></text:p>
      <text:p text:style-name="P3"><text:span text:style-name="T3">Supreme Self, whereas Vishnu and Shiva symbolise prana</text:span></text:p>
      <text:p text:style-name="P3"><text:span text:style-name="T3">shakti and gnana shakti respectively.</text:span></text:p>
      <text:p text:style-name="P3"><text:span text:style-name="T3">What happens when all the powers of all the gods come</text:span></text:p>
      <text:p text:style-name="P3"><text:span text:style-name="T3">together? As the Devi Mahatmyam reveals, all the radiance</text:span></text:p>
      <text:p text:style-name="P3"><text:span text:style-name="T3">from all the gods coalesced into the auspicious form of the</text:span></text:p>
      <text:p text:style-name="P3"><text:span text:style-name="T3">Goddess. The tejas that emerges from the gods is not their</text:span></text:p>
      <text:p text:style-name="P3"><text:span text:style-name="T3">creation but the Devi’s natural indwelling presence. Thus</text:span></text:p>
      <text:p text:style-name="P3"><text:span text:style-name="T3">what coalesces into the Devi’s auspicious form is actually Her</text:span></text:p>
      <text:p text:style-name="P3"><text:span text:style-name="T3">own power. The gods do not relinquish their power or</text:span></text:p>
      <text:p text:style-name="P3"><text:span text:style-name="T3">weapons, even as their varied powers reunite in the Devi. This</text:span></text:p>
      <text:p text:style-name="P3"><text:span text:style-name="T3">is a sublime philosophical abstraction of simultaneous divine</text:span></text:p>
      <text:p text:style-name="P3"><text:span text:style-name="T3">immanence and transcendence. Now that the collective power</text:span></text:p>
      <text:p text:style-name="P3"><text:span text:style-name="T3">of the gods is united against Mahishasura and his armies, the</text:span></text:p>
      <text:p text:style-name="P3"><text:span text:style-name="T3">gods can be assured of their inevitable victory.</text:span></text:p>
      <text:p text:style-name="P3"><text:span text:style-name="T3">Mahishasura and his Generals-Rajo-guna and its Asura</text:span></text:p>
      <text:p text:style-name="P3"><text:span text:style-name="T3">sampada Mahishasura symbolises the powerful combination</text:span></text:p>
      <text:p text:style-name="P3"><text:span text:style-name="T3">of human competence and beastly nature. As already stated</text:span></text:p>
      <text:p text:style-name="P3"><text:span text:style-name="T3">he stands for Rajo-guna. While Kaitabha is also rajas, he</text:span></text:p>
      <text:p text:style-name="P3"><text:span text:style-name="T3">comes as a twin of Madhu (tamas), at the level of origination.</text:span></text:p>
      <text:p text:style-name="P3"><text:span text:style-name="T3">Unlike Kaitabha who is of the nature of rajas, Mahishasura is</text:span></text:p>
      <text:p text:style-name="P3"><text:span text:style-name="T3">the epitome of Rajo-guna. He has sixteen asuras who lead</text:span></text:p>
      <text:p text:style-name="P3"><text:span text:style-name="T3">various battalions of armies. They stand for various demoniac</text:span></text:p>
      <text:p text:style-name="P3"><text:span text:style-name="T3">traits or tendencies and are Mahishasura’s assets or wealth.</text:span></text:p>
      <text:p text:style-name="P3"><text:span text:style-name="T3">Together they are all asura sampada or demoniac wealth or</text:span></text:p>
      <text:p text:style-name="P3"><text:span text:style-name="T3">assets (see the chapter on Daiva sampada and Asura sampada</text:span></text:p>
      <text:p text:style-name="P3"><text:span text:style-name="T3">for more).</text:span></text:p>
      <text:p text:style-name="P3"><text:span text:style-name="T3">If Mahishasura has to be subdued his generals have to be</text:span></text:p>
      <text:p text:style-name="P3"><text:span text:style-name="T3">eliminated first, his demoniac wealth has to be destroyed first.</text:span></text:p>
      <text:p text:style-name="P3"><text:span text:style-name="T3">But the asura armies vastly outnumber the gods. Commenting</text:span></text:p>
      <text:p text:style-name="P3"><text:span text:style-name="T3">on the Brhadaranyaka Upanishad’s (1, 3) account of a similar</text:span></text:p>
      <text:p text:style-name="P3"><text:span text:style-name="T3">conflict between the gods and the demons Adi Shankara tells</text:span></text:p>
      <text:p text:style-name="P3"><text:span text:style-name="T3">us that the gods are always less in number while the demons</text:span></text:p>
      <text:p text:style-name="P3"><text:soft-page-break/><text:span text:style-name="T3">are more. So what to do? There is only one way out-absolute</text:span></text:p>
      <text:p text:style-name="P3"><text:span text:style-name="T3"/></text:p>
      <text:p text:style-name="P3"><text:span text:style-name="T3">surrender to the Supreme Goddess. Nothing less than total</text:span></text:p>
      <text:p text:style-name="P3"><text:span text:style-name="T3">surrender will bail them out of their difficulty. And this is</text:span></text:p>
      <text:p text:style-name="P3"><text:span text:style-name="T3">precisely what the gods do.</text:span></text:p>
      <text:p text:style-name="P3"><text:span text:style-name="T3">As already stated if Mahishasura has to be subdued his</text:span></text:p>
      <text:p text:style-name="P3"><text:span text:style-name="T3">generals have to be eliminated first, his demoniac wealth has</text:span></text:p>
      <text:p text:style-name="P3"><text:span text:style-name="T3">to be destroyed first. Hence the Goddess and her lion start</text:span></text:p>
      <text:p text:style-name="P3"><text:span text:style-name="T3">destroying these asuras one by one. While each of the sixteen</text:span></text:p>
      <text:p text:style-name="P3"><text:span text:style-name="T3">asura generals and their esoteric significance is important in</text:span></text:p>
      <text:p text:style-name="P3"><text:span text:style-name="T3">its own way, two among them deserve special mention-</text:span></text:p>
      <text:p text:style-name="P3"><text:span text:style-name="T3">Durdhara and Durmukha who fight till the last. Only after</text:span></text:p>
      <text:p text:style-name="P3"><text:span text:style-name="T3">Durdhara and Durmukha are destroyed can the Goddess</text:span></text:p>
      <text:p text:style-name="P3"><text:span text:style-name="T3">finally fight the asura lord Mahishasura. In fact they find place</text:span></text:p>
      <text:p text:style-name="P3"><text:span text:style-name="T3">even in the Mahishasuramardhini stotram (‘durdharadharii</text:span></text:p>
      <text:p text:style-name="P3"><text:span text:style-name="T3">durmukhamarii hararate’ ). Such is their negative significance</text:span></text:p>
      <text:p text:style-name="P3"><text:span text:style-name="T3">for spiritual life.</text:span></text:p>
      <text:p text:style-name="P3"><text:span text:style-name="T3">If Mahishasura is Rajas, Durdhara and Durmukha are ‘desire’</text:span></text:p>
      <text:p text:style-name="P3"><text:span text:style-name="T3">and ‘anger’. As the Bhagavad Gita (3. 37) affirms, Rajas begets</text:span></text:p>
      <text:p text:style-name="P3"><text:span text:style-name="T3">desire and anger. In fact most often anger is related to desire.</text:span></text:p>
      <text:p text:style-name="P3"><text:span text:style-name="T3">When the fulfilment of desire (Kama) is frustrated by an</text:span></text:p>
      <text:p text:style-name="P3"><text:span text:style-name="T3">obstacle, frustration turns into anger (Krodha). Desire itself is</text:span></text:p>
      <text:p text:style-name="P3"><text:span text:style-name="T3">rooted in Rajas and aggravates it further. In fact ‘Durdhara’</text:span></text:p>
      <text:p text:style-name="P3"><text:span text:style-name="T3">literally means ‘irresistible’ while ‘Durmukha’ means ugly or</text:span></text:p>
      <text:p text:style-name="P3"><text:span text:style-name="T3">hideous or bad faced. True enough it is very difficult to resist</text:span></text:p>
      <text:p text:style-name="P3"><text:span text:style-name="T3">desire, while anger transforms the most beautiful face into a</text:span></text:p>
      <text:p text:style-name="P3"><text:span text:style-name="T3">hideous one! (‘Durmukha’ can also mean ‘bad-mouthed’ or</text:span></text:p>
      <text:p text:style-name="P3"><text:span text:style-name="T3">‘abusive’ which too denotes anger) Desire is by nature</text:span></text:p>
      <text:p text:style-name="P3"><text:span text:style-name="T3">insatiable and is the most important of the six inner enemies</text:span></text:p>
      <text:p text:style-name="P3"><text:span text:style-name="T3">(arishadvargas) along with its comrade-Anger (Krodha). Since</text:span></text:p>
      <text:p text:style-name="P3"><text:span text:style-name="T3">Rajas begets desire and anger, they are the last to go before</text:span></text:p>
      <text:p text:style-name="P3"><text:span text:style-name="T3">Rajas. That is why they fight till the last. Once desire is</text:span></text:p>
      <text:p text:style-name="P3"><text:span text:style-name="T3">eliminated, Sattva guna (the Divine forces of Light) can easily</text:span></text:p>
      <text:p text:style-name="P3"><text:span text:style-name="T3">prevail over Rajo guna.</text:span></text:p>
      <text:p text:style-name="P3"><text:span text:style-name="T3">However do not underestimate Mahishasura (Rajo-guna) and</text:span></text:p>
      <text:p text:style-name="P3"><text:span text:style-name="T3">his army. Rajo guna (Mahishasura) and its associated vrttis</text:span></text:p>
      <text:p text:style-name="P3"><text:span text:style-name="T3">(Mahishasura’s armies) wield great power over the psyche.</text:span></text:p>
      <text:p text:style-name="P3"><text:span text:style-name="T3">They are the result of the impressions of innumerable</text:span></text:p>
      <text:p text:style-name="P3"><text:span text:style-name="T3">lifetimes and choices made in those lives, choices that have</text:span></text:p>
      <text:p text:style-name="P3"><text:span text:style-name="T3">become embedded in our psyche as stubborn psychological</text:span></text:p>
      <text:p text:style-name="P3"><text:span text:style-name="T3">traits. To make matters worse most of us waste away this</text:span></text:p>
      <text:p text:style-name="P3"><text:span text:style-name="T3">precious life without any conscious awareness of what is</text:span></text:p>
      <text:p text:style-name="P3"><text:span text:style-name="T3">happening within. As the Bhagavad Gita (7. 19) reveals, it is</text:span></text:p>
      <text:p text:style-name="P3"><text:span text:style-name="T3">only at the end of innumerable births that the wise person</text:span></text:p>
      <text:p text:style-name="P3"><text:span text:style-name="T3">takes refuge in the Supreme Being, realising that the Supreme</text:span></text:p>
      <text:p text:style-name="P3"><text:span text:style-name="T3">Being is all that is. And rare is such a great soul. Most of us</text:span></text:p>
      <text:p text:style-name="P3"><text:span text:style-name="T3">carry on with our deluded lives without realising that life is</text:span></text:p>
      <text:p text:style-name="P3"><text:span text:style-name="T3">not just about relationships, money, power and material</text:span></text:p>
      <text:p text:style-name="P3"><text:span text:style-name="T3">pursuits. For the majority spiritual life is only an extension of</text:span></text:p>
      <text:p text:style-name="P3"><text:span text:style-name="T3">the deep-rooted material approach. Even those who are</text:span></text:p>
      <text:p text:style-name="P3"><text:span text:style-name="T3">interested have only a shallow interest, quite often it being a</text:span></text:p>
      <text:p text:style-name="P3"><text:span text:style-name="T3">mere coping mechanism for the stress of daily living. For</text:span></text:p>
      <text:p text:style-name="P3"><text:span text:style-name="T3">some spirituality is a pursuit that they reserve for their old</text:span></text:p>
      <text:p text:style-name="P3"><text:span text:style-name="T3">age, for their retired lives.</text:span></text:p>
      <text:p text:style-name="P3"><text:span text:style-name="T3">Compelled by our asuric tendencies we waste the best time of</text:span></text:p>
      <text:p text:style-name="P3"><text:span text:style-name="T3">our lives pursuing purely material goals, wasting away our</text:span></text:p>
      <text:p text:style-name="P3"><text:span text:style-name="T3">greatest potential, postponing it continually. It is only a few</text:span></text:p>
      <text:p text:style-name="P3"><text:soft-page-break/><text:span text:style-name="T3"/></text:p>
      <text:p text:style-name="P3"><text:span text:style-name="T3">wise ones who awaken to the truth that the Supreme Being is</text:span></text:p>
      <text:p text:style-name="P3"><text:span text:style-name="T3">all that is, that have a conscious awareness of the war between</text:span></text:p>
      <text:p text:style-name="P3"><text:span text:style-name="T3">the gods and the demons. Bringing this inner conflict into</text:span></text:p>
      <text:p text:style-name="P3"><text:span text:style-name="T3">conscious awareness, the serious practitioner surrenders</text:span></text:p>
      <text:p text:style-name="P3"><text:span text:style-name="T3">completely to the Supreme Goddess just as the gods did in the</text:span></text:p>
      <text:p text:style-name="P3"><text:span text:style-name="T3">Devi Mahatmyam. Progressively the gods are reinstated in</text:span></text:p>
      <text:p text:style-name="P3"><text:span text:style-name="T3">their rightful place by the replacement of asuric wealth with</text:span></text:p>
      <text:p text:style-name="P3"><text:span text:style-name="T3">divine wealth. This needs the grace of Mahalakshmi who can</text:span></text:p>
      <text:p text:style-name="P3"><text:span text:style-name="T3">bestow daiva sampada or divine wealth to Her devotee. The</text:span></text:p>
      <text:p text:style-name="P3"><text:span text:style-name="T3">practitioner who is endowed with divine wealth is now fit for</text:span></text:p>
      <text:p text:style-name="P3"><text:span text:style-name="T3">attaining liberation. Even if one does not attain liberation in</text:span></text:p>
      <text:p text:style-name="P3"><text:span text:style-name="T3">this birth, the samskaras and the merit acquired during this</text:span></text:p>
      <text:p text:style-name="P3"><text:span text:style-name="T3">lifetime are carried in a potential form into the next lives</text:span></text:p>
      <text:p text:style-name="P3"><text:span text:style-name="T3">when they shall bear fruit automatically. However for those</text:span></text:p>
      <text:p text:style-name="P3"><text:span text:style-name="T3">who are unwavering from the goal the accumulation of divine</text:span></text:p>
      <text:p text:style-name="P3"><text:span text:style-name="T3">wealth shall set them free in this very life. Spiritual victory is</text:span></text:p>
      <text:p text:style-name="P3"><text:span text:style-name="T3">in sight.</text:span></text:p>
      <text:p text:style-name="P3"><text:span text:style-name="T3">126</text:span></text:p>
      <text:p text:style-name="P3"><text:span text:style-name="T3"/></text:p>
      <text:p text:style-name="P3"><text:span text:style-name="T3">Mahishasura’s eightfold fury</text:span></text:p>
      <text:p text:style-name="P3"><text:span text:style-name="T3">Returning back to Mahishasura’s myth, seeing his armies</text:span></text:p>
      <text:p text:style-name="P3"><text:span text:style-name="T3">destroyed by the Devi an enraged Mahishasura starts</text:span></text:p>
      <text:p text:style-name="P3"><text:span text:style-name="T3">terrifying the Devi’s hosts. And how does Mahishasura</text:span></text:p>
      <text:p text:style-name="P3"><text:span text:style-name="T3">destroy the Devi’s forces-in eight ways. These eight ways are</text:span></text:p>
      <text:p text:style-name="P3"><text:span text:style-name="T3">the purely negative expression of rajas. Hitting some by</text:span></text:p>
      <text:p text:style-name="P3"><text:span text:style-name="T3">muzzle, trampling some by the hooves, lashing at some with</text:span></text:p>
      <text:p text:style-name="P3"><text:span text:style-name="T3">his tail, tearing others with his horns, by sheer speed, by</text:span></text:p>
      <text:p text:style-name="P3"><text:span text:style-name="T3">bellowing, by wheeling, and by the blast of his breath,</text:span></text:p>
      <text:p text:style-name="P3"><text:span text:style-name="T3">Mahishasura destroyed the Devi’s forces. This eightfold</text:span></text:p>
      <text:p text:style-name="P3"><text:span text:style-name="T3">unleashing of Mahishasura’s rajas is comparable to eightfold</text:span></text:p>
      <text:p text:style-name="P3"><text:span text:style-name="T3">maithuna or eightfold sexual union, which a Brahmachari is</text:span></text:p>
      <text:p text:style-name="P3"><text:span text:style-name="T3">strictly advised to avoid. Here a word on Brahmacharya is in</text:span></text:p>
      <text:p text:style-name="P3"><text:span text:style-name="T3">order.</text:span></text:p>
      <text:p text:style-name="P3"><text:span text:style-name="T3">Brahmacharya means to move, learn and live in the ‘Way of</text:span></text:p>
      <text:p text:style-name="P3"><text:span text:style-name="T3">Brahman or higher Awareness’. ‘Conducting oneself in higher</text:span></text:p>
      <text:p text:style-name="P3"><text:span text:style-name="T3">awareness’ is not just about sexual continence, not just about</text:span></text:p>
      <text:p text:style-name="P3"><text:span text:style-name="T3">controlling sexual desire but about also about gaining mastery</text:span></text:p>
      <text:p text:style-name="P3"><text:span text:style-name="T3">over all the indriyas. Among other things it is also largely</text:span></text:p>
      <text:p text:style-name="P3"><text:span text:style-name="T3">about bringing the indriyas (senses) under effortless control.</text:span></text:p>
      <text:p text:style-name="P3"><text:span text:style-name="T3">Thus one of the goals of Brahmacharya is reaching a state</text:span></text:p>
      <text:p text:style-name="P3"><text:span text:style-name="T3">where one is not troubled by the indriyas anymore. However</text:span></text:p>
      <text:p text:style-name="P3"><text:span text:style-name="T3">this state of freedom from the indriyas comes effortlessly only</text:span></text:p>
      <text:p text:style-name="P3"><text:span text:style-name="T3">after intense practice or abhyasa. Till one achieves effortless</text:span></text:p>
      <text:p text:style-name="P3"><text:span text:style-name="T3">mastery over the indriyas one has to make intense efforts.</text:span></text:p>
      <text:p text:style-name="P3"><text:span text:style-name="T3">Hence initially we are advised to avoid eightfold indulgence of</text:span></text:p>
      <text:p text:style-name="P3"><text:span text:style-name="T3">the indriyas. The eight ways of sensual indulgence: Smaranam</text:span></text:p>
      <text:p text:style-name="P3"><text:span text:style-name="T3">(thinking of it), Kirtanam (talking of it), Keli (playing around),</text:span></text:p>
      <text:p text:style-name="P3"><text:span text:style-name="T3">Prekshanam (seeing), Guhya-bhashanam (talking in secrecy),</text:span></text:p>
      <text:p text:style-name="P3"><text:span text:style-name="T3">Sankalpa (wishing for), Adhyavasaya (determination</text:span></text:p>
      <text:p text:style-name="P3"><text:span text:style-name="T3">towards), Kriyanishpatti (actual accomplishment). These are</text:span></text:p>
      <text:p text:style-name="P3"><text:span text:style-name="T3">the eight ways in which Rajas destroys the divine forces before</text:span></text:p>
      <text:p text:style-name="P3"><text:span text:style-name="T3">one can even gauge its destructive influence. That is why the</text:span></text:p>
      <text:p text:style-name="P3"><text:span text:style-name="T3">unleashing of Mahishasura’s rajas too has eightfold fury. After</text:span></text:p>
      <text:p text:style-name="P3"><text:span text:style-name="T3">destroying the Devi’s forces by his eightfold rajas,</text:span></text:p>
      <text:p text:style-name="P3"><text:span text:style-name="T3">Mahishasura rushes forward to slay her lion. The Goddess</text:span></text:p>
      <text:p text:style-name="P3"><text:span text:style-name="T3">Ambika becomes enraged at this.</text:span><text:span text:style-name="T4">4</text:span></text:p>
      <text:p text:style-name="P3"><text:soft-page-break/><text:span text:style-name="T4">The lion as the sadhaka who has taken to the path of</text:span></text:p>
      <text:p text:style-name="P3"><text:span text:style-name="T4">dharma</text:span></text:p>
      <text:p text:style-name="P3"><text:span text:style-name="T4">The lion is none other than the sadhaka who has taken to the</text:span></text:p>
      <text:p text:style-name="P3"><text:span text:style-name="T4">path of dharma. It is none other than the practitioner, the jiva,</text:span></text:p>
      <text:p text:style-name="P3"><text:span text:style-name="T4">you and me. Since the devotee has already surrendered to the</text:span></text:p>
      <text:p text:style-name="P3"><text:span text:style-name="T4">Goddess and is on the path of dharma, the Mother will protect</text:span></text:p>
      <text:p text:style-name="P3"><text:span text:style-name="T4">him as her own child. Now starts the real fight between the</text:span></text:p>
      <text:p text:style-name="P3"><text:span text:style-name="T4">Devi and the lord of the asuras. To meet the challenge the</text:span></text:p>
      <text:p text:style-name="P3"><text:span text:style-name="T4">Goddess heightens Her own rajas. However unlike</text:span></text:p>
      <text:p text:style-name="P3"><text:span text:style-name="T4">Mahishasura’s destructive and egoistic rage Her anger is</text:span></text:p>
      <text:p text:style-name="P3"><text:span text:style-name="T4">divine or righteous anger that counters demoniac or</text:span></text:p>
      <text:p text:style-name="P3"><text:span text:style-name="T4">unrighteous anger. Initially the practitioner counters lower</text:span></text:p>
      <text:p text:style-name="P3"><text:span text:style-name="T4">order material rajas through higher order spiritual rajas. One</text:span></text:p>
      <text:p text:style-name="P3"><text:span text:style-name="T4">has to remove a thorn with the help of another thorn, as the</text:span></text:p>
      <text:p text:style-name="P3"><text:span text:style-name="T4">adage goes. We come across instances of the lion’s fury too, in</text:span></text:p>
      <text:p text:style-name="P3"><text:span text:style-name="T4">both the second and third episodes though more elaborately</text:span></text:p>
      <text:p text:style-name="P3"><text:span text:style-name="T4">in the third episode. This is the sadhaka’s spiritualized higher</text:span></text:p>
      <text:p text:style-name="P3"><text:span text:style-name="T4">order rajas or sattvic rajas which counters the destructive</text:span></text:p>
      <text:p text:style-name="P3"><text:span text:style-name="T4">influence of material lower order rajas of the asuras. The two</text:span></text:p>
      <text:p text:style-name="P3"><text:span text:style-name="T4">faces of rajas is an interesting theme that the Devi</text:span></text:p>
      <text:p text:style-name="P3"><text:span text:style-name="T4">Mahatmyam portrays time and again through powerful</text:span></text:p>
      <text:p text:style-name="P3"><text:span text:style-name="T4">metaphors.</text:span></text:p>
      <text:p text:style-name="P3"><text:span text:style-name="T4"/></text:p>
      <text:p text:style-name="P3"><text:span text:style-name="T4">Mahishasura changing his form many times before</text:span></text:p>
      <text:p text:style-name="P3"><text:span text:style-name="T4">finally being beheaded</text:span></text:p>
      <text:p text:style-name="P3"><text:span text:style-name="T4">During the combat Mahishasura changes his form many</text:span></text:p>
      <text:p text:style-name="P3"><text:span text:style-name="T4">times, undergoing a series of metamorphosis. This is the very</text:span></text:p>
      <text:p text:style-name="P3"><text:span text:style-name="T4">nature of desire, of rajas. We think that we have rooted out a</text:span></text:p>
      <text:p text:style-name="P3"><text:span text:style-name="T4">particular psychological compulsion only to discover that it</text:span></text:p>
      <text:p text:style-name="P3"><text:span text:style-name="T4">still existent albeit in a different form. We move from one</text:span></text:p>
      <text:p text:style-name="P3"><text:span text:style-name="T4">addiction to another, from one compulsive behaviour to</text:span></text:p>
      <text:p text:style-name="P3"><text:span text:style-name="T4">another, as long as the original inner emotional issue is not</text:span></text:p>
      <text:p text:style-name="P3"><text:span text:style-name="T4">resolved. The Devi’s weapons appear ineffectual as long as</text:span></text:p>
      <text:p text:style-name="P3"><text:span text:style-name="T4">Mahishasura keeps changing forms. She triumphs over him</text:span></text:p>
      <text:p text:style-name="P3"><text:span text:style-name="T4">only when he emerges in his original form, as She pins him</text:span></text:p>
      <text:p text:style-name="P3"><text:span text:style-name="T4">down under her foot. Only then does She behead him finally</text:span></text:p>
      <text:p text:style-name="P3"><text:span text:style-name="T4">with Her sword, destroying the deadly combination of human</text:span></text:p>
      <text:p text:style-name="P3"><text:span text:style-name="T4">competence and beastly nature.</text:span></text:p>
      <text:p text:style-name="P3"><text:span text:style-name="T4">Mahishasura’s episode reveals that through active struggle,</text:span></text:p>
      <text:p text:style-name="P3"><text:span text:style-name="T4">through divine rajas, we can overcome enslavement to the</text:span></text:p>
      <text:p text:style-name="P3"><text:span text:style-name="T4">indriyas, and live righteously in harmony with the world. It</text:span></text:p>
      <text:p text:style-name="P3"><text:span text:style-name="T4">also reveals to us the two faces of rajas and the two kinds of</text:span></text:p>
      <text:p text:style-name="P3"><text:span text:style-name="T4">wealth that we may seek in our lives. One is divine while the</text:span></text:p>
      <text:p text:style-name="P3"><text:span text:style-name="T4">other is demoniac. Those who seek demoniac wealth take to</text:span></text:p>
      <text:p text:style-name="P3"><text:span text:style-name="T4">the purely negative and demoniac expression of rajas and are</text:span></text:p>
      <text:p text:style-name="P3"><text:span text:style-name="T4">deemed to be bound further and to suffer in the quagmire of</text:span></text:p>
      <text:p text:style-name="P3"><text:span text:style-name="T4">perpetual desire, while those who take to a positive expression</text:span></text:p>
      <text:p text:style-name="P3"><text:span text:style-name="T4">of rajas seek divine wealth and are eventually deemed for</text:span></text:p>
      <text:p text:style-name="P3"><text:span text:style-name="T4">liberation from suffering of all kinds.</text:span></text:p>
      <text:p text:style-name="P3"><text:span text:style-name="T4"/></text:p>
      <text:p text:style-name="P3"><text:span text:style-name="T4">SECTION 3</text:span></text:p>
      <text:p text:style-name="P3"><text:span text:style-name="T4">Third Episode</text:span></text:p>
      <text:p text:style-name="P3"><text:span text:style-name="T4">By the time we come to the third episode the demons are</text:span></text:p>
      <text:p text:style-name="P3"><text:span text:style-name="T4">more complex and subtler. This time the chief demons are</text:span></text:p>
      <text:p text:style-name="P3"><text:span text:style-name="T4">Sumbha (Asmita: “I”/ “Me”, the pseudo-self) and Nisumbha</text:span></text:p>
      <text:p text:style-name="P3"><text:span text:style-name="T4">(Mamata: “Mine”, the attachment to things that the false self</text:span></text:p>
      <text:p text:style-name="P3"><text:span text:style-name="T4">clings to) who along with their generals Canda (pra-vrtti or</text:span></text:p>
      <text:p text:style-name="P3"><text:soft-page-break/><text:span text:style-name="T4">extraverted psychic energy), Munda (ni-vritti or introverted</text:span></text:p>
      <text:p text:style-name="P3"><text:span text:style-name="T4">psychic energy), Dhumralochana (distorted perception) and</text:span></text:p>
      <text:p text:style-name="P3"><text:span text:style-name="T4">Raktabija (citta vrttis or incessant compulsive thought</text:span></text:p>
      <text:p text:style-name="P3"><text:span text:style-name="T4">processes), are a formidable force to reckon with. Overcoming</text:span></text:p>
      <text:p text:style-name="P3"><text:span text:style-name="T4">these subtler demons requires a luminous, benevolent and</text:span></text:p>
      <text:p text:style-name="P3"><text:span text:style-name="T4">beautiful manifestation, one that can enlighten and liberate.</text:span></text:p>
      <text:p text:style-name="P3"><text:span text:style-name="T4">This is the manifestation as Maha Sarasvati predominated by</text:span></text:p>
      <text:p text:style-name="P3"><text:span text:style-name="T4">Sattva.</text:span></text:p>
      <text:p text:style-name="P3"><text:span text:style-name="T4">This myth too has a familiar beginning. Two demons, named</text:span></text:p>
      <text:p text:style-name="P3"><text:span text:style-name="T4">Shumbha and Nishumbha, have dispossessed the gods,</text:span></text:p>
      <text:p text:style-name="P3"><text:span text:style-name="T4">stripped them of their powers and appropriated their wealth</text:span></text:p>
      <text:p text:style-name="P3"><text:span text:style-name="T4">and privilege. Then the gods go to mount Himalaya and extol</text:span></text:p>
      <text:p text:style-name="P3"><text:span text:style-name="T4">the Unvanquished Aparajita Devi recalling Her assurance that</text:span></text:p>
      <text:p text:style-name="P3"><text:span text:style-name="T4">She would intervene whenever remembered in times of</text:span></text:p>
      <text:p text:style-name="P3"><text:span text:style-name="T4">misfortune. Synchronistically Parvati devi comes there at the</text:span></text:p>
      <text:p text:style-name="P3"><text:span text:style-name="T4">same time to bathe in the waters of Ganga and enquires</text:span></text:p>
      <text:p text:style-name="P3"><text:span text:style-name="T4">innocently as to whom the gods are extolling. An auspicious</text:span></text:p>
      <text:p text:style-name="P3"><text:span text:style-name="T4">form of the Goddess, Kaushiki, emanates from the selfsame</text:span></text:p>
      <text:p text:style-name="P3"><text:span text:style-name="T4">Parvati and answers that the hymn is addressed to her.</text:span></text:p>
      <text:p text:style-name="P3"><text:span text:style-name="T4">Parvati becomes dark and is henceforth known as Kalika or</text:span></text:p>
      <text:p text:style-name="P3"><text:span text:style-name="T4">Kali. She will play major role in the future course of events</text:span></text:p>
      <text:p text:style-name="P3"><text:span text:style-name="T4">along with the auspicious form of Ambika. Thus the Goddess</text:span></text:p>
      <text:p text:style-name="P3"><text:span text:style-name="T4">has two forms-one auspicious and the other terrible. Parvati’s</text:span></text:p>
      <text:p text:style-name="P3"><text:span text:style-name="T4">two forms remind us of Shiva who too has a terrible form as</text:span></text:p>
      <text:p text:style-name="P3"><text:span text:style-name="T4">Rudra apart from his usual auspicious form. This twofold</text:span></text:p>
      <text:p text:style-name="P3"><text:span text:style-name="T4">complementary nature of Divinity as both the auspicious and</text:span></text:p>
      <text:p text:style-name="P3"><text:span text:style-name="T4">the terrible highlights the play of light and dark. Both are</text:span></text:p>
      <text:p text:style-name="P3"><text:span text:style-name="T4">aspects of the Supreme Being.</text:span></text:p>
      <text:p text:style-name="P3"><text:span text:style-name="T4">There are two other interesting phenomenon at work here.</text:span></text:p>
      <text:p text:style-name="P3"><text:span text:style-name="T4">First is the phenomenon of Synchronicity. Parvati seems to</text:span></text:p>
      <text:p text:style-name="P3"><text:span text:style-name="T4">come there by coincidence. Though seemingly a coincidence</text:span></text:p>
      <text:p text:style-name="P3"><text:span text:style-name="T4">her arrival then and there is very meaningful. Meaningful</text:span></text:p>
      <text:p text:style-name="P3"><text:span text:style-name="T4">coincidences are what Synchronicity is about. Synchronicity is</text:span></text:p>
      <text:p text:style-name="P3"><text:span text:style-name="T4">behind not only oracular prognostication but also how prayers</text:span></text:p>
      <text:p text:style-name="P3"><text:span text:style-name="T4">work. At times Divine intervention can be direct, displaying a</text:span></text:p>
      <text:p text:style-name="P3"><text:span text:style-name="T4">seemingly causal relation to prayers and mantras. At other</text:span></text:p>
      <text:p text:style-name="P3"><text:span text:style-name="T4">times Divine intervention occurs in a non-causal synchronistic</text:span></text:p>
      <text:p text:style-name="P3"><text:span text:style-name="T4">manner. Either ways prayers work. Most importantly we are</text:span></text:p>
      <text:p text:style-name="P3"><text:span text:style-name="T4">connected to everything else around us. Our minds and lives</text:span></text:p>
      <text:p text:style-name="P3"><text:span text:style-name="T4"/></text:p>
      <text:p text:style-name="P3"><text:span text:style-name="T4">are not separate from the minds and lives of others in the</text:span></text:p>
      <text:p text:style-name="P3"><text:span text:style-name="T4">universe. There is underlying indivisible holistic unity.</text:span></text:p>
      <text:p text:style-name="P3"><text:span text:style-name="T4">Secondly Parvati’s innocent query suggests that she is not</text:span></text:p>
      <text:p text:style-name="P3"><text:span text:style-name="T4">aware of what is happening, at least consciously. But surely, as</text:span></text:p>
      <text:p text:style-name="P3"><text:span text:style-name="T4">an embodiment of the Supreme Goddess, wouldn’t She be</text:span></text:p>
      <text:p text:style-name="P3"><text:span text:style-name="T4">consciously aware? Though not conscious, the emanation of</text:span></text:p>
      <text:p text:style-name="P3"><text:span text:style-name="T4">Kaushiki who answers Parvati is Her own Shakti, a projection</text:span></text:p>
      <text:p text:style-name="P3"><text:span text:style-name="T4">of Her own unconscious powers. At an individual conscious</text:span></text:p>
      <text:p text:style-name="P3"><text:span text:style-name="T4">level we have limited powers, limited by embodiment in a</text:span></text:p>
      <text:p text:style-name="P3"><text:span text:style-name="T4">mind-body that constrain the otherwise unbounded and</text:span></text:p>
      <text:p text:style-name="P3"><text:span text:style-name="T4">limitless reservoir of all powers. At an unconscious level we</text:span></text:p>
      <text:p text:style-name="P3"><text:span text:style-name="T4">are potentially connected to the collective. There is oneness</text:span></text:p>
      <text:p text:style-name="P3"><text:span text:style-name="T4">and abundant potential at this level. But in our normal waking</text:span></text:p>
      <text:p text:style-name="P3"><text:span text:style-name="T4">state of consciousness we are largely unaware of our</text:span></text:p>
      <text:p text:style-name="P3"><text:span text:style-name="T4">unbounded potential and our connection to the collective. In</text:span></text:p>
      <text:p text:style-name="P3"><text:span text:style-name="T4">other states of consciousness such as dream, deep sleep and</text:span></text:p>
      <text:p text:style-name="P3"><text:span text:style-name="T4">meditation we are better connected to this level. One may</text:span></text:p>
      <text:p text:style-name="P3"><text:soft-page-break/><text:span text:style-name="T4">argue that this particular context in the Devi Mahatmyam</text:span></text:p>
      <text:p text:style-name="P3"><text:span text:style-name="T4">involves the Goddess not a human being. However remember</text:span></text:p>
      <text:p text:style-name="P3"><text:span text:style-name="T4">that everything about the gods and demons has relevance for</text:span></text:p>
      <text:p text:style-name="P3"><text:span text:style-name="T4">us, for what happens in our own psyche.</text:span></text:p>
      <text:p text:style-name="P3"><text:span text:style-name="T4">The Supreme Goddess is the Mother of the Universe, identical</text:span></text:p>
      <text:p text:style-name="P3"><text:span text:style-name="T4">with the Brahman of Vedanta, and with the Atman of Yoga.</text:span></text:p>
      <text:p text:style-name="P3"><text:span text:style-name="T4">But this is at the transcendental level. No doubt the Goddess</text:span></text:p>
      <text:p text:style-name="P3"><text:span text:style-name="T4">is the Supreme Self, but She is also the collective Self. At the</text:span></text:p>
      <text:p text:style-name="P3"><text:span text:style-name="T4">relative and phenomenal level, where there is awareness of</text:span></text:p>
      <text:p text:style-name="P3"><text:span text:style-name="T4">one’s own individual personality or ego, even Her</text:span></text:p>
      <text:p text:style-name="P3"><text:span text:style-name="T4">manifestations follow the same law, the same order that is</text:span></text:p>
      <text:p text:style-name="P3"><text:span text:style-name="T4">seen in the rest of the universe. The various emanations of the</text:span></text:p>
      <text:p text:style-name="P3"><text:span text:style-name="T4">Goddess combine both the transcendental and phenomenal</text:span></text:p>
      <text:p text:style-name="P3"><text:span text:style-name="T4">levels of truth to varying degrees. It may not be inappropriate</text:span></text:p>
      <text:p text:style-name="P3"><text:span text:style-name="T4">to suggest that while ultimately at the transcendental level</text:span></text:p>
      <text:p text:style-name="P3"><text:span text:style-name="T4">She is the Supreme Self or Brahman, in her manifestations as</text:span></text:p>
      <text:p text:style-name="P3"><text:span text:style-name="T4">other goddesses She is also the Transcendental in the</text:span></text:p>
      <text:p text:style-name="P3"><text:span text:style-name="T4">Phenomenal. In other words She is the Transcendental, She is</text:span></text:p>
      <text:p text:style-name="P3"><text:span text:style-name="T4">the Phenomenal and She is also the Transcendental in the</text:span></text:p>
      <text:p text:style-name="P3"><text:span text:style-name="T4">Phenomenal. This is the uniqueness of the Shakta world-view.</text:span></text:p>
      <text:p text:style-name="P3"><text:span text:style-name="T4">Sri Ramakrishna describes how the relative or phenomenal</text:span></text:p>
      <text:p text:style-name="P3"><text:span text:style-name="T4">emerges from the absolute or transcendental and falls back</text:span></text:p>
      <text:p text:style-name="P3"><text:span text:style-name="T4">into it. Brahman may be compared to an infinite ocean,</text:span></text:p>
      <text:p text:style-name="P3"><text:span text:style-name="T4">without beginning or end. Just as, some portions of the ocean</text:span></text:p>
      <text:p text:style-name="P3"><text:span text:style-name="T4">freeze into ice through intense cold, and formless water</text:span></text:p>
      <text:p text:style-name="P3"><text:span text:style-name="T4">appears to have form, so through intense love or faith of the</text:span></text:p>
      <text:p text:style-name="P3"><text:span text:style-name="T4">devotee, Brahman appears to take on form and personality.</text:span></text:p>
      <text:p text:style-name="P3"><text:span text:style-name="T4">But the form melts away again as the sun of Knowledge rises.</text:span></text:p>
      <text:p text:style-name="P3"><text:span text:style-name="T4">Then the universe also disappears, and there is nothing but</text:span></text:p>
      <text:p text:style-name="P3"><text:span text:style-name="T4">Brahman.</text:span></text:p>
      <text:p text:style-name="P3"><text:span text:style-name="T4">The beautiful and auspicious Kaushiki form of the Goddess is</text:span></text:p>
      <text:p text:style-name="P3"><text:span text:style-name="T4">all Sattva. Unlike the slayer of Mahishasura who is the</text:span></text:p>
      <text:p text:style-name="P3"><text:span text:style-name="T4">collective embodiment of the divine anger or divine rajas of all</text:span></text:p>
      <text:p text:style-name="P3"><text:span text:style-name="T4">the gods, Kaushiki is a Sattvic manifestation. This time the</text:span></text:p>
      <text:p text:style-name="P3"><text:span text:style-name="T4">demons are even more sophisticated. Action, contemplation</text:span></text:p>
      <text:p text:style-name="P3"><text:span text:style-name="T4">and knowledge are the three stages through which we have to</text:span></text:p>
      <text:p text:style-name="P3"><text:span text:style-name="T4">pierce through the veil of Prakriti or three Gunas. Madhu-</text:span></text:p>
      <text:p text:style-name="P3"><text:span text:style-name="T4">Kaitabha are the mala (dirt or waste) from Vishnu’s ears and</text:span></text:p>
      <text:p text:style-name="P3"><text:span text:style-name="T4">thereby predominantly represent Tamas. Mahishasura and</text:span></text:p>
      <text:p text:style-name="P3"><text:span text:style-name="T4"/></text:p>
      <text:p text:style-name="P3"><text:span text:style-name="T4">his generals represent Rajo-guna. But Shumbha-Nishumbha</text:span></text:p>
      <text:p text:style-name="P3"><text:span text:style-name="T4">and their generals represent the limitation of buddhi, which is</text:span></text:p>
      <text:p text:style-name="P3"><text:span text:style-name="T4">another name for sattva. The word sattva also denotes the</text:span></text:p>
      <text:p text:style-name="P3"><text:span text:style-name="T4">mind apart from the guna of sattva. It is easy to understand</text:span></text:p>
      <text:p text:style-name="P3"><text:span text:style-name="T4">why one has to overcome tamas and rajas as it is accepted that</text:span></text:p>
      <text:p text:style-name="P3"><text:span text:style-name="T4">they are manasika doshas. But why is there a need to</text:span></text:p>
      <text:p text:style-name="P3"><text:span text:style-name="T4">transcend even Sattva, one might ask. As described in the</text:span></text:p>
      <text:p text:style-name="P3"><text:span text:style-name="T4">commentary on the first episode, the three gunas are part of</text:span></text:p>
      <text:p text:style-name="P3"><text:span text:style-name="T4">the same cosmic process of manifestation, they are part of the</text:span></text:p>
      <text:p text:style-name="P3"><text:span text:style-name="T4">same veiling power of Prakrti or Maha Maya. Together they</text:span></text:p>
      <text:p text:style-name="P3"><text:span text:style-name="T4">form the three strands that bind us to ignorance. Since Sattva</text:span></text:p>
      <text:p text:style-name="P3"><text:span text:style-name="T4">is potentially akin to a burnt rope, since it brings knowledge,</text:span></text:p>
      <text:p text:style-name="P3"><text:span text:style-name="T4">initially the ascendancy of sattva is preferred over tamas and</text:span></text:p>
      <text:p text:style-name="P3"><text:span text:style-name="T4">rajas. A rope that will sooner or later be burnt cannot bind us</text:span></text:p>
      <text:p text:style-name="P3"><text:span text:style-name="T4">for long. But till it is fully burnt even this rope can be binding.</text:span></text:p>
      <text:p text:style-name="P3"><text:span text:style-name="T4">We will examine this further using another analogy-that of a</text:span></text:p>
      <text:p text:style-name="P3"><text:span text:style-name="T4">lantern. But first let us understand Shumbha and Nishumbha.</text:span></text:p>
      <text:p text:style-name="P3"><text:soft-page-break/><text:span text:style-name="T4">The root word ‘bha’ in the names of Shumbha and Nishumbha</text:span></text:p>
      <text:p text:style-name="P3"><text:span text:style-name="T4">means ‘light’. However their light is not real like the light from</text:span></text:p>
      <text:p text:style-name="P3"><text:span text:style-name="T4">the sun. It is merely reflected light. Just as Sun represents the</text:span></text:p>
      <text:p text:style-name="P3"><text:span text:style-name="T4">self and light in astrological language, Moon represents the</text:span></text:p>
      <text:p text:style-name="P3"><text:span text:style-name="T4">mind and reflected light. Sattva is another name for the mind.</text:span></text:p>
      <text:p text:style-name="P3"><text:span text:style-name="T4">Buddhi is the highest function of the mind. However buddhi is</text:span></text:p>
      <text:p text:style-name="P3"><text:span text:style-name="T4">not the same as the Self or Atman. Shumbha is none other</text:span></text:p>
      <text:p text:style-name="P3"><text:span text:style-name="T4">than ‘Asmita’ (sense of ‘I’ or ‘Me’), the pseudo-self that</text:span></text:p>
      <text:p text:style-name="P3"><text:span text:style-name="T4">identifies the self with non-self whereas Nisumbha represents</text:span></text:p>
      <text:p text:style-name="P3"><text:span text:style-name="T4">Mamata (sense of ‘Mine’), or the attachment to things that the</text:span></text:p>
      <text:p text:style-name="P3"><text:span text:style-name="T4">false self clings to through identification with other objects.</text:span></text:p>
      <text:p text:style-name="P3"><text:span text:style-name="T4">Nishumbha is the brother of Shumbha. One follows the other</text:span></text:p>
      <text:p text:style-name="P3"><text:span text:style-name="T4">closely. Where there is this sense of ‘I’ automatically there will</text:span></text:p>
      <text:p text:style-name="P3"><text:span text:style-name="T4">be a sense of ‘mine’ as an extension of the false sense of</text:span></text:p>
      <text:p text:style-name="P3"><text:span text:style-name="T4">selfhood. That is why Shumbha and Nishumbha are</text:span></text:p>
      <text:p text:style-name="P3"><text:span text:style-name="T4">inseparable brothers.</text:span></text:p>
      <text:p text:style-name="P3"><text:span text:style-name="T4">Patanjali (Yogasutra, 2.6) defines ‘Asmita’ as</text:span></text:p>
      <text:p text:style-name="P3"><text:span text:style-name="T4">“dgdarsanasaktyorekatmatevasmita”. ‘Dg’ is the Seer or</text:span></text:p>
      <text:p text:style-name="P3"><text:span text:style-name="T4">Purusha or Pure Consciousness. ‘Darsanasakti’ denotes ‘the</text:span></text:p>
      <text:p text:style-name="P3"><text:span text:style-name="T4">power of observing’, which is none other than Buddhi or</text:span></text:p>
      <text:p text:style-name="P3"><text:span text:style-name="T4">‘intellect’. ‘Ekatmata’ means identifying as one. In other words</text:span></text:p>
      <text:p text:style-name="P3"><text:span text:style-name="T4">‘Asmita’ is the ignorance or mistake of identifying Buddhi as</text:span></text:p>
      <text:p text:style-name="P3"><text:span text:style-name="T4">Purusha or Atman. In other words misidentification of the</text:span></text:p>
      <text:p text:style-name="P3"><text:span text:style-name="T4">mind as the Self gives rise to a false sense of self. This false</text:span></text:p>
      <text:p text:style-name="P3"><text:span text:style-name="T4">sense of self is ‘Asmita’. Although it may seem that buddhi</text:span></text:p>
      <text:p text:style-name="P3"><text:span text:style-name="T4">and purusha are identical, in reality they are not. This can be</text:span></text:p>
      <text:p text:style-name="P3"><text:span text:style-name="T4">illustrated using the analogy of a lantern. If the Self is the wick</text:span></text:p>
      <text:p text:style-name="P3"><text:span text:style-name="T4">or the source of light, buddhi is the glass chimney. From a</text:span></text:p>
      <text:p text:style-name="P3"><text:span text:style-name="T4">distance though it appears as if the glass chimney is the</text:span></text:p>
      <text:p text:style-name="P3"><text:span text:style-name="T4">source of the light, close observation will reveal the burning</text:span></text:p>
      <text:p text:style-name="P3"><text:span text:style-name="T4">wick as the true source of light. Likewise a yogi whose</text:span></text:p>
      <text:p text:style-name="P3"><text:span text:style-name="T4">consciousness is functioning beyond the manomaya kosha,</text:span></text:p>
      <text:p text:style-name="P3"><text:span text:style-name="T4">knows that the mind is not identical with the Self as his</text:span></text:p>
      <text:p text:style-name="P3"><text:span text:style-name="T4">consciousness has awakened to the level of the vignanamaya</text:span></text:p>
      <text:p text:style-name="P3"><text:span text:style-name="T4">kosha.</text:span></text:p>
      <text:p text:style-name="P3"><text:span text:style-name="T4">Buddhi is the instrument of intelligence that discerns,</text:span></text:p>
      <text:p text:style-name="P3"><text:span text:style-name="T4">questions, reasons, determines and wills. Though buddhi is</text:span></text:p>
      <text:p text:style-name="P3"><text:span text:style-name="T4">the highest faculty of the human mind and possesses the</text:span></text:p>
      <text:p text:style-name="P3"><text:span text:style-name="T4">potential power of divine revelation, it is still a limited</text:span></text:p>
      <text:p text:style-name="P3"><text:span text:style-name="T4"/></text:p>
      <text:p text:style-name="P3"><text:span text:style-name="T4">manifestation of consciousness. Buddhi is also an evolute of</text:span></text:p>
      <text:p text:style-name="P3"><text:span text:style-name="T4">Prakrti and thus cannot be identical to Purusha or</text:span></text:p>
      <text:p text:style-name="P3"><text:span text:style-name="T4">Consciousness. The mind when viewed through the distorting</text:span></text:p>
      <text:p text:style-name="P3"><text:span text:style-name="T4">lens of Avidya or ignorance, becomes the basis for a false</text:span></text:p>
      <text:p text:style-name="P3"><text:span text:style-name="T4">sense of identity. This pseudo selfhood is ‘Asmita’. The basis</text:span></text:p>
      <text:p text:style-name="P3"><text:span text:style-name="T4">for ‘asmita’ is a false notion that buddhi is identical to the</text:span></text:p>
      <text:p text:style-name="P3"><text:span text:style-name="T4">Atman. However an acutely focused Sattvic buddhi is very</text:span></text:p>
      <text:p text:style-name="P3"><text:span text:style-name="T4">helpful in reflecting Self/Consciousness just as a clear</text:span></text:p>
      <text:p text:style-name="P3"><text:span text:style-name="T4">chimney can transmit the light of the wick very clearly.</text:span></text:p>
      <text:p text:style-name="P3"><text:span text:style-name="T4">Since sattvic intellect can reflect the light of Consciousness</text:span></text:p>
      <text:p text:style-name="P3"><text:span text:style-name="T4">clearly, it also poses the danger of an aspirant falsely thinking</text:span></text:p>
      <text:p text:style-name="P3"><text:span text:style-name="T4">that he has attained the Atman, that he is Self-realized. A</text:span></text:p>
      <text:p text:style-name="P3"><text:span text:style-name="T4">sattvic and refined intellect is undoubtedly very important for</text:span></text:p>
      <text:p text:style-name="P3"><text:span text:style-name="T4">reflective thinking and discernment. However that is not the</text:span></text:p>
      <text:p text:style-name="P3"><text:span text:style-name="T4">end of the path. Such a sattvic buddhi is of tremendous value</text:span></text:p>
      <text:p text:style-name="P3"><text:span text:style-name="T4">in overcoming the tyranny of tamas and rajas. So in the earlier</text:span></text:p>
      <text:p text:style-name="P3"><text:span text:style-name="T4">stages sattva is glorified. That which was desirable in the</text:span></text:p>
      <text:p text:style-name="P3"><text:soft-page-break/><text:span text:style-name="T4">earlier stages in the past is detrimental in the present. Now</text:span></text:p>
      <text:p text:style-name="P3"><text:span text:style-name="T4">even Sattva is an obstacle.</text:span></text:p>
      <text:p text:style-name="P3"><text:span text:style-name="T4">If tamas can be compared to a brick wall and rajas to stormy</text:span></text:p>
      <text:p text:style-name="P3"><text:span text:style-name="T4">winds that toss about the mind in a tempest, sattva is like a</text:span></text:p>
      <text:p text:style-name="P3"><text:span text:style-name="T4">glass wall. One can see through a glass wall, but cannot walk</text:span></text:p>
      <text:p text:style-name="P3"><text:span text:style-name="T4">through. What we see through the glass wall helps us in</text:span></text:p>
      <text:p text:style-name="P3"><text:span text:style-name="T4">inferring the presence of the light on the other side. But to</text:span></text:p>
      <text:p text:style-name="P3"><text:span text:style-name="T4">reach or merge with the source of the light one has to</text:span></text:p>
      <text:p text:style-name="P3"><text:span text:style-name="T4">eventually overcome the glass wall too. This is where buddhi</text:span></text:p>
      <text:p text:style-name="P3"><text:span text:style-name="T4">too fails. Moreover the false sense of selfhood at this stage can</text:span></text:p>
      <text:p text:style-name="P3"><text:span text:style-name="T4">lead to subtler demons such as pride of knowledge, false pride</text:span></text:p>
      <text:p text:style-name="P3"><text:span text:style-name="T4">in having attained the self, false sense of immortality, all</text:span></text:p>
      <text:p text:style-name="P3"><text:span text:style-name="T4">arising from knowledge that is not truly ultimate. One starts</text:span></text:p>
      <text:p text:style-name="P3"><text:span text:style-name="T4">taking pride in one’s sadhana. In the place of pride in material</text:span></text:p>
      <text:p text:style-name="P3"><text:span text:style-name="T4">riches, pride in spiritual riches starts swelling the ego. Earlier</text:span></text:p>
      <text:p text:style-name="P3"><text:span text:style-name="T4">the pride was grosser, easily detectable and thereby easier to</text:span></text:p>
      <text:p text:style-name="P3"><text:span text:style-name="T4">accept. Spiritual pride is subtler, not easily detected and hard</text:span></text:p>
      <text:p text:style-name="P3"><text:span text:style-name="T4">to accept.</text:span></text:p>
      <text:p text:style-name="P3"><text:span text:style-name="T4">In a way the aspirant at this stage has some achievements to</text:span></text:p>
      <text:p text:style-name="P3"><text:span text:style-name="T4">his credit compared to others who are still struggling with</text:span></text:p>
      <text:p text:style-name="P3"><text:span text:style-name="T4">grosser issues related to tamas or rajas. However as long as</text:span></text:p>
      <text:p text:style-name="P3"><text:span text:style-name="T4">the klesas continue to afflict an individual suffering is a</text:span></text:p>
      <text:p text:style-name="P3"><text:span text:style-name="T4">definite possibility. Asmita along with the sense of Mamatva,</text:span></text:p>
      <text:p text:style-name="P3"><text:span text:style-name="T4">is among the five causes of suffering. Total freedom from</text:span></text:p>
      <text:p text:style-name="P3"><text:span text:style-name="T4">suffering is not possible as long as there is this sense of ‘I’ and</text:span></text:p>
      <text:p text:style-name="P3"><text:span text:style-name="T4">‘mine’ which becomes the focal point for all citta vrttis. The</text:span></text:p>
      <text:p text:style-name="P3"><text:span text:style-name="T4">tyranny of Shumbha and Nishumbha is subtler compared to</text:span></text:p>
      <text:p text:style-name="P3"><text:span text:style-name="T4">the tyrrany of Mahishasura. Moreover Mahishasura did not</text:span></text:p>
      <text:p text:style-name="P3"><text:span text:style-name="T4">seek the hand of the Devi, did not talk of marrying the</text:span></text:p>
      <text:p text:style-name="P3"><text:span text:style-name="T4">Goddess. He just rushed to war compulsively, compelled by</text:span></text:p>
      <text:p text:style-name="P3"><text:span text:style-name="T4">his fiery rajas. But Shumbha and Nishumbha being more</text:span></text:p>
      <text:p text:style-name="P3"><text:span text:style-name="T4">advanced asuras, having some light in their nature, at least in</text:span></text:p>
      <text:p text:style-name="P3"><text:span text:style-name="T4">so far as their ability to show at least reflected light, mistake</text:span></text:p>
      <text:p text:style-name="P3"><text:span text:style-name="T4">that they are equal to the Goddess or even superior. That is</text:span></text:p>
      <text:p text:style-name="P3"><text:span text:style-name="T4">why they confidently court a marriage proposal. But first how</text:span></text:p>
      <text:p text:style-name="P3"><text:span text:style-name="T4">do they come to know of the Goddess? Through Chanda and</text:span></text:p>
      <text:p text:style-name="P3"><text:span text:style-name="T4">Munda. What do these two asuras denote? Chanda means</text:span></text:p>
      <text:p text:style-name="P3"><text:span text:style-name="T4">‘fierce’ or ‘passionate’ while Munda denotes a ‘shaved head’.</text:span></text:p>
      <text:p text:style-name="P3"><text:span text:style-name="T4"/></text:p>
      <text:p text:style-name="P3"><text:span text:style-name="T4">Generally a shaved head is symbolic of vairagya or</text:span></text:p>
      <text:p text:style-name="P3"><text:span text:style-name="T4">withdrawal. Vairagya can be true dispassion or it can also be</text:span></text:p>
      <text:p text:style-name="P3"><text:span text:style-name="T4">sensitive withdrawal due to a bad experience. In the latter</text:span></text:p>
      <text:p text:style-name="P3"><text:span text:style-name="T4">case it is not genuine vairagya but only withdrawal due to</text:span></text:p>
      <text:p text:style-name="P3"><text:span text:style-name="T4">hurt, a negative reaction to an unpleasant experience. Here</text:span></text:p>
      <text:p text:style-name="P3"><text:span text:style-name="T4">Munda being an asura, denotes reactive withdrawal from</text:span></text:p>
      <text:p text:style-name="P3"><text:span text:style-name="T4">things that have been a source of suffering, not genuine</text:span></text:p>
      <text:p text:style-name="P3"><text:span text:style-name="T4">vairagya. Chanda denotes ‘passionate pursuit’ while Munda</text:span></text:p>
      <text:p text:style-name="P3"><text:span text:style-name="T4">denotes sensitive ‘introverted withdrawal’. Here two specific</text:span></text:p>
      <text:p text:style-name="P3"><text:span text:style-name="T4">behaviours have been selected to represent pra-vrtti and nivrtti,</text:span></text:p>
      <text:p text:style-name="P3"><text:span text:style-name="T4">the two patterns of psychological and behavioural</text:span></text:p>
      <text:p text:style-name="P3"><text:span text:style-name="T4">functioning. These two are the most common patterns of</text:span></text:p>
      <text:p text:style-name="P3"><text:span text:style-name="T4">behaviour. One is hot pursuit of whatever is deemed attractive</text:span></text:p>
      <text:p text:style-name="P3"><text:span text:style-name="T4">to the senses while the other is a sensitive withdrawal from</text:span></text:p>
      <text:p text:style-name="P3"><text:span text:style-name="T4">those that hurt from past experience. These are the two</text:span></text:p>
      <text:p text:style-name="P3"><text:span text:style-name="T4">principle movements of ‘Asmita’ the false sense of identity.</text:span></text:p>
      <text:p text:style-name="P3"><text:span text:style-name="T4">One movement is outward exertion (pra-vrtti) while the other</text:span></text:p>
      <text:p text:style-name="P3"><text:span text:style-name="T4">is inward withdrawal (ni-vrtti). Asmita reacts to external</text:span></text:p>
      <text:p text:style-name="P3"><text:soft-page-break/><text:span text:style-name="T4">objects (be it people or material things) in one of these two</text:span></text:p>
      <text:p text:style-name="P3"><text:span text:style-name="T4">manners. If my past experience or impression of the person or</text:span></text:p>
      <text:p text:style-name="P3"><text:span text:style-name="T4">object is pleasant I pursue passionately. If it was unpleasant</text:span></text:p>
      <text:p text:style-name="P3"><text:span text:style-name="T4">or hurtful I withdraw due to hurt, or in extreme cases I may</text:span></text:p>
      <text:p text:style-name="P3"><text:span text:style-name="T4">develop intense dislike or hatred for the person or object.</text:span></text:p>
      <text:p text:style-name="P3"><text:span text:style-name="T4">Thus pursuit and withdrawal are actually behavioural</text:span></text:p>
      <text:p text:style-name="P3"><text:span text:style-name="T4">expressions or reactionary patterns to citta vrttis that trigger</text:span></text:p>
      <text:p text:style-name="P3"><text:span text:style-name="T4">these two movements. Our responses to things or people fit</text:span></text:p>
      <text:p text:style-name="P3"><text:span text:style-name="T4">into either of these patterns to varying degrees depending on</text:span></text:p>
      <text:p text:style-name="P3"><text:span text:style-name="T4">the object in front of us. This is the symbolism of Chanda</text:span></text:p>
      <text:p text:style-name="P3"><text:span text:style-name="T4">(Pravrtti or Extroverted Pursuit) and Munda (Introverted</text:span></text:p>
      <text:p text:style-name="P3"><text:span text:style-name="T4">Withdrawal).</text:span></text:p>
      <text:p text:style-name="P3"><text:span text:style-name="T4">Note: Chanda and Munda as Pra-vrtti and Ni-vrtti are not the</text:span></text:p>
      <text:p text:style-name="P3"><text:span text:style-name="T4">same as Extraversion and Introversion. Extraversion and</text:span></text:p>
      <text:p text:style-name="P3"><text:span text:style-name="T4">Introversion are psychological tendencies that are neither</text:span></text:p>
      <text:p text:style-name="P3"><text:span text:style-name="T4">positive nor negative whereas the symbolism of Canda and</text:span></text:p>
      <text:p text:style-name="P3"><text:span text:style-name="T4">Munda is related more to raga (infatuation or attachment)</text:span></text:p>
      <text:p text:style-name="P3"><text:span text:style-name="T4">and dvesha (aversion or dislike), which are among the five</text:span></text:p>
      <text:p text:style-name="P3"><text:span text:style-name="T4">afflicting kleshas in Yoga psychology.</text:span></text:p>
      <text:p text:style-name="P3"><text:span text:style-name="T4">It is Canda and Munda who see the Devi first and carry this</text:span></text:p>
      <text:p text:style-name="P3"><text:span text:style-name="T4">news to Shumbha. They tell Shumbha about the beautiful</text:span></text:p>
      <text:p text:style-name="P3"><text:span text:style-name="T4">goddess whose radiance illuminates the Himalayas. They</text:span></text:p>
      <text:p text:style-name="P3"><text:span text:style-name="T4">flatter Shumbha with an account of his riches and powers, all</text:span></text:p>
      <text:p text:style-name="P3"><text:span text:style-name="T4">stolen from the gods. Playing upon Shumbha’s vanity, they</text:span></text:p>
      <text:p text:style-name="P3"><text:span text:style-name="T4">suggest that he who is all-wealthy and all-powerful surely</text:span></text:p>
      <text:p text:style-name="P3"><text:span text:style-name="T4">must also possess this jewel among women. There is a</text:span></text:p>
      <text:p text:style-name="P3"><text:span text:style-name="T4">misconception that pravrtti should be eschewed. At this level</text:span></text:p>
      <text:p text:style-name="P3"><text:span text:style-name="T4">of sadhana we realise that nothing is good or bad in itself.</text:span></text:p>
      <text:p text:style-name="P3"><text:span text:style-name="T4">Even those that are deemed negative can be transformed to</text:span></text:p>
      <text:p text:style-name="P3"><text:span text:style-name="T4">serve us positively. This is the Shakta approach. “One must</text:span></text:p>
      <text:p text:style-name="P3"><text:span text:style-name="T4">rise by that which one falls” as tantra affirms. Canda and</text:span></text:p>
      <text:p text:style-name="P3"><text:span text:style-name="T4">Munda are asuric as long as they serve Asmita, the false self.</text:span></text:p>
      <text:p text:style-name="P3"><text:span text:style-name="T4">But it is the selfsame Canda and Munda, the two movements</text:span></text:p>
      <text:p text:style-name="P3"><text:span text:style-name="T4">of vrttis that initially turn our attention to the Devi (the</text:span></text:p>
      <text:p text:style-name="P3"><text:span text:style-name="T4">Supreme Self). the same pravrtti that can pull us into bondage</text:span></text:p>
      <text:p text:style-name="P3"><text:span text:style-name="T4">can initially attract us towards liberation, towards selfrealisation,</text:span></text:p>
      <text:p text:style-name="P3"><text:span text:style-name="T4">though initially only as another goal to be sought.</text:span></text:p>
      <text:p text:style-name="P3"><text:span text:style-name="T4">Likewise the same nivrtti that repels us from things that can</text:span></text:p>
      <text:p text:style-name="P3"><text:span text:style-name="T4"/></text:p>
      <text:p text:style-name="P3"><text:span text:style-name="T4">cause suffering can bring true detachment or dispassion or</text:span></text:p>
      <text:p text:style-name="P3"><text:span text:style-name="T4">genuine vairagya. As long as pravrtti and nivrtti serve the false</text:span></text:p>
      <text:p text:style-name="P3"><text:span text:style-name="T4">self (Shumbha), they manifest as Raga (infatuation)and</text:span></text:p>
      <text:p text:style-name="P3"><text:span text:style-name="T4">Dvesha (aversion), as Canda and Munda the two asuras. As</text:span></text:p>
      <text:p text:style-name="P3"><text:span text:style-name="T4">already stated it is ‘Pravrtti-Nivrtti’ or the movement of citta</text:span></text:p>
      <text:p text:style-name="P3"><text:span text:style-name="T4">vrttis that initially attracts us to self-realization, though as one</text:span></text:p>
      <text:p text:style-name="P3"><text:span text:style-name="T4">more jewel to be sought. That is why Chanda and Munda</text:span></text:p>
      <text:p text:style-name="P3"><text:span text:style-name="T4">bring news of the Devi (Supreme Self) who illuminates the</text:span></text:p>
      <text:p text:style-name="P3"><text:span text:style-name="T4">Himalayas (gross body).</text:span></text:p>
      <text:p text:style-name="P3"><text:span text:style-name="T4">Parvati taking abode in the Himalayas suggests that the gross</text:span></text:p>
      <text:p text:style-name="P3"><text:span text:style-name="T4">body is not an inert thing but the abode of the Self that</text:span></text:p>
      <text:p text:style-name="P3"><text:span text:style-name="T4">illumines the mind-body. Even the gods come down to the</text:span></text:p>
      <text:p text:style-name="P3"><text:span text:style-name="T4">himalayas to extol the Divine Self. The mountain is not just an</text:span></text:p>
      <text:p text:style-name="P3"><text:span text:style-name="T4">immovable lifeless object but the abode of the immovable Self,</text:span></text:p>
      <text:p text:style-name="P3"><text:span text:style-name="T4">the unchanging consciousness. The goddess (Self) illumines</text:span></text:p>
      <text:p text:style-name="P3"><text:span text:style-name="T4">not just the Himalayas (body) but the entire universe. Canda</text:span></text:p>
      <text:p text:style-name="P3"><text:span text:style-name="T4">and Munda try to tempt Shumbha by telling him that there is</text:span></text:p>
      <text:p text:style-name="P3"><text:span text:style-name="T4">something beyond buddhi. Though they haven’t recognised</text:span></text:p>
      <text:p text:style-name="P3"><text:soft-page-break/><text:span text:style-name="T4">the Devi (Self) entirely they are right in their initial</text:span></text:p>
      <text:p text:style-name="P3"><text:span text:style-name="T4">impressions that She is unsurpassable, a jewel among the best</text:span></text:p>
      <text:p text:style-name="P3"><text:span text:style-name="T4">jewels, one to be truly sought. All other riches and beauties</text:span></text:p>
      <text:p text:style-name="P3"><text:span text:style-name="T4">pale in comparision to the Devi (Self). Though they are drawn</text:span></text:p>
      <text:p text:style-name="P3"><text:span text:style-name="T4">to the Goddess they haven’t yet recognised Her Divinity. Now</text:span></text:p>
      <text:p text:style-name="P3"><text:span text:style-name="T4">that Shumbha’s inherent craving to accumulate the best of</text:span></text:p>
      <text:p text:style-name="P3"><text:span text:style-name="T4">everything has been kindled, he wishes to claim her as his</text:span></text:p>
      <text:p text:style-name="P3"><text:span text:style-name="T4">own, just as we want to possess all that we find attractive and</text:span></text:p>
      <text:p text:style-name="P3"><text:span text:style-name="T4">desirable.</text:span></text:p>
      <text:p text:style-name="P3"><text:span text:style-name="T4">Shumbha first sends the smooth talking messenger Sugriva to</text:span></text:p>
      <text:p text:style-name="P3"><text:span text:style-name="T4">court her. But is it possible to realise the Self only through</text:span></text:p>
      <text:p text:style-name="P3"><text:span text:style-name="T4">intelligent words? No. But that is what we do after acquiring</text:span></text:p>
      <text:p text:style-name="P3"><text:span text:style-name="T4">some knowledge. Mere eloquence or knowledge of the</text:span></text:p>
      <text:p text:style-name="P3"><text:span text:style-name="T4">scriptures cannot bridge the gap between the Self and the</text:span></text:p>
      <text:p text:style-name="P3"><text:span text:style-name="T4">false self. The Devi asks for nothing less than a combat</text:span></text:p>
      <text:p text:style-name="P3"><text:span text:style-name="T4">between the Self (Devi) and the false self (Shumbha).</text:span></text:p>
      <text:p text:style-name="P3"><text:span text:style-name="T4">Obviously the false self stands no chance. He would die at her</text:span></text:p>
      <text:p text:style-name="P3"><text:span text:style-name="T4">hands. Indirectly the Devi is asking for nothing less than a</text:span></text:p>
      <text:p text:style-name="P3"><text:span text:style-name="T4">sacrifice of the pseudo-self. How can one obtain the Supreme</text:span></text:p>
      <text:p text:style-name="P3"><text:span text:style-name="T4">Self without the death of the false self? As expected the</text:span></text:p>
      <text:p text:style-name="P3"><text:span text:style-name="T4">smooth talking Sugriva fails. Then he changes his tactics. He</text:span></text:p>
      <text:p text:style-name="P3"><text:span text:style-name="T4">threatens to drag her by the hair. By sheer habit, we attempt</text:span></text:p>
      <text:p text:style-name="P3"><text:span text:style-name="T4">to grab even the Self by the same worldly tactics. If smooth</text:span></text:p>
      <text:p text:style-name="P3"><text:span text:style-name="T4">talking and diplomacy fail, we resort to force! Grabbing the</text:span></text:p>
      <text:p text:style-name="P3"><text:span text:style-name="T4">Devi by the hair is also reminiscent of our initial approach to</text:span></text:p>
      <text:p text:style-name="P3"><text:span text:style-name="T4">spirituality. Initially we pull the new found jewel of divinity</text:span></text:p>
      <text:p text:style-name="P3"><text:span text:style-name="T4">into the world as if it were another thing to be possessed! We</text:span></text:p>
      <text:p text:style-name="P3"><text:span text:style-name="T4">see it as one more resource, like any other worldly resource.</text:span></text:p>
      <text:p text:style-name="P3"><text:span text:style-name="T4">Instead of rising to the level of the Self, we try to pull the</text:span></text:p>
      <text:p text:style-name="P3"><text:span text:style-name="T4">spiritual to the level of the material world. But none of this</text:span></text:p>
      <text:p text:style-name="P3"><text:span text:style-name="T4">will work.</text:span></text:p>
      <text:p text:style-name="P3"><text:span text:style-name="T4">Next, Shumbha sends Dhumralochana to fetch the Devi,</text:span></text:p>
      <text:p text:style-name="P3"><text:span text:style-name="T4">kicking and screaming if need be. Dhumralochana means ‘one</text:span></text:p>
      <text:p text:style-name="P3"><text:span text:style-name="T4">of smoky vision’, thus denoting distorted perception. Can</text:span></text:p>
      <text:p text:style-name="P3"><text:span text:style-name="T4">distorted perception succeed? False knowledge arising from</text:span></text:p>
      <text:p text:style-name="P3"><text:span text:style-name="T4">faulty thinking or distorted perception disappears</text:span></text:p>
      <text:p text:style-name="P3"><text:span text:style-name="T4">instantaneously in the presence of the Self (Devi) just as</text:span></text:p>
      <text:p text:style-name="P3"><text:span text:style-name="T4"/></text:p>
      <text:p text:style-name="P3"><text:span text:style-name="T4">darkness cannot exist in the presence of light. A mere</text:span></text:p>
      <text:p text:style-name="P3"><text:span text:style-name="T4">humkara of the Devi is enough to kill Dhumralochana. And</text:span></text:p>
      <text:p text:style-name="P3"><text:span text:style-name="T4">this is what happens precisely.</text:span></text:p>
      <text:p text:style-name="P3"><text:span text:style-name="T4">When Dhumralochana’s brute force fails, Shumbha loses all</text:span></text:p>
      <text:p text:style-name="P3"><text:span text:style-name="T4">reason and sends Chanda and Munda with a huge army to</text:span></text:p>
      <text:p text:style-name="P3"><text:span text:style-name="T4">bring back “that vile woman” in any way or in any condition</text:span></text:p>
      <text:p text:style-name="P3"><text:span text:style-name="T4">whatever. Notice how Shumbha who was infatuated by “the</text:span></text:p>
      <text:p text:style-name="P3"><text:span text:style-name="T4">jewel among women” now hates “that vile woman.” This is</text:span></text:p>
      <text:p text:style-name="P3"><text:span text:style-name="T4">how raga (infatuation) and dvesha (aversion) are related to</text:span></text:p>
      <text:p text:style-name="P3"><text:span text:style-name="T4">each other. That which is very desirable today can become</text:span></text:p>
      <text:p text:style-name="P3"><text:span text:style-name="T4">despicable tomorrow! This is the work of raga-dvesha, this is</text:span></text:p>
      <text:p text:style-name="P3"><text:span text:style-name="T4">the work of Chanda-Munda! Though Canda and Munda</text:span></text:p>
      <text:p text:style-name="P3"><text:span text:style-name="T4">initially act as afflicters, there is a possibility that one can</text:span></text:p>
      <text:p text:style-name="P3"><text:span text:style-name="T4">sublimate their energies into friendly energies. Instead of</text:span></text:p>
      <text:p text:style-name="P3"><text:span text:style-name="T4">serving the false self (Shumbha) Chanda and Munda can be</text:span></text:p>
      <text:p text:style-name="P3"><text:span text:style-name="T4">made to serve the Supreme Self. But they have to be killed</text:span></text:p>
      <text:p text:style-name="P3"><text:span text:style-name="T4">first before they lose their asuric identity. Death at the hands</text:span></text:p>
      <text:p text:style-name="P3"><text:span text:style-name="T4">of Kali is symbolic of transformation. Once transformed by</text:span></text:p>
      <text:p text:style-name="P3"><text:span text:style-name="T4">the fiery power of Kali they cease to be asuras. Thereafter they</text:span></text:p>
      <text:p text:style-name="P3"><text:soft-page-break/><text:span text:style-name="T4">are merely an expression of our psychological energies,</text:span></text:p>
      <text:p text:style-name="P3"><text:span text:style-name="T4">neutral energies that take the colour of our thoughts/</text:span></text:p>
      <text:p text:style-name="P3"><text:span text:style-name="T4">emotions.</text:span></text:p>
      <text:p text:style-name="P3"><text:span text:style-name="T4">It is neither pravrtti nor nivrtti that is the problem. Yoga is the</text:span></text:p>
      <text:p text:style-name="P3"><text:span text:style-name="T4">restraint or stilling of citta vrttis (“yogascittavttinirodha%”,</text:span></text:p>
      <text:p text:style-name="P3"><text:span text:style-name="T4">Yogasutra, 1. 2). And how can we achieve this stilling of citta</text:span></text:p>
      <text:p text:style-name="P3"><text:span text:style-name="T4">vrttis-only through constant practice and genuine detachment</text:span></text:p>
      <text:p text:style-name="P3"><text:span text:style-name="T4">(vairagya), by constant practice (abhyasa) of non-reactivity</text:span></text:p>
      <text:p text:style-name="P3"><text:span text:style-name="T4">(vairagya) (abhyasavairagyabhya. tannirodha%, Yogasutra, 1.</text:span></text:p>
      <text:p text:style-name="P3"><text:span text:style-name="T4">12). Here is the key to the transformation of Canda and</text:span></text:p>
      <text:p text:style-name="P3"><text:span text:style-name="T4">Munda. The power of pravrtti is channelized as abhyasa while</text:span></text:p>
      <text:p text:style-name="P3"><text:span text:style-name="T4">nivrrti can become true vairagya. This is how one can kill</text:span></text:p>
      <text:p text:style-name="P3"><text:span text:style-name="T4">Canda and Munda and transform their energies. In order to</text:span></text:p>
      <text:p text:style-name="P3"><text:span text:style-name="T4">accomplish Goddess Ambika projects the terrible Kali from</text:span></text:p>
      <text:p text:style-name="P3"><text:span text:style-name="T4">her own angry countenance.</text:span></text:p>
      <text:p text:style-name="P3"><text:span text:style-name="T4">Kali devours the armies of demons, falling upon them</text:span></text:p>
      <text:p text:style-name="P3"><text:span text:style-name="T4">impetuously and slaughtering the powerful demons.</text:span></text:p>
      <text:p text:style-name="P3"><text:span text:style-name="T4">Devouring some, crushing others, chewing most frightfully</text:span></text:p>
      <text:p text:style-name="P3"><text:span text:style-name="T4">with her teeth, she pounds the entire army of the mighty and</text:span></text:p>
      <text:p text:style-name="P3"><text:span text:style-name="T4">wicked asuras. The image of grinding teeth that is invoked</text:span></text:p>
      <text:p text:style-name="P3"><text:span text:style-name="T4">thrice (7.11, 7.13, 7.15) reminds us of the wheel of Time</text:span></text:p>
      <text:p text:style-name="P3"><text:span text:style-name="T4">(Kalachakra) that grinds all things to dust. Except for a</text:span></text:p>
      <text:p text:style-name="P3"><text:span text:style-name="T4">change of gender Kali is none other than Kala, who is</text:span></text:p>
      <text:p text:style-name="P3"><text:span text:style-name="T4">described by Arjuna in the vision of the cosmic form in the</text:span></text:p>
      <text:p text:style-name="P3"><text:span text:style-name="T4">Bhagavad Gita (11. 24-31). Lord Krishna further confirms it by</text:span></text:p>
      <text:p text:style-name="P3"><text:span text:style-name="T4">affirming that he himself is the world destroying Kala engaged</text:span></text:p>
      <text:p text:style-name="P3"><text:span text:style-name="T4">in destroying the world (kalo'smi lokakayaktpravddho</text:span></text:p>
      <text:p text:style-name="P3"><text:span text:style-name="T4">lokansamahartumiha pravtta%, 11. 32). Thus Kali is the same</text:span></text:p>
      <text:p text:style-name="P3"><text:span text:style-name="T4">as Kala.</text:span></text:p>
      <text:p text:style-name="P3"><text:span text:style-name="T4">Kali accomplishes Her mission by severing the heads of Canda</text:span></text:p>
      <text:p text:style-name="P3"><text:span text:style-name="T4">and Munda and delivering them to Chandika who is none</text:span></text:p>
      <text:p text:style-name="P3"><text:span text:style-name="T4">other than Ambika. Since Kali brought the heads of Canda</text:span></text:p>
      <text:p text:style-name="P3"><text:span text:style-name="T4">and Munda as battle trophies to the auspicious Chandika, Kali</text:span></text:p>
      <text:p text:style-name="P3"><text:span text:style-name="T4">is henceforth famous as Chamunda. The destruction of</text:span></text:p>
      <text:p text:style-name="P3"><text:span text:style-name="T4">Chanda and Munda needed the terrible Kali. But Shumbha</text:span></text:p>
      <text:p text:style-name="P3"><text:span text:style-name="T4">and Nishumbha being more subtler spin-offs of intellect</text:span></text:p>
      <text:p text:style-name="P3"><text:span text:style-name="T4">(buddhi) and ignorance (avidya), the auspicious and sattvic</text:span></text:p>
      <text:p text:style-name="P3"><text:span text:style-name="T4"/></text:p>
      <text:p text:style-name="P3"><text:span text:style-name="T4">form of the Goddess is need to liberate them. That is why Kali</text:span></text:p>
      <text:p text:style-name="P3"><text:span text:style-name="T4">tells Ambika, “In this sacrifice of battle, here have I brought</text:span></text:p>
      <text:p text:style-name="P3"><text:span text:style-name="T4">you the heads of Chanda and Munda the great beasts.</text:span></text:p>
      <text:p text:style-name="P3"><text:span text:style-name="T4">Shumbha and Nishumbha, you shall yourself slay.” Once</text:span></text:p>
      <text:p text:style-name="P3"><text:span text:style-name="T4">again we have the Goddess talking to Herself as both the</text:span></text:p>
      <text:p text:style-name="P3"><text:span text:style-name="T4">terrible as well as auspicious forms are two different aspects</text:span></text:p>
      <text:p text:style-name="P3"><text:span text:style-name="T4">of the selfsame Mother Goddess.</text:span></text:p>
      <text:p text:style-name="P3"><text:span text:style-name="T4">Upon news of the loss of two of his servants Canda and</text:span></text:p>
      <text:p text:style-name="P3"><text:span text:style-name="T4">Munda, Shumbha marshals vast numbers of asuric hosts, clan</text:span></text:p>
      <text:p text:style-name="P3"><text:span text:style-name="T4">by clan. Totally there are eight clans of demons who are</text:span></text:p>
      <text:p text:style-name="P3"><text:span text:style-name="T4">marshalled by Shumbha. They are Udayudhas, Kambus,</text:span></text:p>
      <text:p text:style-name="P3"><text:span text:style-name="T4">Kotiviryas, Dhaumras, Kalakas, Daurhrdas, Mauryas and the</text:span></text:p>
      <text:p text:style-name="P3"><text:span text:style-name="T4">Kalakeyas. The eight asura clans represent the eight pasas.</text:span></text:p>
      <text:p text:style-name="P3"><text:span text:style-name="T4">Pasa means ‘bond’. According to Tantra Jiva or individual</text:span></text:p>
      <text:p text:style-name="P3"><text:span text:style-name="T4">consciousness is bound by eight bonds or pasas. Jiva is</text:span></text:p>
      <text:p text:style-name="P3"><text:span text:style-name="T4">limited by various constraints (kanchukas) and ashta pasas</text:span></text:p>
      <text:p text:style-name="P3"><text:span text:style-name="T4">(eight bonds). When jiva becomes free of these constraints</text:span></text:p>
      <text:p text:style-name="P3"><text:span text:style-name="T4">and limiting bonds, one becomes Shiva. One who is bound by</text:span></text:p>
      <text:p text:style-name="P3"><text:span text:style-name="T4">Pasa (bond) is Jiva, while one who is free of the Pasas is</text:span></text:p>
      <text:p text:style-name="P3"><text:soft-page-break/><text:span text:style-name="T4">Sadashiva (“Pasa Yukta Bhavet Jiva Pasa Mukta Sadashiva”).</text:span></text:p>
      <text:p text:style-name="P3"><text:span text:style-name="T4">Sadhana is aimed at liberating individual consciousness (jiva)</text:span></text:p>
      <text:p text:style-name="P3"><text:span text:style-name="T4">from these bonds. The boundless Consciousness is limited by</text:span></text:p>
      <text:p text:style-name="P3"><text:span text:style-name="T4">these eight bonds giving rise to a false sense of self or ‘Asmita’.</text:span></text:p>
      <text:p text:style-name="P3"><text:span text:style-name="T4">That is why Shumbha (Asmita) calls upon the eight asura</text:span></text:p>
      <text:p text:style-name="P3"><text:span text:style-name="T4">clans to fight on his behalf. This is the significance of the eight</text:span></text:p>
      <text:p text:style-name="P3"><text:span text:style-name="T4">clans of asuras. The eight asura clans and the eight pasas or</text:span></text:p>
      <text:p text:style-name="P3"><text:span text:style-name="T4">bonds are given below.</text:span></text:p>
      <text:p text:style-name="P3"><text:span text:style-name="T4">Asura Sampradaya Corresponding Ashta Pasa or Eight Bonds</text:span></text:p>
      <text:p text:style-name="P3"><text:span text:style-name="T4">Udayudhas ghrna: contempt Kambus lajja: shame Kotiviryas</text:span></text:p>
      <text:p text:style-name="P3"><text:span text:style-name="T4">bhaya: fear Dhaumras shanka: doubt Kalakas jugupsa: disgust</text:span></text:p>
      <text:p text:style-name="P3"><text:span text:style-name="T4">Daurhrdas kula: family, caste or group identity that becomes</text:span></text:p>
      <text:p text:style-name="P3"><text:span text:style-name="T4">restrictive Mauryas shila: pride in one’s morality that makes</text:span></text:p>
      <text:p text:style-name="P3"><text:span text:style-name="T4">one judgmental towards others Kalakeyas jati: racial identity</text:span></text:p>
      <text:p text:style-name="P3"><text:span text:style-name="T4">that leads to false pride and sense of superiority</text:span></text:p>
      <text:p text:style-name="P3"><text:span text:style-name="T4">Though some of the above bonds appear harmless on the face</text:span></text:p>
      <text:p text:style-name="P3"><text:span text:style-name="T4">of it, potentially they can all be very restrictive and harmful.</text:span></text:p>
      <text:p text:style-name="P3"><text:span text:style-name="T4">Some of these bonds such as fear, doubt, contempt and</text:span></text:p>
      <text:p text:style-name="P3"><text:span text:style-name="T4">disgust are limiting influences on our consciousness and its</text:span></text:p>
      <text:p text:style-name="P3"><text:span text:style-name="T4">expression. The remaining bonds such as group identity,</text:span></text:p>
      <text:p text:style-name="P3"><text:span text:style-name="T4">racial identity and pride in one’s morality lead to arrogance or</text:span></text:p>
      <text:p text:style-name="P3"><text:span text:style-name="T4">a false sense of superiority over others. These eight bonds</text:span></text:p>
      <text:p text:style-name="P3"><text:span text:style-name="T4">contribute to as well as sustain the false self. Unlike grosser</text:span></text:p>
      <text:p text:style-name="P3"><text:span text:style-name="T4">demoniac traits like anger and greed that the aspirant can</text:span></text:p>
      <text:p text:style-name="P3"><text:span text:style-name="T4">recognise more easily, the eight pasas are subtler and</text:span></text:p>
      <text:p text:style-name="P3"><text:span text:style-name="T4">influence even those who have achieved some success in</text:span></text:p>
      <text:p text:style-name="P3"><text:span text:style-name="T4">sadhana. Even those who are at a relatively more advanced</text:span></text:p>
      <text:p text:style-name="P3"><text:span text:style-name="T4">state and have some achievements to their credit, can fall prey</text:span></text:p>
      <text:p text:style-name="P3"><text:span text:style-name="T4">to these eight binding factors. One doesn’t have to be</text:span></text:p>
      <text:p text:style-name="P3"><text:span text:style-name="T4">predominantly rajasic or tamasic to fall prey to the influence</text:span></text:p>
      <text:p text:style-name="P3"><text:span text:style-name="T4">of the eight pasas. Even sattvic people can slip into these</text:span></text:p>
      <text:p text:style-name="P3"><text:span text:style-name="T4">limited ways of thinking or living. Pride in one’s family, birth,</text:span></text:p>
      <text:p text:style-name="P3"><text:span text:style-name="T4">race, spiritual lineage, morality, sense of shame, fear, doubt,</text:span></text:p>
      <text:p text:style-name="P3"><text:span text:style-name="T4">contempt or disgust towards other spiritual approaches, are</text:span></text:p>
      <text:p text:style-name="P3"><text:span text:style-name="T4">all highly limiting and can cause closed thinking. This is the</text:span></text:p>
      <text:p text:style-name="P3"><text:span text:style-name="T4">tyrranny of the eight clans of demons. To counter these eight</text:span></text:p>
      <text:p text:style-name="P3"><text:span text:style-name="T4"/></text:p>
      <text:p text:style-name="P3"><text:span text:style-name="T4">asuric forces, Chandika (the Supreme Self) calls forth seven</text:span></text:p>
      <text:p text:style-name="P3"><text:span text:style-name="T4">Shaktis. These seven Shaktis along with Kali counter the eight</text:span></text:p>
      <text:p text:style-name="P3"><text:span text:style-name="T4">clans of asuras.</text:span></text:p>
      <text:p text:style-name="P3"><text:span text:style-name="T4">As the armies of the demons encircle Her, the Goddess</text:span></text:p>
      <text:p text:style-name="P3"><text:span text:style-name="T4">multiplies Her forces calling forth seven Shaktis, who are</text:span></text:p>
      <text:p text:style-name="P3"><text:span text:style-name="T4">seven aspects of our own consciousness. Thus Chandika and</text:span></text:p>
      <text:p text:style-name="P3"><text:span text:style-name="T4">Kali, the twin aspects of the Goddess fighting the asuras, are</text:span></text:p>
      <text:p text:style-name="P3"><text:span text:style-name="T4">now joined by the seven Shaktis of Brahma, Shiva, Kumara/</text:span></text:p>
      <text:p text:style-name="P3"><text:span text:style-name="T4">Skanda, Vishnu, Indra, Varaha and Narasimha. There issued</text:span></text:p>
      <text:p text:style-name="P3"><text:span text:style-name="T4">forth Chandika’s own terrifying Shakti, who came to be known</text:span></text:p>
      <text:p text:style-name="P3"><text:span text:style-name="T4">as Shivaduti since she sent Lord Shiva himself as her</text:span></text:p>
      <text:p text:style-name="P3"><text:span text:style-name="T4">messenger to the asura lords. Together the nine Shaktis</text:span></text:p>
      <text:p text:style-name="P3"><text:span text:style-name="T4">destroy the mighty asuras in no time. Who are these</text:span></text:p>
      <text:p text:style-name="P3"><text:span text:style-name="T4">goddesses? Each goddess presides over a particular aspect of</text:span></text:p>
      <text:p text:style-name="P3"><text:span text:style-name="T4">our consciousness and is linked to a graha (planet) in</text:span></text:p>
      <text:p text:style-name="P3"><text:span text:style-name="T4">astrology. The nine Goddesses and their functions as aspects</text:span></text:p>
      <text:p text:style-name="P3"><text:span text:style-name="T4">of Consciousness are given below.</text:span></text:p>
      <text:p text:style-name="P3"><text:span text:style-name="T4"/></text:p>
      <text:p text:style-name="P3"><text:span text:style-name="T4">Goddess or Shakti Graha</text:span></text:p>
      <text:p text:style-name="P3"><text:span text:style-name="T4">Aspect or Function of</text:span></text:p>
      <text:p text:style-name="P3"><text:soft-page-break/><text:span text:style-name="T4">Consciousness</text:span></text:p>
      <text:p text:style-name="P3"><text:span text:style-name="T4">Chandika or Her Shakti</text:span></text:p>
      <text:p text:style-name="P3"><text:span text:style-name="T4">‘Shivaduti’</text:span></text:p>
      <text:p text:style-name="P3"><text:span text:style-name="T4">Sun Soul or Self</text:span></text:p>
      <text:p text:style-name="P3"><text:span text:style-name="T4">Maheshwari Moon Mind</text:span></text:p>
      <text:p text:style-name="P3"><text:span text:style-name="T4">Narasimhi Mars Will</text:span></text:p>
      <text:p text:style-name="P3"><text:span text:style-name="T4">Vaishnavi Mercury</text:span></text:p>
      <text:p text:style-name="P3"><text:span text:style-name="T4">Brahmani Jupiter</text:span></text:p>
      <text:p text:style-name="P3"><text:span text:style-name="T4">Aindri or Indrani Venus</text:span></text:p>
      <text:p text:style-name="P3"><text:span text:style-name="T4">Kali or Chamunda Saturn</text:span></text:p>
      <text:p text:style-name="P3"><text:span text:style-name="T4">Varahi Rahu</text:span></text:p>
      <text:p text:style-name="P3"><text:span text:style-name="T4">Kaumari Ketu</text:span></text:p>
      <text:p text:style-name="P3"><text:span text:style-name="T4">139</text:span></text:p>
      <text:p text:style-name="P3"><text:span text:style-name="T4"/></text:p>
      <text:p text:style-name="P3"><text:span text:style-name="T4">The asura clans have been killed. The eight pasas have been</text:span></text:p>
      <text:p text:style-name="P3"><text:span text:style-name="T4">cut asunder. Even Canda and Munda are dead. With both</text:span></text:p>
      <text:p text:style-name="P3"><text:span text:style-name="T4">Chanda (Pra-vrtti) and Munda (Ni-vrtti) dead, with both the</text:span></text:p>
      <text:p text:style-name="P3"><text:span text:style-name="T4">outward and inward movements of citta vrttis having ceased,</text:span></text:p>
      <text:p text:style-name="P3"><text:span text:style-name="T4">what remains to be done is only the stilling of the citta vrttis.</text:span></text:p>
      <text:p text:style-name="P3"><text:span text:style-name="T4">Raktabija, who strides onto the battlefield after the death of</text:span></text:p>
      <text:p text:style-name="P3"><text:span text:style-name="T4">Chanda and Munda, is none other than the citta vrttis. That</text:span></text:p>
      <text:p text:style-name="P3"><text:span text:style-name="T4">Raktabija is symbolic of citta vrrtis, becomes clear when we</text:span></text:p>
      <text:p text:style-name="P3"><text:span text:style-name="T4">examine his unique power-whenever a drop of his blood falls</text:span></text:p>
      <text:p text:style-name="P3"><text:span text:style-name="T4">to earth, another demon of identical size and strength springs</text:span></text:p>
      <text:p text:style-name="P3"><text:span text:style-name="T4">up. In the battle, innumerable demons proliferate from</text:span></text:p>
      <text:p text:style-name="P3"><text:span text:style-name="T4">Raktabija’s spilt blood, terrorising and bewildering the gods.</text:span></text:p>
      <text:p text:style-name="P3"><text:span text:style-name="T4">This is the nature of citta vrttis or thought processes. Each</text:span></text:p>
      <text:p text:style-name="P3"><text:span text:style-name="T4">vrtti leads to one more as thoughts multiply in geometric</text:span></text:p>
      <text:p text:style-name="P3"><text:span text:style-name="T4">progression. The same is true of desire too. Though the gods</text:span></text:p>
      <text:p text:style-name="P3"><text:span text:style-name="T4">are bewildered by the ever-multiplying citta vrttis, Durga</text:span></text:p>
      <text:p text:style-name="P3"><text:span text:style-name="T4">laughs knowingly. Is it better to conquer one desire by nipping</text:span></text:p>
      <text:p text:style-name="P3"><text:span text:style-name="T4">it in the bud or to satisfy a thousand desires? This is a serious</text:span></text:p>
      <text:p text:style-name="P3"><text:span text:style-name="T4">question that every aspirant needs to reflect over at some</text:span></text:p>
      <text:p text:style-name="P3"><text:span text:style-name="T4">stage or the other.</text:span></text:p>
      <text:p text:style-name="P3"><text:span text:style-name="T4">Desire makes us human but it is also the source of all</text:span></text:p>
      <text:p text:style-name="P3"><text:span text:style-name="T4">suffering. Desire is in the mind, as mental activity, as</text:span></text:p>
      <text:p text:style-name="P3"><text:span text:style-name="T4">thoughts, as citta vrttis. When desire takes centre stage we</text:span></text:p>
      <text:p text:style-name="P3"><text:span text:style-name="T4">often sit and watch helplessly wondering what we can do.</text:span></text:p>
      <text:p text:style-name="P3"><text:span text:style-name="T4">How do we release from the endless cycle of desire,</text:span></text:p>
      <text:p text:style-name="P3"><text:span text:style-name="T4">gratification or frustration? The gods too are bewildered and</text:span></text:p>
      <text:p text:style-name="P3"><text:span text:style-name="T4">frustrated by the ever-multiplying Raktabija. Ambika knows</text:span></text:p>
      <text:p text:style-name="P3"><text:span text:style-name="T4">the greatest truth of Yoga. Yoga is the stilling of citta vrttis</text:span></text:p>
      <text:p text:style-name="P3"><text:span text:style-name="T4">(Yogasutra 1. 2). The best and only efficient method is to</text:span></text:p>
      <text:p text:style-name="P3"><text:span text:style-name="T4">overcome the first desire, or first thought, rather than have to</text:span></text:p>
      <text:p text:style-name="P3"><text:span text:style-name="T4">fight a thousand more. Conquering the original desire will</text:span></text:p>
      <text:p text:style-name="P3"><text:span text:style-name="T4">release us from this endless cycle of desire, gratification,</text:span></text:p>
      <text:p text:style-name="P3"><text:span text:style-name="T4">disillusionment and frustration. The all knowing Candika</text:span></text:p>
      <text:p text:style-name="P3"><text:span text:style-name="T4">instructs Kali to roam about on the battlefield quickly</text:span></text:p>
      <text:p text:style-name="P3"><text:span text:style-name="T4">drinking the spilt drops of Raktabija’s blood as she attacked</text:span></text:p>
      <text:p text:style-name="P3"><text:span text:style-name="T4">him. As Kali drank Raktabija’s blood simultaneously</text:span></text:p>
      <text:p text:style-name="P3"><text:span text:style-name="T4">devouring the newly born demons who sprang from his spilt</text:span></text:p>
      <text:p text:style-name="P3"><text:span text:style-name="T4">blood, the bloodless Raktabija died promptly. Finally, only</text:span></text:p>
      <text:p text:style-name="P3"><text:span text:style-name="T4">two demons remain-Shumbha and Nishumbha.</text:span></text:p>
      <text:p text:style-name="P3"><text:span text:style-name="T4">Shumbha and Nishumbha are the inseparable brothers. In a</text:span></text:p>
      <text:p text:style-name="P3"><text:span text:style-name="T4">long battle sequence, the Goddess fights one-on-one first with</text:span></text:p>
      <text:p text:style-name="P3"><text:span text:style-name="T4">Nishumbha, then with Shumbha, and again with Nishumbha.</text:span></text:p>
      <text:p text:style-name="P3"><text:span text:style-name="T4">Nishumbha’s character is not highlighted much so far apart</text:span></text:p>
      <text:p text:style-name="P3"><text:soft-page-break/><text:span text:style-name="T4">from him being the younger brother of Shumbha, as dear as</text:span></text:p>
      <text:p text:style-name="P3"><text:span text:style-name="T4">life itself to Shumbha. If Shumbha is ‘Asmita’ the false sense</text:span></text:p>
      <text:p text:style-name="P3"><text:span text:style-name="T4">of self, Nishumbha is ‘mamatva’ or ‘mamata’. Nishumbha is as</text:span></text:p>
      <text:p text:style-name="P3"><text:span text:style-name="T4">dear as life itself to Shumbha because the identity of ‘Asmita’</text:span></text:p>
      <text:p text:style-name="P3"><text:span text:style-name="T4">the false sense of self , is shaped by its attachment (mamata)</text:span></text:p>
      <text:p text:style-name="P3"><text:span text:style-name="T4">to body-mind, possessions, family and social roles, group</text:span></text:p>
      <text:p text:style-name="P3"><text:span text:style-name="T4">affiliations, identity and beliefs too, among other adjuncts</text:span></text:p>
      <text:p text:style-name="P3"><text:span text:style-name="T4">(upadhis). An upadhi is a defining attribute, a limiting</text:span></text:p>
      <text:p text:style-name="P3"><text:span text:style-name="T4">qualification, a substitute, anything that maybe mistaken for</text:span></text:p>
      <text:p text:style-name="P3"><text:span text:style-name="T4">something else. Thus while Shumbha represents subjective</text:span></text:p>
      <text:p text:style-name="P3"><text:span text:style-name="T4">ego-awareness, Nishumbha represents the attachment to all</text:span></text:p>
      <text:p text:style-name="P3"><text:span text:style-name="T4">its objective attributes. The Devi’s battle sequence with the</text:span></text:p>
      <text:p text:style-name="P3"><text:span text:style-name="T4">asura brothers is the inner conflict between the boundless Self</text:span></text:p>
      <text:p text:style-name="P3"><text:span text:style-name="T4"/></text:p>
      <text:p text:style-name="P3"><text:span text:style-name="T4">and the limited sense of self or the subjective and limited</text:span></text:p>
      <text:p text:style-name="P3"><text:span text:style-name="T4">notion of identity. Being inextricably linked the two demon</text:span></text:p>
      <text:p text:style-name="P3"><text:span text:style-name="T4">brothers ‘Asmita’ and ‘mamatva’ fight, one rising up when the</text:span></text:p>
      <text:p text:style-name="P3"><text:span text:style-name="T4">other is knocked out. If it is not ‘Me’ it is about ‘Mine’. If it is</text:span></text:p>
      <text:p text:style-name="P3"><text:span text:style-name="T4">not about ‘Me’ it could be about ‘My’ children or spouse or</text:span></text:p>
      <text:p text:style-name="P3"><text:span text:style-name="T4">family or country or religion. But in the final reckoning, all</text:span></text:p>
      <text:p text:style-name="P3"><text:span text:style-name="T4">this is of little value. As already explained earlier although it</text:span></text:p>
      <text:p text:style-name="P3"><text:span text:style-name="T4">may seem that buddhi and purusha are identical, in reality</text:span></text:p>
      <text:p text:style-name="P3"><text:span text:style-name="T4">they are not. The Self (Atman) is not the same as non-self</text:span></text:p>
      <text:p text:style-name="P3"><text:span text:style-name="T4">(anatman). It is ignorance (avidya) that gives rise to the</text:span></text:p>
      <text:p text:style-name="P3"><text:span text:style-name="T4">mistaken notion that the non-self is identical to the Self.</text:span></text:p>
      <text:p text:style-name="P3"><text:span text:style-name="T4">Avidya is so powerful, pervasive and subtle, and is the root of</text:span></text:p>
      <text:p text:style-name="P3"><text:span text:style-name="T4">all other kleshas. It is avidya that makes us mistake buddhi,</text:span></text:p>
      <text:p text:style-name="P3"><text:span text:style-name="T4">which is also an upadhi, for the Self.</text:span></text:p>
      <text:p text:style-name="P3"><text:span text:style-name="T4">All these are appearances mistaken for reality-this is the</text:span></text:p>
      <text:p text:style-name="P3"><text:span text:style-name="T4">actual definition for an upadhi. It becomes clear, when</text:span></text:p>
      <text:p text:style-name="P3"><text:span text:style-name="T4">Nishumbha, in spite of all his apparent grandeur, is knocked</text:span></text:p>
      <text:p text:style-name="P3"><text:span text:style-name="T4">senseless to the ground. Even so, he rises up in desperation,</text:span></text:p>
      <text:p text:style-name="P3"><text:span text:style-name="T4">as a monster with ten thousand arms, suggestive of desperate</text:span></text:p>
      <text:p text:style-name="P3"><text:span text:style-name="T4">grasping or clinging to the the countless fragments of all that</text:span></text:p>
      <text:p text:style-name="P3"><text:span text:style-name="T4">one considers as one’s own, the countless notions of ‘mine’</text:span></text:p>
      <text:p text:style-name="P3"><text:span text:style-name="T4">that sustain the notion of a separate self, that only serves to</text:span></text:p>
      <text:p text:style-name="P3"><text:span text:style-name="T4">separate us from the Infinite One. This desperate instinctive</text:span></text:p>
      <text:p text:style-name="P3"><text:span text:style-name="T4">grasping or cliniging to the attachments of the limited self or</text:span></text:p>
      <text:p text:style-name="P3"><text:span text:style-name="T4">ego-awareness is the final klesha, Abhinivesha. Abhinivesha is</text:span></text:p>
      <text:p text:style-name="P3"><text:span text:style-name="T4">the most basic attachment to life that all living beings</text:span></text:p>
      <text:p text:style-name="P3"><text:span text:style-name="T4">instinctually possess. It manifests as fear of death, as fear of</text:span></text:p>
      <text:p text:style-name="P3"><text:span text:style-name="T4">death of one’s individual existence, as fear of death of one’s</text:span></text:p>
      <text:p text:style-name="P3"><text:span text:style-name="T4">individuality, as fear that desperately clings to the</text:span></text:p>
      <text:p text:style-name="P3"><text:span text:style-name="T4">innumerable fragments of non-self as the Self. All this is</text:span></text:p>
      <text:p text:style-name="P3"><text:span text:style-name="T4">because of the misidentification of the Self with the everchanging</text:span></text:p>
      <text:p text:style-name="P3"><text:span text:style-name="T4">Prakrti or material nature.</text:span></text:p>
      <text:p text:style-name="P3"><text:span text:style-name="T4">As the Goddess (Self) penetrates the ten thousand armed</text:span></text:p>
      <text:p text:style-name="P3"><text:span text:style-name="T4">monster’s (Abhinivesha’s) heart, the demon’s essence appears</text:span></text:p>
      <text:p text:style-name="P3"><text:span text:style-name="T4">one final time, pleading for the Goddess to stop, indicating</text:span></text:p>
      <text:p text:style-name="P3"><text:span text:style-name="T4">how unrelentingly one clings because of this klesha. However</text:span></text:p>
      <text:p text:style-name="P3"><text:span text:style-name="T4">no upadhi can last truly till the end before the Devi’s sword of</text:span></text:p>
      <text:p text:style-name="P3"><text:span text:style-name="T4">knowledge (gnana). Finally as She slays him, only Shumbha is</text:span></text:p>
      <text:p text:style-name="P3"><text:span text:style-name="T4">left all alone, stripped of all the false things that he has</text:span></text:p>
      <text:p text:style-name="P3"><text:span text:style-name="T4">identified himself with all along. With no other support</text:span></text:p>
      <text:p text:style-name="P3"><text:span text:style-name="T4">Shumbha, the false self has to battle it out alone. The first six</text:span></text:p>
      <text:p text:style-name="P3"><text:span text:style-name="T4">verses of the tenth chapter drive home the crux of the entire</text:span></text:p>
      <text:p text:style-name="P3"><text:span text:style-name="T4">third episode.</text:span></text:p>
      <text:p text:style-name="P3"><text:soft-page-break/><text:span text:style-name="T4">Shumbha addresses the Devi as Durga (10.3), reminding us</text:span></text:p>
      <text:p text:style-name="P3"><text:span text:style-name="T4">that She is the selfsame Goddess who killed Mahishasura</text:span></text:p>
      <text:p text:style-name="P3"><text:span text:style-name="T4">earlier on in the second episode. Shumbha, the false self, is</text:span></text:p>
      <text:p text:style-name="P3"><text:span text:style-name="T4">based on the erroneous notion of multiplicity and</text:span></text:p>
      <text:p text:style-name="P3"><text:span text:style-name="T4">individuality. Shumbha sees only multiplicity and cannot</text:span></text:p>
      <text:p text:style-name="P3"><text:span text:style-name="T4">recognise the unity of all existence. Perplexed by the multiple</text:span></text:p>
      <text:p text:style-name="P3"><text:span text:style-name="T4">names used to refer to the Goddess-Devi, Chandika, Ambika,</text:span></text:p>
      <text:p text:style-name="P3"><text:span text:style-name="T4">Kali, Chamunda, Brahmani, Maheshwari, Kaumari,</text:span></text:p>
      <text:p text:style-name="P3"><text:span text:style-name="T4">Vaishnavi, Varahi, Narasimhi, Aindri and a host of other</text:span></text:p>
      <text:p text:style-name="P3"><text:span text:style-name="T4">names throughout the text, one might possibly forget that</text:span></text:p>
      <text:p text:style-name="P3"><text:span text:style-name="T4">there is only one Goddess in the entire narrative. Shumbha</text:span></text:p>
      <text:p text:style-name="P3"><text:span text:style-name="T4">too fails to recognise that the Devi is indeed one without a</text:span></text:p>
      <text:p text:style-name="P3"><text:span text:style-name="T4">second. He refuses to recognise the unity of all existence as he</text:span></text:p>
      <text:p text:style-name="P3"><text:span text:style-name="T4"/></text:p>
      <text:p text:style-name="P3"><text:span text:style-name="T4">chides Her for depending on the strength of others.</text:span></text:p>
      <text:p text:style-name="P3"><text:span text:style-name="T4">Thereupon the Devi reveals that she is one without a second,</text:span></text:p>
      <text:p text:style-name="P3"><text:span text:style-name="T4">saying “I alone exist in this universe. Who else is there besides</text:span></text:p>
      <text:p text:style-name="P3"><text:span text:style-name="T4">me?” (10.5). This is the great dictum, the Mahavakya of the</text:span></text:p>
      <text:p text:style-name="P3"><text:span text:style-name="T4">Devi Mahatmyam.</text:span></text:p>
      <text:p text:style-name="P3"><text:span text:style-name="T4">Following this proclamation of divine unity, She affirms that</text:span></text:p>
      <text:p text:style-name="P3"><text:span text:style-name="T4">the many manifestations, are but projections of Her own</text:span></text:p>
      <text:p text:style-name="P3"><text:span text:style-name="T4">power, as are all other forms she inhabits (10. 8). The truth of</text:span></text:p>
      <text:p text:style-name="P3"><text:span text:style-name="T4">infinite Being and Oneness cannot be appreciated by the false</text:span></text:p>
      <text:p text:style-name="P3"><text:span text:style-name="T4">self, for how can the false or individual self exist if it can</text:span></text:p>
      <text:p text:style-name="P3"><text:span text:style-name="T4">realise Oneness? How can the limited notion of individuality</text:span></text:p>
      <text:p text:style-name="P3"><text:span text:style-name="T4">exist alongside the unbounded, infinite Self? This is the</text:span></text:p>
      <text:p text:style-name="P3"><text:span text:style-name="T4">delusional power of Mahamaya. Just as all the divine</text:span></text:p>
      <text:p text:style-name="P3"><text:span text:style-name="T4">manifestations are projections of the Goddess, all the asuras</text:span></text:p>
      <text:p text:style-name="P3"><text:span text:style-name="T4">are also projections of Asmita. Now that Shumbha is all alone,</text:span></text:p>
      <text:p text:style-name="P3"><text:span text:style-name="T4">denuded of all the multiple projections of individual egoawareness,</text:span></text:p>
      <text:p text:style-name="P3"><text:span text:style-name="T4">the climax of the battle is between the limited self</text:span></text:p>
      <text:p text:style-name="P3"><text:span text:style-name="T4">and the Supreme Self. But it is not a battle between equals</text:span></text:p>
      <text:p text:style-name="P3"><text:span text:style-name="T4">though it looks like one on the face of it.</text:span></text:p>
      <text:p text:style-name="P3"><text:span text:style-name="T4">After exhausting all weapons, Shumbha and the Devi fight</text:span></text:p>
      <text:p text:style-name="P3"><text:span text:style-name="T4">hand to hand in mid-air as never before, to the astonishment</text:span></text:p>
      <text:p text:style-name="P3"><text:span text:style-name="T4">of the saints and sages! The combat with Shumbha is the</text:span></text:p>
      <text:p text:style-name="P3"><text:span text:style-name="T4">rarest one, as Asmita is extremely elusive and stubborn. But</text:span></text:p>
      <text:p text:style-name="P3"><text:span text:style-name="T4">the Devi’s Sattvic power can overcome the mightiest asuric</text:span></text:p>
      <text:p text:style-name="P3"><text:span text:style-name="T4">force though after a short-lived play of power. Their battle is</text:span></text:p>
      <text:p text:style-name="P3"><text:span text:style-name="T4">symbolic of a spiritual struggle that is beyond the realm of day</text:span></text:p>
      <text:p text:style-name="P3"><text:span text:style-name="T4">to day existence. This is the significance of the metaphor of</text:span></text:p>
      <text:p text:style-name="P3"><text:span text:style-name="T4">fighting in mid-air. Eventually the Devi kills him by piercing</text:span></text:p>
      <text:p text:style-name="P3"><text:span text:style-name="T4">the asura with Her spear of knowledge (gnana). The death of</text:span></text:p>
      <text:p text:style-name="P3"><text:span text:style-name="T4">Asmita, the false self, or limited ego-awareness, is nothing but</text:span></text:p>
      <text:p text:style-name="P3"><text:span text:style-name="T4">the relinquishing of a limited identity. But in losing this</text:span></text:p>
      <text:p text:style-name="P3"><text:span text:style-name="T4">limited identity one gains an unimaginably greater one-that of</text:span></text:p>
      <text:p text:style-name="P3"><text:span text:style-name="T4">the Supreme Being. This final victory represents the</text:span></text:p>
      <text:p text:style-name="P3"><text:span text:style-name="T4">realization of the true Self, the end of all multiplicity, the</text:span></text:p>
      <text:p text:style-name="P3"><text:span text:style-name="T4">steady experience of Oneness, and the passage from an everchanging</text:span></text:p>
      <text:p text:style-name="P3"><text:span text:style-name="T4">becoming to Pure Awareness or Being. Finally one</text:span></text:p>
      <text:p text:style-name="P3"><text:span text:style-name="T4">can now join the seer of the Svetasvatara Upanishad in</text:span></text:p>
      <text:p text:style-name="P3"><text:span text:style-name="T4">affirming, “I know the unchanging, primeval One, the</text:span></text:p>
      <text:p text:style-name="P3"><text:span text:style-name="T4">indwelling Self of all things, existing everywhere, all</text:span></text:p>
      <text:p text:style-name="P3"><text:span text:style-name="T4">pervading, whom the wise declare to be eternal, free from</text:span></text:p>
      <text:p text:style-name="P3"><text:span text:style-name="T4">birth” (3. 21).</text:span></text:p>
      <text:p text:style-name="P3"><text:span text:style-name="T4"/></text:p>
      <text:p text:style-name="P3"><text:span text:style-name="T4">SECTION 4</text:span></text:p>
      <text:p text:style-name="P3"><text:soft-page-break/><text:span text:style-name="T4">Middle episode</text:span></text:p>
      <text:p text:style-name="P3"><text:span text:style-name="T4">(Madhyama Caritra) -</text:span></text:p>
      <text:p text:style-name="P3"><text:span text:style-name="T4">Chapters 2, 3 and 4</text:span></text:p>
      <text:p text:style-name="P3"><text:span text:style-name="T4">The second episode of the glory of the Goddess is constituted</text:span></text:p>
      <text:p text:style-name="P3"><text:span text:style-name="T4">by the second, third and fourth chapters-‘The Slaughter of</text:span></text:p>
      <text:p text:style-name="P3"><text:span text:style-name="T4">Mahishasura’s Armies’, ‘The Slaying of Mahishasura’ and ‘The</text:span></text:p>
      <text:p text:style-name="P3"><text:span text:style-name="T4">Devi Stuti’, respectively. The second episode narrates how the</text:span></text:p>
      <text:p text:style-name="P3"><text:span text:style-name="T4">mother Goddess helped the gods by killing Mahishasura who</text:span></text:p>
      <text:p text:style-name="P3"><text:span text:style-name="T4">took many different forms, including that of a buffalo.</text:span></text:p>
      <text:p text:style-name="P3"><text:span text:style-name="T4">Chapter 2</text:span></text:p>
      <text:p text:style-name="P3"><text:span text:style-name="T4">Of yore when Mahishasura was the lord of asuras and Indra</text:span></text:p>
      <text:p text:style-name="P3"><text:span text:style-name="T4">the lord of devas, there was a war between the devas and</text:span></text:p>
      <text:p text:style-name="P3"><text:span text:style-name="T4">asuras for a full hundred years. In that the army of the gods</text:span></text:p>
      <text:p text:style-name="P3"><text:span text:style-name="T4">was vanquished by the mighty demons. After conquering all</text:span></text:p>
      <text:p text:style-name="P3"><text:span text:style-name="T4">the devas, Mahisasura became the lord of heaven. Driven</text:span></text:p>
      <text:p text:style-name="P3"><text:span text:style-name="T4">away from their homes the vanquished devas headed by</text:span></text:p>
      <text:p text:style-name="P3"><text:span text:style-name="T4">Brahma, the father of beings, went to the place where Siva and</text:span></text:p>
      <text:p text:style-name="P3"><text:span text:style-name="T4">Vishnu were. The devas then narrated the story of their defeat</text:span></text:p>
      <text:p text:style-name="P3"><text:span text:style-name="T4">wrought by Mahishasura in detail. “He (Mahishasura) himself</text:span></text:p>
      <text:p text:style-name="P3"><text:span text:style-name="T4">has assumed the jurisdictions of Surya, Indra, Agni, Vayu,</text:span></text:p>
      <text:p text:style-name="P3"><text:span text:style-name="T4">Chandra, Yama and Varuna and of other gods too. Thrown out</text:span></text:p>
      <text:p text:style-name="P3"><text:span text:style-name="T4">from heaven by that evil-natured Mahisha, the hosts of devas</text:span></text:p>
      <text:p text:style-name="P3"><text:span text:style-name="T4">wander on the earth like mortals. All that has been done by</text:span></text:p>
      <text:p text:style-name="P3"><text:span text:style-name="T4">the enemy of the devas, has been related to you both, we seek</text:span></text:p>
      <text:p text:style-name="P3"><text:span text:style-name="T4">shelter under you both. May both of you be pleased to think</text:span></text:p>
      <text:p text:style-name="P3"><text:span text:style-name="T4">out the means of his destruction”. Thus spoke the devas.</text:span></text:p>
      <text:p text:style-name="P3"><text:span text:style-name="T4">Vishnu and Siva were greatly angered on hearing the tyranny</text:span></text:p>
      <text:p text:style-name="P3"><text:span text:style-name="T4">of Mahishasura. As their faces became fierce with frowns</text:span></text:p>
      <text:p text:style-name="P3"><text:span text:style-name="T4">there issued forth a great light from the face of Vishnu who</text:span></text:p>
      <text:p text:style-name="P3"><text:span text:style-name="T4">was full of intense anger, and from that of Brahma and Siva</text:span></text:p>
      <text:p text:style-name="P3"><text:span text:style-name="T4">too. A very great light sprang forth from the bodies of Indra</text:span></text:p>
      <text:p text:style-name="P3"><text:span text:style-name="T4">and other devas as well. All this light united together. The</text:span></text:p>
      <text:p text:style-name="P3"><text:span text:style-name="T4">devas saw there a concentration of light like a mountain</text:span></text:p>
      <text:p text:style-name="P3"><text:span text:style-name="T4">blazing excessively, pervading all the quarters with its flames.</text:span></text:p>
      <text:p text:style-name="P3"><text:span text:style-name="T4">Then that unique light, produced from the bodies of all the</text:span></text:p>
      <text:p text:style-name="P3"><text:span text:style-name="T4">devas, pervading the three worlds with its lustre, combined</text:span></text:p>
      <text:p text:style-name="P3"><text:span text:style-name="T4">into one and became a female form; the manifestation of the</text:span></text:p>
      <text:p text:style-name="P3"><text:span text:style-name="T4">lights of other devas too combined into the auspicious being</text:span></text:p>
      <text:p text:style-name="P3"><text:span text:style-name="T4">of the Goddess. Then looking at her, who had come into being</text:span></text:p>
      <text:p text:style-name="P3"><text:span text:style-name="T4">from the assembled lights of all the devas, the immortals who</text:span></text:p>
      <text:p text:style-name="P3"><text:span text:style-name="T4">were oppressed by Mahishasura experienced great joy.</text:span></text:p>
      <text:p text:style-name="P3"><text:span text:style-name="T4">Drawing forth a trident from his own trident Shiva presented</text:span></text:p>
      <text:p text:style-name="P3"><text:span text:style-name="T4">it to her; Vishnu brought forth a discus out of his own discus</text:span></text:p>
      <text:p text:style-name="P3"><text:span text:style-name="T4">and gave it to her. Varuna gave her a conch, Agni a spear; and</text:span></text:p>
      <text:p text:style-name="P3"><text:span text:style-name="T4">Maruta gave a bow as well as two quivers full of arrows. Indra,</text:span></text:p>
      <text:p text:style-name="P3"><text:span text:style-name="T4">lord of devas, bringing forth a thunderbolt out of his own</text:span></text:p>
      <text:p text:style-name="P3"><text:span text:style-name="T4"/></text:p>
      <text:p text:style-name="P3"><text:span text:style-name="T4">thunderbolt and a bell from that of his elephant Airavata, gave</text:span></text:p>
      <text:p text:style-name="P3"><text:span text:style-name="T4">them to her. Yama gave a staff from his own staff of death and</text:span></text:p>
      <text:p text:style-name="P3"><text:span text:style-name="T4">Varuna, the lord of waters, gave her a noose. Brahma, the lord</text:span></text:p>
      <text:p text:style-name="P3"><text:span text:style-name="T4">of beings, gave a string of beads and a water-pot. Surya placed</text:span></text:p>
      <text:p text:style-name="P3"><text:span text:style-name="T4">his own rays on all the pores of her skin, while Kala gave her a</text:span></text:p>
      <text:p text:style-name="P3"><text:span text:style-name="T4">sword and a spotless shield. The milky ocean gave her the best</text:span></text:p>
      <text:p text:style-name="P3"><text:span text:style-name="T4">ornaments and garments, Vishwakarma gave her a brilliant</text:span></text:p>
      <text:p text:style-name="P3"><text:span text:style-name="T4">axe, various missiles and an unbreakable armour. The ocean</text:span></text:p>
      <text:p text:style-name="P3"><text:span text:style-name="T4">gave her unfading lotus garlands to wear and a very beautiful</text:span></text:p>
      <text:p text:style-name="P3"><text:span text:style-name="T4">lotus to be held in her hand. Himavan gave her various gems</text:span></text:p>
      <text:p text:style-name="P3"><text:soft-page-break/><text:span text:style-name="T4">and the lion as her vehicle. Kubera the lord of wealth gave her</text:span></text:p>
      <text:p text:style-name="P3"><text:span text:style-name="T4">a drinking cup always full of celestial wine.</text:span></text:p>
      <text:p text:style-name="P3"><text:span text:style-name="T4">Honoured with ornaments and weapons by the remaining</text:span></text:p>
      <text:p text:style-name="P3"><text:span text:style-name="T4">gods too, the Goddess roared with loud laughter again and</text:span></text:p>
      <text:p text:style-name="P3"><text:span text:style-name="T4">again. The entire sky was filled with her immeasurable</text:span></text:p>
      <text:p text:style-name="P3"><text:span text:style-name="T4">stupendous roar and great was the echo that reverberated. All</text:span></text:p>
      <text:p text:style-name="P3"><text:span text:style-name="T4">the worlds were frenzied and the oceans raged. The earth</text:span></text:p>
      <text:p text:style-name="P3"><text:span text:style-name="T4">quaked and the mountains rocked in the wake of the Warrior</text:span></text:p>
      <text:p text:style-name="P3"><text:span text:style-name="T4">Goddess, the great unity of the innate powers (saktis) of all</text:span></text:p>
      <text:p text:style-name="P3"><text:span text:style-name="T4">the gods. “Victory to you,” exclaimed the gods in joy to her,</text:span></text:p>
      <text:p text:style-name="P3"><text:span text:style-name="T4">the lion-rider. The sages extolled her bowing their bodies in</text:span></text:p>
      <text:p text:style-name="P3"><text:span text:style-name="T4">salutation. Seeing the three worlds agitated the foes of the</text:span></text:p>
      <text:p text:style-name="P3"><text:span text:style-name="T4">gods, marshalled all their armies and rose up together with</text:span></text:p>
      <text:p text:style-name="P3"><text:span text:style-name="T4">uplifted weapons. Exclaiming in wrath, Mahishasura rushed</text:span></text:p>
      <text:p text:style-name="P3"><text:span text:style-name="T4">towards that sound, accompanied by innumerable asuras.</text:span></text:p>
      <text:p text:style-name="P3"><text:span text:style-name="T4">Then he saw the Goddess pervading the three worlds with her</text:span></text:p>
      <text:p text:style-name="P3"><text:span text:style-name="T4">effulgence. Making the earth bend with her footstep, scraping</text:span></text:p>
      <text:p text:style-name="P3"><text:span text:style-name="T4">the sky with her diadem, shaking the nether worlds with the</text:span></text:p>
      <text:p text:style-name="P3"><text:span text:style-name="T4">twang of the bow-string, she stood there covering all the</text:span></text:p>
      <text:p text:style-name="P3"><text:span text:style-name="T4">quarters with her thousand arms.</text:span></text:p>
      <text:p text:style-name="P3"><text:span text:style-name="T4">Then began the battle between that Devi and the enemies of</text:span></text:p>
      <text:p text:style-name="P3"><text:span text:style-name="T4">the devas, in which the quarters of the sky were illumined by</text:span></text:p>
      <text:p text:style-name="P3"><text:span text:style-name="T4">various arrows and missiles hurled at each other. She, the</text:span></text:p>
      <text:p text:style-name="P3"><text:span text:style-name="T4">Goddess Durga, the embodiment of the lethal energy of divine</text:span></text:p>
      <text:p text:style-name="P3"><text:span text:style-name="T4">anger turned against evil, set herself to destroy the armies of</text:span></text:p>
      <text:p text:style-name="P3"><text:span text:style-name="T4">Mahishasura. Mahisasura's general, a great asura named</text:span></text:p>
      <text:p text:style-name="P3"><text:span text:style-name="T4">Chiksura and Chamara fought, equipped with the fourfold</text:span></text:p>
      <text:p text:style-name="P3"><text:span text:style-name="T4">complement of armies of asuras. A great asura named Udagra</text:span></text:p>
      <text:p text:style-name="P3"><text:span text:style-name="T4">with sixty thousand chariots, and Mahahanu with ten million</text:span></text:p>
      <text:p text:style-name="P3"><text:span text:style-name="T4">chariots waged the battle. Asiloman, another great asura, with</text:span></text:p>
      <text:p text:style-name="P3"><text:span text:style-name="T4">fifteen million chariots and Baskala with six millions fought in</text:span></text:p>
      <text:p text:style-name="P3"><text:span text:style-name="T4">that battle. Privarita with many thousands of elephants and</text:span></text:p>
      <text:p text:style-name="P3"><text:span text:style-name="T4">horses, and encircled by ten million chariots, fought in that</text:span></text:p>
      <text:p text:style-name="P3"><text:span text:style-name="T4">battle. An asura named Bidala fought in that battle</text:span></text:p>
      <text:p text:style-name="P3"><text:span text:style-name="T4">surrounded by five billion chariots. And other great asuras,</text:span></text:p>
      <text:p text:style-name="P3"><text:span text:style-name="T4">thousands in number, surrounded with chariots, elephants</text:span></text:p>
      <text:p text:style-name="P3"><text:span text:style-name="T4">and horses fought with the Devi in that battle.</text:span></text:p>
      <text:p text:style-name="P3"><text:span text:style-name="T4">Mahisasura was encircled by many billions chariots, horses</text:span></text:p>
      <text:p text:style-name="P3"><text:span text:style-name="T4">and elephants in that battle. Other asuras too fought in the</text:span></text:p>
      <text:p text:style-name="P3"><text:span text:style-name="T4">battle against the Devi with iron maces and javelins, with</text:span></text:p>
      <text:p text:style-name="P3"><text:span text:style-name="T4">spears and clubs, with swords, battle-axes and halberds. Some</text:span></text:p>
      <text:p text:style-name="P3"><text:span text:style-name="T4">hurled spears and others nooses. They began to strike her</text:span></text:p>
      <text:p text:style-name="P3"><text:span text:style-name="T4">with swords in order to kill her. Showering her own weapons</text:span></text:p>
      <text:p text:style-name="P3"><text:span text:style-name="T4">and arms, Goddess Chandika too, quite playfully, cut into</text:span></text:p>
      <text:p text:style-name="P3"><text:span text:style-name="T4">pieces all those weapons and arms. With gods and sages</text:span></text:p>
      <text:p text:style-name="P3"><text:span text:style-name="T4">extolling her, showing no signs of fatigue on her face, the</text:span></text:p>
      <text:p text:style-name="P3"><text:span text:style-name="T4"/></text:p>
      <text:p text:style-name="P3"><text:span text:style-name="T4">Goddess Isvari hurled her weapons and arms at the bodies of</text:span></text:p>
      <text:p text:style-name="P3"><text:span text:style-name="T4">the asuras. The mount of the Goddess, the lion, shaking its</text:span></text:p>
      <text:p text:style-name="P3"><text:span text:style-name="T4">mane in rage, stalked amidst the armies of the asuras like a</text:span></text:p>
      <text:p text:style-name="P3"><text:span text:style-name="T4">blazing forest fire. The sighs which the Goddess Ambika,</text:span></text:p>
      <text:p text:style-name="P3"><text:span text:style-name="T4">fighting in the battle, heaved became at once her battalions by</text:span></text:p>
      <text:p text:style-name="P3"><text:span text:style-name="T4">hundreds and thousands.</text:span></text:p>
      <text:p text:style-name="P3"><text:span text:style-name="T4">Energized by the power of the Devi, these battalions fought</text:span></text:p>
      <text:p text:style-name="P3"><text:span text:style-name="T4">with battle-axes, javelins, swords and halberds, destroying the</text:span></text:p>
      <text:p text:style-name="P3"><text:span text:style-name="T4">asuras. Of these battalions, some beat drums, some blew</text:span></text:p>
      <text:p text:style-name="P3"><text:span text:style-name="T4">conches and others played on tabors in that great martial</text:span></text:p>
      <text:p text:style-name="P3"><text:soft-page-break/><text:span text:style-name="T4">festival. The Goddess killed hundreds of asuras with her</text:span></text:p>
      <text:p text:style-name="P3"><text:span text:style-name="T4">trident, mace, showers of spears, swords and the like, and</text:span></text:p>
      <text:p text:style-name="P3"><text:span text:style-name="T4">threw down others who were stupefied by the noise of her</text:span></text:p>
      <text:p text:style-name="P3"><text:span text:style-name="T4">bell. Binding others with her noose, she dragged them on the</text:span></text:p>
      <text:p text:style-name="P3"><text:span text:style-name="T4">ground. Some were split into two by the sharp fall of her</text:span></text:p>
      <text:p text:style-name="P3"><text:span text:style-name="T4">sword, and others, smashed by the blows of her mace, lay</text:span></text:p>
      <text:p text:style-name="P3"><text:span text:style-name="T4">down on the ground while some who were severely hammered</text:span></text:p>
      <text:p text:style-name="P3"><text:span text:style-name="T4">by the pestle vomited blood. Pierced in the breast by her</text:span></text:p>
      <text:p text:style-name="P3"><text:span text:style-name="T4">trident, some fell on the ground.</text:span></text:p>
      <text:p text:style-name="P3"><text:span text:style-name="T4">In the battlefield, the asuras who afflicted the gods were</text:span></text:p>
      <text:p text:style-name="P3"><text:span text:style-name="T4">caught in a flood of arrows and were pierced all over by</text:span></text:p>
      <text:p text:style-name="P3"><text:span text:style-name="T4">arrows. Resembling porcupines, they breathed their last.</text:span></text:p>
      <text:p text:style-name="P3"><text:span text:style-name="T4">Some had their arms cut off, some others their necks. Heads</text:span></text:p>
      <text:p text:style-name="P3"><text:span text:style-name="T4">of others rolled down while some others were torn asunder in</text:span></text:p>
      <text:p text:style-name="P3"><text:span text:style-name="T4">the middle of their trunks. Some great asuras fell on the</text:span></text:p>
      <text:p text:style-name="P3"><text:span text:style-name="T4">ground with their legs severed. Some rendered one-armed,</text:span></text:p>
      <text:p text:style-name="P3"><text:span text:style-name="T4">one-eyed, and one-legged were again rent into two by the</text:span></text:p>
      <text:p text:style-name="P3"><text:span text:style-name="T4">Goddess. And others, though rendered headless, fell and rose</text:span></text:p>
      <text:p text:style-name="P3"><text:span text:style-name="T4">again. Some of these headless trunks danced there in the</text:span></text:p>
      <text:p text:style-name="P3"><text:span text:style-name="T4">battlefield to the rhythm of the battle drums. The trunks of</text:span></text:p>
      <text:p text:style-name="P3"><text:span text:style-name="T4">some other great asuras whose heads had been severed just</text:span></text:p>
      <text:p text:style-name="P3"><text:span text:style-name="T4">then, shouted at the Devi “Stop, stop”, with their swords,</text:span></text:p>
      <text:p text:style-name="P3"><text:span text:style-name="T4">spears and lances still in their hands.</text:span></text:p>
      <text:p text:style-name="P3"><text:span text:style-name="T4">That part of the earth where the battle was fought became</text:span></text:p>
      <text:p text:style-name="P3"><text:span text:style-name="T4">impassable with the asuras, elephants and horses and chariots</text:span></text:p>
      <text:p text:style-name="P3"><text:span text:style-name="T4">that had been felled. Streams of blood from the asuras,</text:span></text:p>
      <text:p text:style-name="P3"><text:span text:style-name="T4">elephants and horses flowed immediately like large rivers</text:span></text:p>
      <text:p text:style-name="P3"><text:span text:style-name="T4">amidst that army of the asuras. As fire consumes a huge heap</text:span></text:p>
      <text:p text:style-name="P3"><text:span text:style-name="T4">of straw and wood, so did Ambika destroy that vast army of</text:span></text:p>
      <text:p text:style-name="P3"><text:span text:style-name="T4">asuras in no time. And her carrier-lion, thundering aloud with</text:span></text:p>
      <text:p text:style-name="P3"><text:span text:style-name="T4">quivering mane, prowled about in the battlefield, appearing to</text:span></text:p>
      <text:p text:style-name="P3"><text:span text:style-name="T4">search out the vital breaths from the bodies of the enemies of</text:span></text:p>
      <text:p text:style-name="P3"><text:span text:style-name="T4">the gods. In that battlefield the battalions of the Goddess</text:span></text:p>
      <text:p text:style-name="P3"><text:span text:style-name="T4">fought in such a manner with the asuras that the gods were</text:span></text:p>
      <text:p text:style-name="P3"><text:span text:style-name="T4">pleased and showered flowers from heaven.</text:span></text:p>
      <text:p text:style-name="P3"><text:span text:style-name="T4">Thus ends the second chapter – ‘Slaughter of the armies of</text:span></text:p>
      <text:p text:style-name="P3"><text:span text:style-name="T4">Mahisasura’-of Devi-Mahatmya in Markandeya Purana.</text:span></text:p>
      <text:p text:style-name="P3"><text:span text:style-name="T4">Chapter 3</text:span></text:p>
      <text:p text:style-name="P3"><text:span text:style-name="T4">Seeing that army being slain, Ciksura, the great asura general,</text:span></text:p>
      <text:p text:style-name="P3"><text:span text:style-name="T4">proceeded in anger to fight with Ambika. The asura rained</text:span></text:p>
      <text:p text:style-name="P3"><text:span text:style-name="T4">showers of arrows on the Goddess in battle just as a cloud</text:span></text:p>
      <text:p text:style-name="P3"><text:span text:style-name="T4">showers rain on the peak of Mount Meru. Then the Goddess</text:span></text:p>
      <text:p text:style-name="P3"><text:span text:style-name="T4">playfully cutting asunder the volley of arrows, killed his horses</text:span></text:p>
      <text:p text:style-name="P3"><text:span text:style-name="T4">and their driver with her arrows. Forthwith she broke his bow</text:span></text:p>
      <text:p text:style-name="P3"><text:span text:style-name="T4">and banner flying aloft, and with swift arrows she pierced the</text:span></text:p>
      <text:p text:style-name="P3"><text:span text:style-name="T4"/></text:p>
      <text:p text:style-name="P3"><text:span text:style-name="T4">body of that asura whose bow had been broken. His bow</text:span></text:p>
      <text:p text:style-name="P3"><text:span text:style-name="T4">shattered, his chariot smashed, his horses killed and his</text:span></text:p>
      <text:p text:style-name="P3"><text:span text:style-name="T4">charioteer slain, the asura armed with sword and shield</text:span></text:p>
      <text:p text:style-name="P3"><text:span text:style-name="T4">jumped at the Goddess. Swiftly he struck the lion on the head</text:span></text:p>
      <text:p text:style-name="P3"><text:span text:style-name="T4">with his sharp-edged sword and hit the Devi also on her left</text:span></text:p>
      <text:p text:style-name="P3"><text:span text:style-name="T4">arm. His sword broke into pieces as soon as it touched her</text:span></text:p>
      <text:p text:style-name="P3"><text:span text:style-name="T4">arm. Eyes reddened with anger he took the spear and hurled</text:span></text:p>
      <text:p text:style-name="P3"><text:span text:style-name="T4">the resplendent weapon at Bhandrakali, as though he was</text:span></text:p>
      <text:p text:style-name="P3"><text:span text:style-name="T4">hurling the very orb of sun from the skies. Seeing the spear</text:span></text:p>
      <text:p text:style-name="P3"><text:span text:style-name="T4">coming upon her, the Devi hurled her spear. It shattered his</text:span></text:p>
      <text:p text:style-name="P3"><text:span text:style-name="T4">spear into a hundred pieces, as it did likewise with the great</text:span></text:p>
      <text:p text:style-name="P3"><text:soft-page-break/><text:span text:style-name="T4">asura.</text:span></text:p>
      <text:p text:style-name="P3"><text:span text:style-name="T4">When the very valiant general of Mahisha, was slain, Camara,</text:span></text:p>
      <text:p text:style-name="P3"><text:span text:style-name="T4">the afflictor of the gods came forward mounted on an</text:span></text:p>
      <text:p text:style-name="P3"><text:span text:style-name="T4">elephant. He too hurled his lance at the Devi. Ambika quickly</text:span></text:p>
      <text:p text:style-name="P3"><text:span text:style-name="T4">assailed it with a grunt, made it lustreless and fall to the</text:span></text:p>
      <text:p text:style-name="P3"><text:span text:style-name="T4">ground. Seeing his lance broken and fallen, Camara, full of</text:span></text:p>
      <text:p text:style-name="P3"><text:span text:style-name="T4">rage, hurled a spear, and she broke that also with her arrows.</text:span></text:p>
      <text:p text:style-name="P3"><text:span text:style-name="T4">Then the lion, leaping up and seating itself at the centre of the</text:span></text:p>
      <text:p text:style-name="P3"><text:span text:style-name="T4">elephant’s forehead, engaged itself in a hand to hand fight</text:span></text:p>
      <text:p text:style-name="P3"><text:span text:style-name="T4">with that enemy of the gods. Fighting, the two then came</text:span></text:p>
      <text:p text:style-name="P3"><text:span text:style-name="T4">down to the earth from the back of the elephant, and fought</text:span></text:p>
      <text:p text:style-name="P3"><text:span text:style-name="T4">very animatedly dealing each other terrible blows. Then the</text:span></text:p>
      <text:p text:style-name="P3"><text:span text:style-name="T4">lion, springing up quickly to the sky, and descending, severed</text:span></text:p>
      <text:p text:style-name="P3"><text:span text:style-name="T4">Camara's head with a blow of its paw.</text:span></text:p>
      <text:p text:style-name="P3"><text:span text:style-name="T4">Udagra was killed in the battle by the Devi with rocks, trees</text:span></text:p>
      <text:p text:style-name="P3"><text:span text:style-name="T4">and the like. Karala was brought down by her teeth, fists and</text:span></text:p>
      <text:p text:style-name="P3"><text:span text:style-name="T4">slaps. Enraged, the Devi pulverised Uddhata with the blows of</text:span></text:p>
      <text:p text:style-name="P3"><text:span text:style-name="T4">her mace. She killed Baskala with a javelin and destroyed</text:span></text:p>
      <text:p text:style-name="P3"><text:span text:style-name="T4">Tamra and Andhaka with arrows. The three-eyed Supreme</text:span></text:p>
      <text:p text:style-name="P3"><text:span text:style-name="T4">Isvari killed Ugrasya, Ugravirya and Mahahanu too with her</text:span></text:p>
      <text:p text:style-name="P3"><text:span text:style-name="T4">trident. With her sword she struck down Bidala's head from</text:span></text:p>
      <text:p text:style-name="P3"><text:span text:style-name="T4">his body, and dispatched both Durdhara and Durmudha to</text:span></text:p>
      <text:p text:style-name="P3"><text:span text:style-name="T4">the abode of Death with her arrows.</text:span></text:p>
      <text:p text:style-name="P3"><text:span text:style-name="T4">Seeing his army being destroyed thus, Mahisasura terrified</text:span></text:p>
      <text:p text:style-name="P3"><text:span text:style-name="T4">the troops of the Devi with his buffalo form, hitting some by</text:span></text:p>
      <text:p text:style-name="P3"><text:span text:style-name="T4">muzzle, trampling some by the hooves, lashing at some with</text:span></text:p>
      <text:p text:style-name="P3"><text:span text:style-name="T4">his tail, and tearing others with his horns. Some he laid low on</text:span></text:p>
      <text:p text:style-name="P3"><text:span text:style-name="T4">the face of the earth by sheer speed, some by his bellowing</text:span></text:p>
      <text:p text:style-name="P3"><text:span text:style-name="T4">and wheeling movement, and others by the blast of his breath.</text:span></text:p>
      <text:p text:style-name="P3"><text:span text:style-name="T4">Having laid low her army, Mahisasura rushed to slay the lion</text:span></text:p>
      <text:p text:style-name="P3"><text:span text:style-name="T4">of the great goddess. This enraged Ambika. He too, of great</text:span></text:p>
      <text:p text:style-name="P3"><text:span text:style-name="T4">valour, pounded the terrain with his hooves in rage, tossed</text:span></text:p>
      <text:p text:style-name="P3"><text:span text:style-name="T4">about the mountains with his horns, and bellowed terribly.</text:span></text:p>
      <text:p text:style-name="P3"><text:span text:style-name="T4">Crushed by his whirling speed, the earth crumbled to pieces.</text:span></text:p>
      <text:p text:style-name="P3"><text:span text:style-name="T4">Lashed by his tail, the ocean flooded everywhere. Pierced by</text:span></text:p>
      <text:p text:style-name="P3"><text:span text:style-name="T4">his swaying horns, the clouds went into pieces. His heaving</text:span></text:p>
      <text:p text:style-name="P3"><text:span text:style-name="T4">breath lifted the mountains up in the sky in hundreds and</text:span></text:p>
      <text:p text:style-name="P3"><text:span text:style-name="T4">brought them down.</text:span></text:p>
      <text:p text:style-name="P3"><text:span text:style-name="T4">Seeing the great asura bloated with rage advancing towards</text:span></text:p>
      <text:p text:style-name="P3"><text:span text:style-name="T4">her, Chandika assumed an angry mood in order to slay him.</text:span></text:p>
      <text:p text:style-name="P3"><text:span text:style-name="T4">She flung her noose over the great asura and bound him. Thus</text:span></text:p>
      <text:p text:style-name="P3"><text:span text:style-name="T4">bound in the great battle, he relinquished his buffalo form.</text:span></text:p>
      <text:p text:style-name="P3"><text:span text:style-name="T4">Then suddenly he became a lion. As soon as Ambika cut the</text:span></text:p>
      <text:p text:style-name="P3"><text:span text:style-name="T4">head off, he took the appearance of a man with sword in hand.</text:span></text:p>
      <text:p text:style-name="P3"><text:span text:style-name="T4">Immediately the Goddess cut asunder the man along with his</text:span></text:p>
      <text:p text:style-name="P3"><text:span text:style-name="T4"/></text:p>
      <text:p text:style-name="P3"><text:span text:style-name="T4">sword and shield. Then he became a huge elephant and pulled</text:span></text:p>
      <text:p text:style-name="P3"><text:span text:style-name="T4">her lion with his trunk roaring loudly. As he was dragging, the</text:span></text:p>
      <text:p text:style-name="P3"><text:span text:style-name="T4">Devi cut off his trunk with her sword. The great asura then</text:span></text:p>
      <text:p text:style-name="P3"><text:span text:style-name="T4">resumed his buffalo form and shook the three worlds with</text:span></text:p>
      <text:p text:style-name="P3"><text:span text:style-name="T4">their movable and immovable objects.</text:span></text:p>
      <text:p text:style-name="P3"><text:span text:style-name="T4">An enraged Chandika, the Mother of the worlds, quaffed again</text:span></text:p>
      <text:p text:style-name="P3"><text:span text:style-name="T4">and again a superb drink, her eyes becoming red. The asura</text:span></text:p>
      <text:p text:style-name="P3"><text:span text:style-name="T4">too intoxicated with his strength and valour roared and threw</text:span></text:p>
      <text:p text:style-name="P3"><text:span text:style-name="T4">mountains at Chandika with his horns. She reduced those</text:span></text:p>
      <text:p text:style-name="P3"><text:span text:style-name="T4">mountains to powder with a volley of arrows. She spoke to</text:span></text:p>
      <text:p text:style-name="P3"><text:span text:style-name="T4">him, her words faltering and the colour of her face rising due</text:span></text:p>
      <text:p text:style-name="P3"><text:soft-page-break/><text:span text:style-name="T4">to the intoxication of the drink. The Goddess said, “Roar, roar,</text:span></text:p>
      <text:p text:style-name="P3"><text:span text:style-name="T4">O fool, for a moment till I drink this wine. Soon the gods are</text:span></text:p>
      <text:p text:style-name="P3"><text:span text:style-name="T4">going to roar in this very place, when you get slain by me”.</text:span></text:p>
      <text:p text:style-name="P3"><text:span text:style-name="T4">Exclaiming thus, she jumped and landed herself on that great</text:span></text:p>
      <text:p text:style-name="P3"><text:span text:style-name="T4">asura, crushing his neck under her foot and struck him with</text:span></text:p>
      <text:p text:style-name="P3"><text:span text:style-name="T4">her spear. Thereupon, caught under her foot, Mahishasura</text:span></text:p>
      <text:p text:style-name="P3"><text:span text:style-name="T4">managed to emerge partly from his own buffalo mouth. Being</text:span></text:p>
      <text:p text:style-name="P3"><text:span text:style-name="T4">completely overcome by the valour of the Goddess only half of</text:span></text:p>
      <text:p text:style-name="P3"><text:span text:style-name="T4">his self could emerge. Fighting thus with his half-revealed</text:span></text:p>
      <text:p text:style-name="P3"><text:span text:style-name="T4">form, the great asura was beheaded and slain by the Goddess</text:span></text:p>
      <text:p text:style-name="P3"><text:span text:style-name="T4">with the sword. Then, crying in consternation, the entire army</text:span></text:p>
      <text:p text:style-name="P3"><text:span text:style-name="T4">of asuras perished. The entire hosts of gods exulted at this.</text:span></text:p>
      <text:p text:style-name="P3"><text:span text:style-name="T4">The gods along with the divine seers lauded the Goddess, the</text:span></text:p>
      <text:p text:style-name="P3"><text:span text:style-name="T4">gandharva chiefs sang and the bevies of apsaras danced in</text:span></text:p>
      <text:p text:style-name="P3"><text:span text:style-name="T4">celebration of Mahishasura’s end.</text:span></text:p>
      <text:p text:style-name="P3"><text:span text:style-name="T4">Thus ends the third chapter -‘The Slaying of Mahishasura’-of</text:span></text:p>
      <text:p text:style-name="P3"><text:span text:style-name="T4">Devi-Mahatmya in Markandeya Purana.</text:span></text:p>
      <text:p text:style-name="P3"><text:span text:style-name="T4">Chapter 4</text:span></text:p>
      <text:p text:style-name="P3"><text:span text:style-name="T4">When the most valiant and wicked Asura and his armies were</text:span></text:p>
      <text:p text:style-name="P3"><text:span text:style-name="T4">slain by the Goddess, the hosts of gods headed by Indra</text:span></text:p>
      <text:p text:style-name="P3"><text:span text:style-name="T4">lauded her, their necks and shoulders reverently bent, and</text:span></text:p>
      <text:p text:style-name="P3"><text:span text:style-name="T4">bodies rendered beautiful with horripilation and exultation.</text:span></text:p>
      <text:p text:style-name="P3"><text:span text:style-name="T4">This is the longest and most eloquent of the Devi</text:span></text:p>
      <text:p text:style-name="P3"><text:span text:style-name="T4">Mahatmyam’s four hymns. Known as the Shakradistuti</text:span></text:p>
      <text:p text:style-name="P3"><text:span text:style-name="T4">(praise by Indra and the host of gods), it illumines the themes</text:span></text:p>
      <text:p text:style-name="P3"><text:span text:style-name="T4">of good and evil, fate and free will, karma and divine grace.</text:span></text:p>
      <text:p text:style-name="P3"><text:span text:style-name="T4">This hymn constitutes the fourth chapter of the Devi</text:span></text:p>
      <text:p text:style-name="P3"><text:span text:style-name="T4">Mahatmyam. The hymn praises Durga as “good fortune in the</text:span></text:p>
      <text:p text:style-name="P3"><text:span text:style-name="T4">dwellings of the virtuous and misfortune in the abodes of the</text:span></text:p>
      <text:p text:style-name="P3"><text:span text:style-name="T4">wicked.” While this verse explicitly entails reward and</text:span></text:p>
      <text:p text:style-name="P3"><text:span text:style-name="T4">punishment by a personal deity, implicitly it points to an</text:span></text:p>
      <text:p text:style-name="P3"><text:span text:style-name="T4">impersonal balancing principle at work in the universe-the</text:span></text:p>
      <text:p text:style-name="P3"><text:span text:style-name="T4">law of karma. Either ways the message is the same: our deeds</text:span></text:p>
      <text:p text:style-name="P3"><text:span text:style-name="T4">have consequences. The hymn further proclaims that the</text:span></text:p>
      <text:p text:style-name="P3"><text:span text:style-name="T4">Mother’s intentions are most gracious even toward evildoers.</text:span></text:p>
      <text:p text:style-name="P3"><text:span text:style-name="T4">Her nature is to subdue the misconduct of the wicked.</text:span></text:p>
      <text:p text:style-name="P3"><text:span text:style-name="T4">Through her inconceivable grace, even wrongdoers who have</text:span></text:p>
      <text:p text:style-name="P3"><text:span text:style-name="T4">committed great evils that may well ensure them of long</text:span></text:p>
      <text:p text:style-name="P3"><text:span text:style-name="T4">torments for their evil deeds are purified in battle by the touch</text:span></text:p>
      <text:p text:style-name="P3"><text:span text:style-name="T4">of her weapons and are brought to beatitude. In destroying</text:span></text:p>
      <text:p text:style-name="P3"><text:span text:style-name="T4">the demons the Goddess destroys the evil samskaras within</text:span></text:p>
      <text:p text:style-name="P3"><text:span text:style-name="T4">us.</text:span></text:p>
      <text:p text:style-name="P3"><text:span text:style-name="T4"/></text:p>
      <text:p text:style-name="P3"><text:span text:style-name="T4">Thus the supporter of the worlds was praised and worshipped</text:span></text:p>
      <text:p text:style-name="P3"><text:span text:style-name="T4">with celestial flowers, perfumes, unguents and heavenly</text:span></text:p>
      <text:p text:style-name="P3"><text:span text:style-name="T4">incense by the devas. Benignly serene in countenance she</text:span></text:p>
      <text:p text:style-name="P3"><text:span text:style-name="T4">spoke to the obeisant gods. The Devi said, “O devas, choose</text:span></text:p>
      <text:p text:style-name="P3"><text:span text:style-name="T4">whatever you desire of me”. The gods responded, “Since our</text:span></text:p>
      <text:p text:style-name="P3"><text:span text:style-name="T4">enemy, this Mahishasura, has been slain by you, O Bhagavati</text:span></text:p>
      <text:p text:style-name="P3"><text:span text:style-name="T4">everything has been accomplished, and nothing remains to be</text:span></text:p>
      <text:p text:style-name="P3"><text:span text:style-name="T4">done. And if a boon is to be granted to us by you, O</text:span></text:p>
      <text:p text:style-name="P3"><text:span text:style-name="T4">Maheshvari, whenever we think of you again, please destroy</text:span></text:p>
      <text:p text:style-name="P3"><text:span text:style-name="T4">our direct calamities. And, O Mother of spotless countenance,</text:span></text:p>
      <text:p text:style-name="P3"><text:span text:style-name="T4">whatever mortal shall praise you with these hymns, may you,</text:span></text:p>
      <text:p text:style-name="P3"><text:span text:style-name="T4">who have become gracious towards us, also be gracious to him</text:span></text:p>
      <text:p text:style-name="P3"><text:span text:style-name="T4">and bless him to be fortunate, O Ambika!” Goddess</text:span></text:p>
      <text:p text:style-name="P3"><text:span text:style-name="T4">Bhadrakali who was thus propitiated by the gods for their own</text:span></text:p>
      <text:p text:style-name="P3"><text:soft-page-break/><text:span text:style-name="T4">sake and that of the world, said “Be it so” and vanished from</text:span></text:p>
      <text:p text:style-name="P3"><text:span text:style-name="T4">their sight.</text:span></text:p>
      <text:p text:style-name="P3"><text:span text:style-name="T4">Thus ends the fourth chapter -‘The Devi Stuti’-of the Devi-</text:span></text:p>
      <text:p text:style-name="P3"><text:span text:style-name="T4">Mahatmya in Markandeya-Purana.</text:span></text:p>
      <text:p text:style-name="P3"><text:span text:style-name="T4"/></text:p>
      <text:p text:style-name="P3"><text:span text:style-name="T4">SECTION 5</text:span></text:p>
      <text:p text:style-name="P3"><text:span text:style-name="T4">Final episode (Uttama</text:span></text:p>
      <text:p text:style-name="P3"><text:span text:style-name="T4">Caritra) - Chapters 5 to 13</text:span></text:p>
      <text:p text:style-name="P3"><text:span text:style-name="T4">In the final episode referred to as the uttama caritra, sage</text:span></text:p>
      <text:p text:style-name="P3"><text:span text:style-name="T4">Medhas narrates the story of the demons Shumbha and</text:span></text:p>
      <text:p text:style-name="P3"><text:span text:style-name="T4">Nishumbha. This time the cast of characters is much larger</text:span></text:p>
      <text:p text:style-name="P3"><text:span text:style-name="T4">and the metaphorical significance is subtle but not difficult to</text:span></text:p>
      <text:p text:style-name="P3"><text:span text:style-name="T4">comprehend. This story too has a familiar beginning.</text:span></text:p>
      <text:p text:style-name="P3"><text:span text:style-name="T4">Chapter 5</text:span></text:p>
      <text:p text:style-name="P3"><text:span text:style-name="T4">Two demons, named Shumbha and Nishumbha, have</text:span></text:p>
      <text:p text:style-name="P3"><text:span text:style-name="T4">dispossessed the gods, stripped them of their powers and</text:span></text:p>
      <text:p text:style-name="P3"><text:span text:style-name="T4">appropriated their wealth and privilege. Indra's sovereignty</text:span></text:p>
      <text:p text:style-name="P3"><text:span text:style-name="T4">over the three worlds and his portions of the sacrifices are</text:span></text:p>
      <text:p text:style-name="P3"><text:span text:style-name="T4">taken away by the Shumbha and Nishumbha, by force of their</text:span></text:p>
      <text:p text:style-name="P3"><text:span text:style-name="T4">pride and strength. The two powerful demons take over</text:span></text:p>
      <text:p text:style-name="P3"><text:span text:style-name="T4">likewise, the offices of the Surya, Chandra, Kubera, Yama, and</text:span></text:p>
      <text:p text:style-name="P3"><text:span text:style-name="T4">Varuna. The same happens to Vayu’s and Agni’s portfolios as</text:span></text:p>
      <text:p text:style-name="P3"><text:span text:style-name="T4">well.</text:span></text:p>
      <text:p text:style-name="P3"><text:span text:style-name="T4">Deprived of their lordships and sovereignties, expelled by the</text:span></text:p>
      <text:p text:style-name="P3"><text:span text:style-name="T4">two mighty asuras, the gods thought of the invincible Devi.</text:span></text:p>
      <text:p text:style-name="P3"><text:span text:style-name="T4">“She had granted us the boon: ‘Whenever in calamities you</text:span></text:p>
      <text:p text:style-name="P3"><text:span text:style-name="T4">think of me, that very moment I will put an end to all your</text:span></text:p>
      <text:p text:style-name="P3"><text:span text:style-name="T4">worst calamities’”. Resolving thus, the devas went to Himavat,</text:span></text:p>
      <text:p text:style-name="P3"><text:span text:style-name="T4">lord of the mountains, and there extolled the Devi, who is the</text:span></text:p>
      <text:p text:style-name="P3"><text:span text:style-name="T4">illusive power of Vishnu.</text:span></text:p>
      <text:p text:style-name="P3"><text:span text:style-name="T4">This is the third hymn in the text. Also known as Aparajitastuti</text:span></text:p>
      <text:p text:style-name="P3"><text:span text:style-name="T4">or Tantrika Devi Suktam, in this hymn there are more</text:span></text:p>
      <text:p text:style-name="P3"><text:span text:style-name="T4">than twenty slokas beginning with ‘ya devi sarva bhuteshu’,</text:span></text:p>
      <text:p text:style-name="P3"><text:span text:style-name="T4">indicating that the devi is present in all creatures as</text:span></text:p>
      <text:p text:style-name="P3"><text:span text:style-name="T4">consciousness, as power, as intellect, as memory, as sleep, as</text:span></text:p>
      <text:p text:style-name="P3"><text:span text:style-name="T4">delusion, as desire, as activity, as prosperity, as forgiveness, as</text:span></text:p>
      <text:p text:style-name="P3"><text:span text:style-name="T4">faith, as loveliness, and so on, reminding us of the Vibhuti</text:span></text:p>
      <text:p text:style-name="P3"><text:span text:style-name="T4">Yoga of Gita. This beautiful hymn is a powerful meditation by</text:span></text:p>
      <text:p text:style-name="P3"><text:span text:style-name="T4">itself, a combination of meditation, affirmation and mantra.</text:span></text:p>
      <text:p text:style-name="P3"><text:span text:style-name="T4">The devas said: ‘Salutations to the Devi, to the Mahadevi.</text:span></text:p>
      <text:p text:style-name="P3"><text:span text:style-name="T4">Salutations always to her who is ever auspicious. Salutation to</text:span></text:p>
      <text:p text:style-name="P3"><text:span text:style-name="T4">her who is the Primordial Prakrti and the ever Benign. To</text:span></text:p>
      <text:p text:style-name="P3"><text:span text:style-name="T4">Thee we offer our humble obeisance...”</text:span></text:p>
      <text:p text:style-name="P3"><text:span text:style-name="T4">While the gods were thus engaged in extolling the</text:span></text:p>
      <text:p text:style-name="P3"><text:span text:style-name="T4">Unvanquished (Aparajita) Goddess, Parvati came there to</text:span></text:p>
      <text:p text:style-name="P3"><text:span text:style-name="T4">bathe in the waters of the Ganga. She, the lovely-browed,</text:span></text:p>
      <text:p text:style-name="P3"><text:span text:style-name="T4">enquired of the gods, “Who is she that is being extolled here?”</text:span></text:p>
      <text:p text:style-name="P3"><text:span text:style-name="T4">An auspicious goddess, sprung forth from her body sheath</text:span></text:p>
      <text:p text:style-name="P3"><text:span text:style-name="T4">(kosha) and spoke, “This hymn is addressed to me by the</text:span></text:p>
      <text:p text:style-name="P3"><text:span text:style-name="T4">assembled devas routed in battle and set at naught by the</text:span></text:p>
      <text:p text:style-name="P3"><text:span text:style-name="T4"/></text:p>
      <text:p text:style-name="P3"><text:span text:style-name="T4">asuras Shumbha and Nishumbha.” Because that Goddess</text:span></text:p>
      <text:p text:style-name="P3"><text:span text:style-name="T4">emerged from Parvati's body sheath (kosa:sheath), she is</text:span></text:p>
      <text:p text:style-name="P3"><text:span text:style-name="T4">glorified as Kaushiki in all the worlds. After she had issued</text:span></text:p>
      <text:p text:style-name="P3"><text:span text:style-name="T4">forth, Parvati became dark and was called Kalika (dark) and</text:span></text:p>
      <text:p text:style-name="P3"><text:span text:style-name="T4">took her abode on mount Himalaya.</text:span></text:p>
      <text:p text:style-name="P3"><text:span text:style-name="T4">Then, Chanda, and Munda, the servants of Shumbha and</text:span></text:p>
      <text:p text:style-name="P3"><text:soft-page-break/><text:span text:style-name="T4">Nishumbha, saw Ambika (Kausiki) who had assumed a</text:span></text:p>
      <text:p text:style-name="P3"><text:span text:style-name="T4">surpassingly charming form. They both told Shumbha: 'O</text:span></text:p>
      <text:p text:style-name="P3"><text:span text:style-name="T4">great king, a certain woman, most surpassingly beautiful,</text:span></text:p>
      <text:p text:style-name="P3"><text:span text:style-name="T4">resides there shedding lustre on mount Himalaya. Nobody</text:span></text:p>
      <text:p text:style-name="P3"><text:span text:style-name="T4">has ever seen such supreme beauty anywhere. Ascertain who</text:span></text:p>
      <text:p text:style-name="P3"><text:span text:style-name="T4">that Goddess is and take possession of her, O Lord of the</text:span></text:p>
      <text:p text:style-name="P3"><text:span text:style-name="T4">asuras! A gem among women, of exceedingly lovely limbs,</text:span></text:p>
      <text:p text:style-name="P3"><text:span text:style-name="T4">stands, making the quarters luminous by her lustre. You</text:span></text:p>
      <text:p text:style-name="P3"><text:span text:style-name="T4">ought to see her. O Lord, whatever things are there in the</text:span></text:p>
      <text:p text:style-name="P3"><text:span text:style-name="T4">three worlds, all of them, gems, jewels, elephants, horses etc.,</text:span></text:p>
      <text:p text:style-name="P3"><text:span text:style-name="T4">are now in your mansion. You have seized every precious</text:span></text:p>
      <text:p text:style-name="P3"><text:span text:style-name="T4">possession from the likes of Indra, Brahma, Kubera, Varuna,</text:span></text:p>
      <text:p text:style-name="P3"><text:span text:style-name="T4">and Yama. Nishumbha has all kinds of gems born in the</text:span></text:p>
      <text:p text:style-name="P3"><text:span text:style-name="T4">ocean. Agni too given you a pair of garments purified by fire.</text:span></text:p>
      <text:p text:style-name="P3"><text:span text:style-name="T4">Thus, O Lord of asuras, all gems have been seized by you. Why</text:span></text:p>
      <text:p text:style-name="P3"><text:span text:style-name="T4">this auspicious lady, a jewel among women has not been taken</text:span></text:p>
      <text:p text:style-name="P3"><text:span text:style-name="T4">by you?”</text:span></text:p>
      <text:p text:style-name="P3"><text:span text:style-name="T4">On hearing these words of Chanda and Munda, Shumbha sent</text:span></text:p>
      <text:p text:style-name="P3"><text:span text:style-name="T4">the great asura Sugriva as messenger to the Goddess. He said,</text:span></text:p>
      <text:p text:style-name="P3"><text:span text:style-name="T4">“Go and tell her thus in my words and do the thing in such a</text:span></text:p>
      <text:p text:style-name="P3"><text:span text:style-name="T4">manner that she may quickly come to me in love”.</text:span></text:p>
      <text:p text:style-name="P3"><text:span text:style-name="T4">Sugriva went to the very beautiful spot on the mountain where</text:span></text:p>
      <text:p text:style-name="P3"><text:span text:style-name="T4">the Devi was and spoke to her in fine and sweet words. The</text:span></text:p>
      <text:p text:style-name="P3"><text:span text:style-name="T4">messenger said, “O Devi, Shumbha, lord of asuras, is the</text:span></text:p>
      <text:p text:style-name="P3"><text:span text:style-name="T4">supreme sovereign of the three worlds. Sent by him as</text:span></text:p>
      <text:p text:style-name="P3"><text:span text:style-name="T4">messenger, I have come here to your presence. Hearken to</text:span></text:p>
      <text:p text:style-name="P3"><text:span text:style-name="T4">what has been said by him, who has vanquished all the foes of</text:span></text:p>
      <text:p text:style-name="P3"><text:span text:style-name="T4">the asuras and whose command has never been transgressed</text:span></text:p>
      <text:p text:style-name="P3"><text:span text:style-name="T4">even by the devas. He says ‘All the three worlds are mine and</text:span></text:p>
      <text:p text:style-name="P3"><text:span text:style-name="T4">the devas are obedient to me. We look upon you, O Devi, as</text:span></text:p>
      <text:p text:style-name="P3"><text:span text:style-name="T4">the jewel of womankind in the world. You who are such, come</text:span></text:p>
      <text:p text:style-name="P3"><text:span text:style-name="T4">to me, since we are the enjoyers of the best objects. Take to</text:span></text:p>
      <text:p text:style-name="P3"><text:span text:style-name="T4">me or to my younger brother Nishumbha of great prowess, O</text:span></text:p>
      <text:p text:style-name="P3"><text:span text:style-name="T4">lady of wavering glance, for you are in truth a jewel. Wealth,</text:span></text:p>
      <text:p text:style-name="P3"><text:span text:style-name="T4">great and beyond compare, you will get by accepting me.</text:span></text:p>
      <text:p text:style-name="P3"><text:span text:style-name="T4">Think over this in your mind, and become my wife’.”</text:span></text:p>
      <text:p text:style-name="P3"><text:span text:style-name="T4">Durga the adorable and auspicious, by whom this universe is</text:span></text:p>
      <text:p text:style-name="P3"><text:span text:style-name="T4">supported, said serenely, “You have spoken truth; nothing</text:span></text:p>
      <text:p text:style-name="P3"><text:span text:style-name="T4">false has been uttered by you in this matter. Shumbha is</text:span></text:p>
      <text:p text:style-name="P3"><text:span text:style-name="T4">indeed the sovereign of the three worlds and likewise is also</text:span></text:p>
      <text:p text:style-name="P3"><text:span text:style-name="T4">Nishumbha. But how can that which has been promised go</text:span></text:p>
      <text:p text:style-name="P3"><text:span text:style-name="T4">false? Hear what promise I had made already in my</text:span></text:p>
      <text:p text:style-name="P3"><text:span text:style-name="T4">immaturity. ‘He who conquers me in battle, vanquishes my</text:span></text:p>
      <text:p text:style-name="P3"><text:span text:style-name="T4">pride and is my match in strength in the world shall be my</text:span></text:p>
      <text:p text:style-name="P3"><text:span text:style-name="T4">husband’. So let Shumbha come here or Nishumbha of great</text:span></text:p>
      <text:p text:style-name="P3"><text:span text:style-name="T4">strength. Vanquishing me here let him easily win my hand in</text:span></text:p>
      <text:p text:style-name="P3"><text:span text:style-name="T4">marriage. Why delay?”</text:span></text:p>
      <text:p text:style-name="P3"><text:span text:style-name="T4">The messenger said, “O Devi, you are haughty. Talk not so</text:span></text:p>
      <text:p text:style-name="P3"><text:span text:style-name="T4">before me. Which man in the three worlds dare stand before</text:span></text:p>
      <text:p text:style-name="P3"><text:span text:style-name="T4"/></text:p>
      <text:p text:style-name="P3"><text:span text:style-name="T4">Shumbha and Nishumbha? All the devas verily cannot stand</text:span></text:p>
      <text:p text:style-name="P3"><text:span text:style-name="T4">face to face with even the other asuras in battle. Why mention</text:span></text:p>
      <text:p text:style-name="P3"><text:span text:style-name="T4">you, O Devi, a single woman? When the gods headed by Indra</text:span></text:p>
      <text:p text:style-name="P3"><text:span text:style-name="T4">could not stand in battle against Shumbha and other demons,</text:span></text:p>
      <text:p text:style-name="P3"><text:span text:style-name="T4">how will you, a woman, face them? On my word alone, you go</text:span></text:p>
      <text:p text:style-name="P3"><text:span text:style-name="T4">to Shumbha and Nishumbha. Let it not be that you go to them</text:span></text:p>
      <text:p text:style-name="P3"><text:span text:style-name="T4">with your dignity lost by being dragged by your hair”.</text:span></text:p>
      <text:p text:style-name="P3"><text:soft-page-break/><text:span text:style-name="T4">The Goddess said, “It is true. Shumbha is strong and so is</text:span></text:p>
      <text:p text:style-name="P3"><text:span text:style-name="T4">Nishumbha . What can I do since there stands my illconsidered</text:span></text:p>
      <text:p text:style-name="P3"><text:span text:style-name="T4">vow taken long ago? Go back, and tell the lord of</text:span></text:p>
      <text:p text:style-name="P3"><text:span text:style-name="T4">asuras carefully all that I have said. Let him then do whatever</text:span></text:p>
      <text:p text:style-name="P3"><text:span text:style-name="T4">he considers proper”.</text:span></text:p>
      <text:p text:style-name="P3"><text:span text:style-name="T4">Thus ends the fifth chapter – ‘Devi's conversation with the</text:span></text:p>
      <text:p text:style-name="P3"><text:span text:style-name="T4">messenger’-of the Devi-Mahatmya in Markandeya-Purana.</text:span></text:p>
      <text:p text:style-name="P3"><text:span text:style-name="T4">Chapter 6</text:span></text:p>
      <text:p text:style-name="P3"><text:span text:style-name="T4">Hearing the words of the Devi, the indignant messenger</text:span></text:p>
      <text:p text:style-name="P3"><text:span text:style-name="T4">hastened back and related them in detail to the king of the</text:span></text:p>
      <text:p text:style-name="P3"><text:span text:style-name="T4">daityas. Hearing the report from his messenger, the enraged</text:span></text:p>
      <text:p text:style-name="P3"><text:span text:style-name="T4">asura monarch told Dhumralochana, a chieftain of the</text:span></text:p>
      <text:p text:style-name="P3"><text:span text:style-name="T4">daityas, “O Dhumralochana, hasten together with your army</text:span></text:p>
      <text:p text:style-name="P3"><text:span text:style-name="T4">and fetch that shrew here by force, unnerving her by dragging</text:span></text:p>
      <text:p text:style-name="P3"><text:span text:style-name="T4">her by her hair. If anyone else stands up as her saviour, let</text:span></text:p>
      <text:p text:style-name="P3"><text:span text:style-name="T4">him be slain, be he a god, a yaksa or a gandharva.”</text:span></text:p>
      <text:p text:style-name="P3"><text:span text:style-name="T4">As commanded by Shumbha, the asura Dhumralochana,</text:span></text:p>
      <text:p text:style-name="P3"><text:span text:style-name="T4">marched past quickly, accompanied by sixty thousand asuras.</text:span></text:p>
      <text:p text:style-name="P3"><text:span text:style-name="T4">On seeing the Goddess stationed on the snowy mountain, he</text:span></text:p>
      <text:p text:style-name="P3"><text:span text:style-name="T4">shouted, “Set out to the presence of Shumbha and</text:span></text:p>
      <text:p text:style-name="P3"><text:span text:style-name="T4">Nishumbha. If you do not go to my master now with love, I</text:span></text:p>
      <text:p text:style-name="P3"><text:span text:style-name="T4">shall take you by force, unnerving you by dragging you by the</text:span></text:p>
      <text:p text:style-name="P3"><text:span text:style-name="T4">hair.” The Goddess replied, “You have been sent by the lord of</text:span></text:p>
      <text:p text:style-name="P3"><text:span text:style-name="T4">the daityas. You are strong and backed by an army. If you take</text:span></text:p>
      <text:p text:style-name="P3"><text:span text:style-name="T4">me by force what can I do?”</text:span></text:p>
      <text:p text:style-name="P3"><text:span text:style-name="T4">On hearing her words, Dhumralochana rushed towards her.</text:span></text:p>
      <text:p text:style-name="P3"><text:span text:style-name="T4">The Goddess reduced the demon to ashes by a mere heave of</text:span></text:p>
      <text:p text:style-name="P3"><text:span text:style-name="T4">her breath (humkara). Seeing Dhumralochana turned to</text:span></text:p>
      <text:p text:style-name="P3"><text:span text:style-name="T4">ashes, the enraged army of demons showered on Ambika</text:span></text:p>
      <text:p text:style-name="P3"><text:span text:style-name="T4">sharp arrows, lances and battle-axes. Then the lion, the mount</text:span></text:p>
      <text:p text:style-name="P3"><text:span text:style-name="T4">of the Goddess, shook its mane in anger and roaring most</text:span></text:p>
      <text:p text:style-name="P3"><text:span text:style-name="T4">terrifyingly, pounced on the army of asuras. It slaughtered</text:span></text:p>
      <text:p text:style-name="P3"><text:span text:style-name="T4">some demons striking with its paw, tearing out the bellies of</text:span></text:p>
      <text:p text:style-name="P3"><text:span text:style-name="T4">some with its claws, others with its mouth, and some by a</text:span></text:p>
      <text:p text:style-name="P3"><text:span text:style-name="T4">stampede with its hind legs. In a moment, the entire army was</text:span></text:p>
      <text:p text:style-name="P3"><text:span text:style-name="T4">destroyed by the enraged and noble lion that bore the</text:span></text:p>
      <text:p text:style-name="P3"><text:span text:style-name="T4">Goddess as her vehicle.</text:span></text:p>
      <text:p text:style-name="P3"><text:span text:style-name="T4">Hearing that the demon Dhumralochana was slain by the</text:span></text:p>
      <text:p text:style-name="P3"><text:span text:style-name="T4">Goddess and that the entire army was destroyed by the lion of</text:span></text:p>
      <text:p text:style-name="P3"><text:span text:style-name="T4">the Goddess, Shumbha, the lord of the asuras became furious.</text:span></text:p>
      <text:p text:style-name="P3"><text:span text:style-name="T4">His lips quivering, he commanded the two mighty asuras</text:span></text:p>
      <text:p text:style-name="P3"><text:span text:style-name="T4">Chanda and Munda, “O Chanda, O Munda, go there with large</text:span></text:p>
      <text:p text:style-name="P3"><text:span text:style-name="T4">forces, and quickly bring her here, dragging her by her hair or</text:span></text:p>
      <text:p text:style-name="P3"><text:span text:style-name="T4">binding her. If you are unsure of that, then let the asuras</text:span></text:p>
      <text:p text:style-name="P3"><text:span text:style-name="T4">strike her in battle with all the weapons. When that shrew is</text:span></text:p>
      <text:p text:style-name="P3"><text:span text:style-name="T4">wounded and her lion stricken down, seize that Ambika, bind</text:span></text:p>
      <text:p text:style-name="P3"><text:span text:style-name="T4">her and bring her quickly”.</text:span></text:p>
      <text:p text:style-name="P3"><text:span text:style-name="T4"/></text:p>
      <text:p text:style-name="P3"><text:span text:style-name="T4">Thus ends the sixth chapter – ‘The Slaying of Dhumralochana’</text:span></text:p>
      <text:p text:style-name="P3"><text:span text:style-name="T4">-of Devi-Mahatmya in Markandeya Purana.</text:span></text:p>
      <text:p text:style-name="P3"><text:span text:style-name="T4">Chapter 7</text:span></text:p>
      <text:p text:style-name="P3"><text:span text:style-name="T4">Then at his command the asuras headed by Chanda and</text:span></text:p>
      <text:p text:style-name="P3"><text:span text:style-name="T4">Munda, marched in fourfold array, fully armed. They saw the</text:span></text:p>
      <text:p text:style-name="P3"><text:span text:style-name="T4">Devi, smiling gently, seated upon the lion on a lofty golden</text:span></text:p>
      <text:p text:style-name="P3"><text:span text:style-name="T4">peak of the great mountain. On seeing her, some of them got</text:span></text:p>
      <text:p text:style-name="P3"><text:span text:style-name="T4">excited and made an effort to capture her, and others</text:span></text:p>
      <text:p text:style-name="P3"><text:span text:style-name="T4">approached her, with their swords drawn and bows bent.</text:span></text:p>
      <text:p text:style-name="P3"><text:soft-page-break/><text:span text:style-name="T4">Thereupon Ambika became terribly angry with those foes, and</text:span></text:p>
      <text:p text:style-name="P3"><text:span text:style-name="T4">in her anger her countenance then became dark as ink.</text:span></text:p>
      <text:p text:style-name="P3"><text:span text:style-name="T4">Suddenly, Kali of the terrible countenance, armed with a</text:span></text:p>
      <text:p text:style-name="P3"><text:span text:style-name="T4">sword and noose, emerged forth from the surface of Ambika’s</text:span></text:p>
      <text:p text:style-name="P3"><text:span text:style-name="T4">forehead that was fierce with a frown. Holding a strange skulltopped</text:span></text:p>
      <text:p text:style-name="P3"><text:span text:style-name="T4">staff, decorated with a garland of skulls, clad in a</text:span></text:p>
      <text:p text:style-name="P3"><text:span text:style-name="T4">tiger's skin, very appalling due to her emaciated body, with a</text:span></text:p>
      <text:p text:style-name="P3"><text:span text:style-name="T4">gaping mouth and tongue lolling out fearfully, with deep-sunk</text:span></text:p>
      <text:p text:style-name="P3"><text:span text:style-name="T4">reddish eyes, she filled the quarters with her roars.</text:span></text:p>
      <text:p text:style-name="P3"><text:span text:style-name="T4">Kali devoured the army of the foes of the gods, falling upon</text:span></text:p>
      <text:p text:style-name="P3"><text:span text:style-name="T4">them impetuously and slaughtering the great asuras in that</text:span></text:p>
      <text:p text:style-name="P3"><text:span text:style-name="T4">army. Devouring some, crushing others, chewing most</text:span></text:p>
      <text:p text:style-name="P3"><text:span text:style-name="T4">frightfully with her teeth, she pounded the entire army of the</text:span></text:p>
      <text:p text:style-name="P3"><text:span text:style-name="T4">mighty wicked asuras. Seeing the entire army of asuras laid to</text:span></text:p>
      <text:p text:style-name="P3"><text:span text:style-name="T4">the ground in a moment, Canda ran towards the terrible Kali.</text:span></text:p>
      <text:p text:style-name="P3"><text:span text:style-name="T4">While Canda showered arrows at her, Munda hurled discuses</text:span></text:p>
      <text:p text:style-name="P3"><text:span text:style-name="T4">in thousands at her eyes. The numerous discuses entering her</text:span></text:p>
      <text:p text:style-name="P3"><text:span text:style-name="T4">mouth shone like so many orbs of the Sun as Kali just</text:span></text:p>
      <text:p text:style-name="P3"><text:span text:style-name="T4">swallowed them. Laughing fiercely, Kali of the terrible</text:span></text:p>
      <text:p text:style-name="P3"><text:span text:style-name="T4">countenance mounted the great lion and rushed at Chanda.</text:span></text:p>
      <text:p text:style-name="P3"><text:span text:style-name="T4">Seizing him by his hair, she severed his head with her sword.</text:span></text:p>
      <text:p text:style-name="P3"><text:span text:style-name="T4">Seeing Chanda being slain, Munda also rushed at her. Striking</text:span></text:p>
      <text:p text:style-name="P3"><text:span text:style-name="T4">him furiously with her sword, she felled him too to the</text:span></text:p>
      <text:p text:style-name="P3"><text:span text:style-name="T4">ground.</text:span></text:p>
      <text:p text:style-name="P3"><text:span text:style-name="T4">Seeing the most valiant Chanda and Munda vanquished, the</text:span></text:p>
      <text:p text:style-name="P3"><text:span text:style-name="T4">remaining army became panicky and fled in all directions.</text:span></text:p>
      <text:p text:style-name="P3"><text:span text:style-name="T4">And Kali, holding the heads of Chanda and Munda in her</text:span></text:p>
      <text:p text:style-name="P3"><text:span text:style-name="T4">hands, approached Chandika and said, “In this sacrifice of</text:span></text:p>
      <text:p text:style-name="P3"><text:span text:style-name="T4">battle, here have I brought you the heads of Chanda and</text:span></text:p>
      <text:p text:style-name="P3"><text:span text:style-name="T4">Munda the great beasts. Shumbha and Nishumbha, you shall</text:span></text:p>
      <text:p text:style-name="P3"><text:span text:style-name="T4">yourself slay.” Thereupon, seeing the two great asuras Chanda</text:span></text:p>
      <text:p text:style-name="P3"><text:span text:style-name="T4">and Munda brought to her, the auspicious Chandika, said to</text:span></text:p>
      <text:p text:style-name="P3"><text:span text:style-name="T4">Kali these playful words, “As you have brought me both</text:span></text:p>
      <text:p text:style-name="P3"><text:span text:style-name="T4">Chanda and Munda, you O Devi, shall be famed in the world</text:span></text:p>
      <text:p text:style-name="P3"><text:span text:style-name="T4">by the name Chamunda.</text:span></text:p>
      <text:p text:style-name="P3"><text:span text:style-name="T4">Thus ends the seventh chapter – ‘The slaying of Chanda and</text:span></text:p>
      <text:p text:style-name="P3"><text:span text:style-name="T4">Munda’ -of Devi-Mahatmya in Markandeya Purana.</text:span></text:p>
      <text:p text:style-name="P3"><text:span text:style-name="T4">Chapter 8</text:span></text:p>
      <text:p text:style-name="P3"><text:span text:style-name="T4">When Chanda and Munda were laid low and many of the</text:span></text:p>
      <text:p text:style-name="P3"><text:span text:style-name="T4">battalions of the asuras destroyed, the lord of the asuras, the</text:span></text:p>
      <text:p text:style-name="P3"><text:span text:style-name="T4">mighty Sumbha, with intellect clouded by rage, commanded</text:span></text:p>
      <text:p text:style-name="P3"><text:span text:style-name="T4">the marshalling of all the asura armies. “Now, let the eightysix</text:span></text:p>
      <text:p text:style-name="P3"><text:span text:style-name="T4">Udayudhas with all their forces and uplifted weapons, and</text:span></text:p>
      <text:p text:style-name="P3"><text:span text:style-name="T4">the eighty-four Kambus, along with their own forces, set out</text:span></text:p>
      <text:p text:style-name="P3"><text:span text:style-name="T4">for battle. Let the fifty asura families of Kotiviryas and the</text:span></text:p>
      <text:p text:style-name="P3"><text:span text:style-name="T4"/></text:p>
      <text:p text:style-name="P3"><text:span text:style-name="T4">hundred families of Dhaumras go forth at my command.</text:span></text:p>
      <text:p text:style-name="P3"><text:span text:style-name="T4">Likewise let the asura clans, Kalakas, Daurhrdas, the Mauryas</text:span></text:p>
      <text:p text:style-name="P3"><text:span text:style-name="T4">and the Kalakeyas hasten at my command and march forth</text:span></text:p>
      <text:p text:style-name="P3"><text:span text:style-name="T4">ready for battle”. Issuing these orders, Sumbha, the lord of the</text:span></text:p>
      <text:p text:style-name="P3"><text:span text:style-name="T4">asuras, the cruel despot, set out surrounded thousands of</text:span></text:p>
      <text:p text:style-name="P3"><text:span text:style-name="T4">huge forces.</text:span></text:p>
      <text:p text:style-name="P3"><text:span text:style-name="T4">Seeing that most terrible army advancing, Chandika filled the</text:span></text:p>
      <text:p text:style-name="P3"><text:span text:style-name="T4">space between the earth and the sky with twangs of her bowstring.</text:span></text:p>
      <text:p text:style-name="P3"><text:span text:style-name="T4">Thereon her lion roared very loudly. Ambika amplified</text:span></text:p>
      <text:p text:style-name="P3"><text:span text:style-name="T4">those sounds with the clanging of the bell. Filling the quarters</text:span></text:p>
      <text:p text:style-name="P3"><text:span text:style-name="T4">with roars from her gaping mouth, Kali suffused the sounds of</text:span></text:p>
      <text:p text:style-name="P3"><text:soft-page-break/><text:span text:style-name="T4">the bow-string, lion and bell by her terrific roars. On hearing</text:span></text:p>
      <text:p text:style-name="P3"><text:span text:style-name="T4">that roar the infuriated armies of the asuras surrounded the</text:span></text:p>
      <text:p text:style-name="P3"><text:span text:style-name="T4">lion, the Goddess (Chandika) and Kali on all the four sides.</text:span></text:p>
      <text:p text:style-name="P3"><text:span text:style-name="T4">Meanwhile, in order to ensure the annihilation of the enemies</text:span></text:p>
      <text:p text:style-name="P3"><text:span text:style-name="T4">of the gods and also for the well-being of the great gods, there</text:span></text:p>
      <text:p text:style-name="P3"><text:span text:style-name="T4">issued forth, endowed with exceeding valour and strength,</text:span></text:p>
      <text:p text:style-name="P3"><text:span text:style-name="T4">Shaktis from the bodies of Brahma, Shiva, Guha, Vishnu and</text:span></text:p>
      <text:p text:style-name="P3"><text:span text:style-name="T4">Indra, Whatever was the form of the Godhead, whatever his</text:span></text:p>
      <text:p text:style-name="P3"><text:span text:style-name="T4">ornaments and vehicle, in that very form his Shakti advanced</text:span></text:p>
      <text:p text:style-name="P3"><text:span text:style-name="T4">to fight the asuras.</text:span></text:p>
      <text:p text:style-name="P3"><text:span text:style-name="T4">In a heavenly chariot yoked by swans came Brahma's Shakti</text:span></text:p>
      <text:p text:style-name="P3"><text:span text:style-name="T4">carrying a rosary and water-pot (kamandalu). She is called</text:span></text:p>
      <text:p text:style-name="P3"><text:span text:style-name="T4">Brahmani. Maheshvari arrived, mounted on a bull, holding</text:span></text:p>
      <text:p text:style-name="P3"><text:span text:style-name="T4">the great trident, with huge serpents for bangles, with the</text:span></text:p>
      <text:p text:style-name="P3"><text:span text:style-name="T4">digit of the moon as an ornament. The mother Kaumari came</text:span></text:p>
      <text:p text:style-name="P3"><text:span text:style-name="T4">in the form of Guha, riding on a fine peacock wielding the</text:span></text:p>
      <text:p text:style-name="P3"><text:span text:style-name="T4">spear in her hand, to attack the asuras. Likewise seated upon</text:span></text:p>
      <text:p text:style-name="P3"><text:span text:style-name="T4">Garuda, holding conch, club, bow and sword in hand, came</text:span></text:p>
      <text:p text:style-name="P3"><text:span text:style-name="T4">Vaishnavi, the Shakti of Vishnu. Varahi, who assumed the</text:span></text:p>
      <text:p text:style-name="P3"><text:span text:style-name="T4">incomparable form of Hari as the sacrificial boar, also came.</text:span></text:p>
      <text:p text:style-name="P3"><text:span text:style-name="T4">Narasmihi too arrived, assuming a form like that of</text:span></text:p>
      <text:p text:style-name="P3"><text:span text:style-name="T4">Narasmiha, half-woman and half-lioness, bringing down the</text:span></text:p>
      <text:p text:style-name="P3"><text:span text:style-name="T4">constellations by the toss of her mane. Likewise the thousandeyed</text:span></text:p>
      <text:p text:style-name="P3"><text:span text:style-name="T4">Aindri, holding a thunderbolt in hand and riding on the</text:span></text:p>
      <text:p text:style-name="P3"><text:span text:style-name="T4">lord of elephants arrived just like Indra. Thereupon Shiva,</text:span></text:p>
      <text:p text:style-name="P3"><text:span text:style-name="T4">surrounded by those shaktis of the devas, said to Chandika,</text:span></text:p>
      <text:p text:style-name="P3"><text:span text:style-name="T4">“Let the asuras be killed forthwith by you for my</text:span></text:p>
      <text:p text:style-name="P3"><text:span text:style-name="T4">gratification”. Then, from the body of the Goddess issued</text:span></text:p>
      <text:p text:style-name="P3"><text:span text:style-name="T4">forth the most terrific Shakti of Chandika, exceedingly fierce</text:span></text:p>
      <text:p text:style-name="P3"><text:span text:style-name="T4">and yelling like a hundred jackals together. She, the</text:span></text:p>
      <text:p text:style-name="P3"><text:span text:style-name="T4">invincible, told Shiva, of smoke-hued matted locks, “Go, O</text:span></text:p>
      <text:p text:style-name="P3"><text:span text:style-name="T4">lord, as an ambassador to the presence of Sumbha and</text:span></text:p>
      <text:p text:style-name="P3"><text:span text:style-name="T4">Nisumbha. Tell the two arrogant asuras and the other asuras</text:span></text:p>
      <text:p text:style-name="P3"><text:span text:style-name="T4">assembled there for battle-‘Let Indra obtain the sovereignty of</text:span></text:p>
      <text:p text:style-name="P3"><text:span text:style-name="T4">the three worlds and let the gods partake the oblations. You go</text:span></text:p>
      <text:p text:style-name="P3"><text:span text:style-name="T4">to the nether world, if you wish to live. But if through pride of</text:span></text:p>
      <text:p text:style-name="P3"><text:span text:style-name="T4">strength you are anxious for battle, then come by all means.</text:span></text:p>
      <text:p text:style-name="P3"><text:span text:style-name="T4">Let my jackals be satisfied with your flesh’.” Since that Devi</text:span></text:p>
      <text:p text:style-name="P3"><text:span text:style-name="T4">appointed Shiva himself as her ambassador, thenceforth she</text:span></text:p>
      <text:p text:style-name="P3"><text:span text:style-name="T4">became renowned in this world as ‘Shiva-duti’.</text:span></text:p>
      <text:p text:style-name="P3"><text:span text:style-name="T4">Hearing the words of the Devi communicated by Shiva, those</text:span></text:p>
      <text:p text:style-name="P3"><text:span text:style-name="T4">great asuras, on their part, were filled with indignation and</text:span></text:p>
      <text:p text:style-name="P3"><text:span text:style-name="T4">repaired to the place where Katyayani stood. Then in the very</text:span></text:p>
      <text:p text:style-name="P3"><text:span text:style-name="T4">beginning, the enraged foes of the gods showered arrows,</text:span></text:p>
      <text:p text:style-name="P3"><text:span text:style-name="T4">lances and double-edged swords on the Goddess.</text:span></text:p>
      <text:p text:style-name="P3"><text:span text:style-name="T4"/></text:p>
      <text:p text:style-name="P3"><text:span text:style-name="T4">The Goddess cut asunder playfully those arrows, spears,</text:span></text:p>
      <text:p text:style-name="P3"><text:span text:style-name="T4">lances and battle-axes hurled by them, with powerful arrows</text:span></text:p>
      <text:p text:style-name="P3"><text:span text:style-name="T4">shot from her full-drawn bow. Then, Kali stalked about, in</text:span></text:p>
      <text:p text:style-name="P3"><text:span text:style-name="T4">front of Sumbha, tearing the foes to pieces with her spear and</text:span></text:p>
      <text:p text:style-name="P3"><text:span text:style-name="T4">mashing them with her skull-topped staff. Whomsoever</text:span></text:p>
      <text:p text:style-name="P3"><text:span text:style-name="T4">Brahmani attacked, she made those enemies bereft of valour</text:span></text:p>
      <text:p text:style-name="P3"><text:span text:style-name="T4">and prowess by sprinkling on them the water from her waterpot.</text:span></text:p>
      <text:p text:style-name="P3"><text:span text:style-name="T4">Maheshvari slew the daityas with her trident, Vaisnavi,</text:span></text:p>
      <text:p text:style-name="P3"><text:span text:style-name="T4">with her discus and Kaumari, with her lance. Torn to pieces by</text:span></text:p>
      <text:p text:style-name="P3"><text:span text:style-name="T4">Aindr’s thunderbolt which come down upon them, the</text:span></text:p>
      <text:p text:style-name="P3"><text:span text:style-name="T4">demons the offspring of diti and danu, fell on the earth in</text:span></text:p>
      <text:p text:style-name="P3"><text:soft-page-break/><text:span text:style-name="T4">hundreds, streams of blood flowing. Pounded by blows from</text:span></text:p>
      <text:p text:style-name="P3"><text:span text:style-name="T4">the snout of the boar-formed goddess Varahi, wounded in</text:span></text:p>
      <text:p text:style-name="P3"><text:span text:style-name="T4">their chests by the point of her tusk and rent by her discus, the</text:span></text:p>
      <text:p text:style-name="P3"><text:span text:style-name="T4">asuras fell down. Filling the sky and the quarters with her</text:span></text:p>
      <text:p text:style-name="P3"><text:span text:style-name="T4">roars, Narasmihi, roamed about in the battle, devouring other</text:span></text:p>
      <text:p text:style-name="P3"><text:span text:style-name="T4">great asuras torn by her claws. Dispirited by the violent</text:span></text:p>
      <text:p text:style-name="P3"><text:span text:style-name="T4">laughter of Shivaduti, the asuras fell on the earth as she</text:span></text:p>
      <text:p text:style-name="P3"><text:span text:style-name="T4">promptly devoured those who had fallen down.</text:span></text:p>
      <text:p text:style-name="P3"><text:span text:style-name="T4">Seeing the enraged band of Mothers (Matru ganas) crushing</text:span></text:p>
      <text:p text:style-name="P3"><text:span text:style-name="T4">the great asuras by various means, the troops of the enemies</text:span></text:p>
      <text:p text:style-name="P3"><text:span text:style-name="T4">of gods took to their heels. Noticing the fleeing demons</text:span></text:p>
      <text:p text:style-name="P3"><text:span text:style-name="T4">assailed by the Matru ganas, the great asura Raktabija strode</text:span></text:p>
      <text:p text:style-name="P3"><text:span text:style-name="T4">forward to fight in wrath. No sooner a drop of blood from</text:span></text:p>
      <text:p text:style-name="P3"><text:span text:style-name="T4">Raktabija’s body fell on the ground than a great asura of his</text:span></text:p>
      <text:p text:style-name="P3"><text:span text:style-name="T4">very stature would spring forth on the earth. With mace in</text:span></text:p>
      <text:p text:style-name="P3"><text:span text:style-name="T4">hand the great asura fought with Indra's shakti . Then Aindri</text:span></text:p>
      <text:p text:style-name="P3"><text:span text:style-name="T4">struck Ranktabija with her thunderbolt. As blood flowed</text:span></text:p>
      <text:p text:style-name="P3"><text:span text:style-name="T4">profusely from Raktabija, who was wounded by the</text:span></text:p>
      <text:p text:style-name="P3"><text:span text:style-name="T4">thunderbolt, there arose from his blood, combatants of his</text:span></text:p>
      <text:p text:style-name="P3"><text:span text:style-name="T4">stature and might.</text:span></text:p>
      <text:p text:style-name="P3"><text:span text:style-name="T4">As many drops of blood fell from his body, so many persons</text:span></text:p>
      <text:p text:style-name="P3"><text:span text:style-name="T4">with his valour, strength and prowess came into being. And</text:span></text:p>
      <text:p text:style-name="P3"><text:span text:style-name="T4">they who took birth from his blood, too fought with the</text:span></text:p>
      <text:p text:style-name="P3"><text:span text:style-name="T4">Mother-goddesses more terribly, hurling formidable weapons.</text:span></text:p>
      <text:p text:style-name="P3"><text:span text:style-name="T4">Again when Raktabija’s head was wounded by the</text:span></text:p>
      <text:p text:style-name="P3"><text:span text:style-name="T4">thunderbolt, his blood flowed, and from that blood were born</text:span></text:p>
      <text:p text:style-name="P3"><text:span text:style-name="T4">thousands more. In the battle Vaisnavi struck him with her</text:span></text:p>
      <text:p text:style-name="P3"><text:span text:style-name="T4">discus. Aindri hit the great asura with her mace. The world</text:span></text:p>
      <text:p text:style-name="P3"><text:span text:style-name="T4">was pervaded by thousands of great asuras of his stature, born</text:span></text:p>
      <text:p text:style-name="P3"><text:span text:style-name="T4">from the blood that flowed out of the cut inflicted by</text:span></text:p>
      <text:p text:style-name="P3"><text:span text:style-name="T4">Vaisnavi’s discus. Kaumari struck him with her spear and</text:span></text:p>
      <text:p text:style-name="P3"><text:span text:style-name="T4">Varahi with her sword. Maheshvari assaulted him with her</text:span></text:p>
      <text:p text:style-name="P3"><text:span text:style-name="T4">trident. And the enraged Raktabija struck the Mothergoddesses</text:span></text:p>
      <text:p text:style-name="P3"><text:span text:style-name="T4">individually as well as severally with his club.</text:span></text:p>
      <text:p text:style-name="P3"><text:span text:style-name="T4">Hundreds of asuras came into being from the stream of blood</text:span></text:p>
      <text:p text:style-name="P3"><text:span text:style-name="T4">that fell on the ground as he received multiple wounds by the</text:span></text:p>
      <text:p text:style-name="P3"><text:span text:style-name="T4">lances, spears and other weapons. The entire world was</text:span></text:p>
      <text:p text:style-name="P3"><text:span text:style-name="T4">pervaded by the asuras who took birth from the blood of</text:span></text:p>
      <text:p text:style-name="P3"><text:span text:style-name="T4">Raktabija. The gods were intensely alarmed at this. Seeing the</text:span></text:p>
      <text:p text:style-name="P3"><text:span text:style-name="T4">devas dejected, Chandika laughed and said to Kali, “O</text:span></text:p>
      <text:p text:style-name="P3"><text:span text:style-name="T4">Chamunda, keep your mouth wide open. And with this mouth</text:span></text:p>
      <text:p text:style-name="P3"><text:span text:style-name="T4">quickly take in the drops of blood generated by the blow of my</text:span></text:p>
      <text:p text:style-name="P3"><text:span text:style-name="T4">weapon and also the great asuras born of the drops of blood of</text:span></text:p>
      <text:p text:style-name="P3"><text:span text:style-name="T4">Raktabija. Roam about in the battlefield, devouring the great</text:span></text:p>
      <text:p text:style-name="P3"><text:span text:style-name="T4">asuras born from his blood. Thus this demon shall perish,</text:span></text:p>
      <text:p text:style-name="P3"><text:span text:style-name="T4"/></text:p>
      <text:p text:style-name="P3"><text:span text:style-name="T4">losing all his blood. As you go on devouring them, other fierce</text:span></text:p>
      <text:p text:style-name="P3"><text:span text:style-name="T4">asuras will not be born”.</text:span></text:p>
      <text:p text:style-name="P3"><text:span text:style-name="T4">Having enjoined her thus, the Goddess then struck Raktabija</text:span></text:p>
      <text:p text:style-name="P3"><text:span text:style-name="T4">with her spear. Thereupon Kali drank Raktabija's blood with</text:span></text:p>
      <text:p text:style-name="P3"><text:span text:style-name="T4">her mouth. Rightaway Raktabija struck Chandika with his</text:span></text:p>
      <text:p text:style-name="P3"><text:span text:style-name="T4">mace. The the blow did not cause her even the slightest pain.</text:span></text:p>
      <text:p text:style-name="P3"><text:span text:style-name="T4">On the other hand, blood flowed profusely from the stricken</text:span></text:p>
      <text:p text:style-name="P3"><text:span text:style-name="T4">parts of his body and from wherever it flowed Chamunda</text:span></text:p>
      <text:p text:style-name="P3"><text:span text:style-name="T4">(Kali) swallowed it with her mouth. And Chamunda devoured</text:span></text:p>
      <text:p text:style-name="P3"><text:span text:style-name="T4">the asuras born from the blood in her mouth, as she carried</text:span></text:p>
      <text:p text:style-name="P3"><text:span text:style-name="T4">on with drinking his blood. The Goddess smote Raktabija with</text:span></text:p>
      <text:p text:style-name="P3"><text:soft-page-break/><text:span text:style-name="T4">her spear, thunderbolt, arrows, swords, and double-edged</text:span></text:p>
      <text:p text:style-name="P3"><text:span text:style-name="T4">swords, while Kali went on drinking his blood. Hit by a</text:span></text:p>
      <text:p text:style-name="P3"><text:span text:style-name="T4">multitude of weapons that made him lose all his blood, the</text:span></text:p>
      <text:p text:style-name="P3"><text:span text:style-name="T4">great asura Raktabija eventually fell on the ground.</text:span></text:p>
      <text:p text:style-name="P3"><text:span text:style-name="T4">Thereupon the gods attained great joy. The Mother-goddesses</text:span></text:p>
      <text:p text:style-name="P3"><text:span text:style-name="T4">who emerged from them danced drunk with the asura’s blood.</text:span></text:p>
      <text:p text:style-name="P3"><text:span text:style-name="T4">Chapter 9</text:span></text:p>
      <text:p text:style-name="P3"><text:span text:style-name="T4">After Raktabija was slain and other asuras were killed in the</text:span></text:p>
      <text:p text:style-name="P3"><text:span text:style-name="T4">fight, the asura Shumbha and Nishumbha gave way to</text:span></text:p>
      <text:p text:style-name="P3"><text:span text:style-name="T4">unbounded wrath. Enraged on seeing his great army</text:span></text:p>
      <text:p text:style-name="P3"><text:span text:style-name="T4">slaughtered, Nishumbha rushed forth with the chief forces of</text:span></text:p>
      <text:p text:style-name="P3"><text:span text:style-name="T4">the asuras. In front of him, at his back and on his sides great</text:span></text:p>
      <text:p text:style-name="P3"><text:span text:style-name="T4">asuras, biting their lips in ire advanced to slay the Goddess.</text:span></text:p>
      <text:p text:style-name="P3"><text:span text:style-name="T4">Having fought with the Mother-goddesses, the great warrior</text:span></text:p>
      <text:p text:style-name="P3"><text:span text:style-name="T4">Shumbha too arrived in fury, accompanied by his forces, to</text:span></text:p>
      <text:p text:style-name="P3"><text:span text:style-name="T4">slay Chandika.</text:span></text:p>
      <text:p text:style-name="P3"><text:span text:style-name="T4">Then commenced a severe combat between the Devi on one</text:span></text:p>
      <text:p text:style-name="P3"><text:span text:style-name="T4">side and, Shumbha and Nishumbha on the other, from whom</text:span></text:p>
      <text:p text:style-name="P3"><text:span text:style-name="T4">rained a most tempestuous shower of arrows on her like</text:span></text:p>
      <text:p text:style-name="P3"><text:span text:style-name="T4">showers from two clouds. With a shower of arrows Chandika</text:span></text:p>
      <text:p text:style-name="P3"><text:span text:style-name="T4">quickly split the arrows shot by the two asuras and hit the two</text:span></text:p>
      <text:p text:style-name="P3"><text:span text:style-name="T4">lords of asuras on their limbs with a multitude of weapons. In</text:span></text:p>
      <text:p text:style-name="P3"><text:span text:style-name="T4">the ensuing combat Nishumbha hit the lion of the Goddess on</text:span></text:p>
      <text:p text:style-name="P3"><text:span text:style-name="T4">the head, upon which the Goddess destroyed his weapons one</text:span></text:p>
      <text:p text:style-name="P3"><text:span text:style-name="T4">after another. Then the asura Nishumbha, bloated with anger,</text:span></text:p>
      <text:p text:style-name="P3"><text:span text:style-name="T4">seized the spear and that also, as it came, the Goddess</text:span></text:p>
      <text:p text:style-name="P3"><text:span text:style-name="T4">powdered with a blow of her fist. Then Goddess laid the</text:span></text:p>
      <text:p text:style-name="P3"><text:span text:style-name="T4">advancing Nishumbha to the ground, striking him with a</text:span></text:p>
      <text:p text:style-name="P3"><text:span text:style-name="T4">torrent of arrows.</text:span></text:p>
      <text:p text:style-name="P3"><text:span text:style-name="T4">When the mighty Nishumbha was thus laid flat on the ground</text:span></text:p>
      <text:p text:style-name="P3"><text:span text:style-name="T4">the exceedingly angry Shumbha set out to slay Ambika.</text:span></text:p>
      <text:p text:style-name="P3"><text:span text:style-name="T4">Standing in his chariot and pervading the entire sky with his</text:span></text:p>
      <text:p text:style-name="P3"><text:span text:style-name="T4">long and incomparable eight arms holding excellent weapons,</text:span></text:p>
      <text:p text:style-name="P3"><text:span text:style-name="T4">he shone. Seeing him advancing, the Goddess blew her conch,</text:span></text:p>
      <text:p text:style-name="P3"><text:span text:style-name="T4">and made an extremely unbearable twang of her bow-string.</text:span></text:p>
      <text:p text:style-name="P3"><text:span text:style-name="T4">She filled all the quarters with the sound of her bell that rang</text:span></text:p>
      <text:p text:style-name="P3"><text:span text:style-name="T4">the death-knell to the splendour of the entire armies of asuras.</text:span></text:p>
      <text:p text:style-name="P3"><text:span text:style-name="T4">Then the lion filled the heaven, the earth and the ten quarters</text:span></text:p>
      <text:p text:style-name="P3"><text:span text:style-name="T4">of the sky with loud roars, which made the elephants abandon</text:span></text:p>
      <text:p text:style-name="P3"><text:span text:style-name="T4">their violent rut.</text:span></text:p>
      <text:p text:style-name="P3"><text:span text:style-name="T4">Thereupon, Kali leapt up striking the sky and the earth with</text:span></text:p>
      <text:p text:style-name="P3"><text:span text:style-name="T4">both her hands. All the previous sounds were drowned in that</text:span></text:p>
      <text:p text:style-name="P3"><text:span text:style-name="T4">sound. Sivaduti burst into a thunderous and ominous</text:span></text:p>
      <text:p text:style-name="P3"><text:span text:style-name="T4">laughter, terrifying the asuras and Sumbha flew into an</text:span></text:p>
      <text:p text:style-name="P3"><text:span text:style-name="T4"/></text:p>
      <text:p text:style-name="P3"><text:span text:style-name="T4">utmost rage. No sooner had the Mother said “Stand fast, O</text:span></text:p>
      <text:p text:style-name="P3"><text:span text:style-name="T4">evil-natured one”, the gods stationed in the sky cheered,</text:span></text:p>
      <text:p text:style-name="P3"><text:span text:style-name="T4">“Victory to thee”.</text:span></text:p>
      <text:p text:style-name="P3"><text:span text:style-name="T4">The spear, flaming most terribly and shining like a mass of</text:span></text:p>
      <text:p text:style-name="P3"><text:span text:style-name="T4">fire, hurled by the advancing Shumbha, as it was coming</text:span></text:p>
      <text:p text:style-name="P3"><text:span text:style-name="T4">along, was put out by a great firebrand from the Goddess. The</text:span></text:p>
      <text:p text:style-name="P3"><text:span text:style-name="T4">interspace between the three worlds was pervaded by</text:span></text:p>
      <text:p text:style-name="P3"><text:span text:style-name="T4">Shumbha's war cry, but the dreadful thunder-clap of the</text:span></text:p>
      <text:p text:style-name="P3"><text:span text:style-name="T4">Goddess smothered that too. In hundreds and thousands the</text:span></text:p>
      <text:p text:style-name="P3"><text:span text:style-name="T4">Goddess and Shumbha split the arrows shot by each other.</text:span></text:p>
      <text:p text:style-name="P3"><text:span text:style-name="T4">Then the enraged Chandika struck him with a spear.</text:span></text:p>
      <text:p text:style-name="P3"><text:span text:style-name="T4">Wounded therewith, Shumbha fainted and fell to the ground.</text:span></text:p>
      <text:p text:style-name="P3"><text:soft-page-break/><text:span text:style-name="T4">Then regaining consciousness, Nisumbha seized his bow and</text:span></text:p>
      <text:p text:style-name="P3"><text:span text:style-name="T4">struck with arrows the Goddess, Kali and the lion.</text:span></text:p>
      <text:p text:style-name="P3"><text:span text:style-name="T4">Putting forth ten thousand arms, the lord of the asuras</text:span></text:p>
      <text:p text:style-name="P3"><text:span text:style-name="T4">covered Chandika with ten thousand discuses. Then the</text:span></text:p>
      <text:p text:style-name="P3"><text:span text:style-name="T4">Goddess Durga, the destroyer of difficulties and afflictions,</text:span></text:p>
      <text:p text:style-name="P3"><text:span text:style-name="T4">became angry and cut asunder those discuses and arrows with</text:span></text:p>
      <text:p text:style-name="P3"><text:span text:style-name="T4">her own arrows. Thereupon Nisumbha, accompanied by the</text:span></text:p>
      <text:p text:style-name="P3"><text:span text:style-name="T4">army of asuras, swiftly seizing his mace, rushed forward to kill</text:span></text:p>
      <text:p text:style-name="P3"><text:span text:style-name="T4">Chandika. As he was rushing at her, Chandika broke his mace</text:span></text:p>
      <text:p text:style-name="P3"><text:span text:style-name="T4">to pieces with her sharp-edged sword. Then he seized the</text:span></text:p>
      <text:p text:style-name="P3"><text:span text:style-name="T4">spear and rushed forth. Quickly Chandika pierced him in the</text:span></text:p>
      <text:p text:style-name="P3"><text:span text:style-name="T4">heart with a swiftly hurled spear. From Nishumbha’s heart</text:span></text:p>
      <text:p text:style-name="P3"><text:span text:style-name="T4">that was pierced issued forth another person of great strength</text:span></text:p>
      <text:p text:style-name="P3"><text:span text:style-name="T4">and valour, exclaiming “Stop”. As he emerged the Goddess</text:span></text:p>
      <text:p text:style-name="P3"><text:span text:style-name="T4">severed his head with her sword, laughing loudly. Thereupon</text:span></text:p>
      <text:p text:style-name="P3"><text:span text:style-name="T4">he fell to the ground. The lion then devoured those asuras</text:span></text:p>
      <text:p text:style-name="P3"><text:span text:style-name="T4">whose necks he had crushed with his fierce teeth, while Kali</text:span></text:p>
      <text:p text:style-name="P3"><text:span text:style-name="T4">and Sivaduti devoured others. The Mother-goddesses</text:span></text:p>
      <text:p text:style-name="P3"><text:span text:style-name="T4">Kaumari, Brahmani, Maheshwari, Varahi, Vaishnavi and</text:span></text:p>
      <text:p text:style-name="P3"><text:span text:style-name="T4">Aindri, put to naught many asuras, as Kali, Sivaduti and the</text:span></text:p>
      <text:p text:style-name="P3"><text:span text:style-name="T4">lion devoured others , while some asuras fled from the battle.</text:span></text:p>
      <text:p text:style-name="P3"><text:span text:style-name="T4">Chapter 10</text:span></text:p>
      <text:p text:style-name="P3"><text:span text:style-name="T4">Seeing his brother Nishumbha, who was dear to him as his</text:span></text:p>
      <text:p text:style-name="P3"><text:span text:style-name="T4">life, slain and his army being slaughtered, Shumbha spoke in</text:span></text:p>
      <text:p text:style-name="P3"><text:span text:style-name="T4">fury, “O Durga, wicked and possessed by pride in your</text:span></text:p>
      <text:p text:style-name="P3"><text:span text:style-name="T4">strength, do not be conceited. You fight dependant on the</text:span></text:p>
      <text:p text:style-name="P3"><text:span text:style-name="T4">strength of others and yet think highly of yourself”. The</text:span></text:p>
      <text:p text:style-name="P3"><text:span text:style-name="T4">Goddess said, “In this universe, I alone exist. Who else is there</text:span></text:p>
      <text:p text:style-name="P3"><text:span text:style-name="T4">besides me? Look, O wicked one, these manifestations of mine</text:span></text:p>
      <text:p text:style-name="P3"><text:span text:style-name="T4">merge into my own self!” Then all those goddesses headed by</text:span></text:p>
      <text:p text:style-name="P3"><text:span text:style-name="T4">Brahmani merged in the body of the Goddess. Then Mother</text:span></text:p>
      <text:p text:style-name="P3"><text:span text:style-name="T4">Ambika alone remained there. The Goddess said “The many</text:span></text:p>
      <text:p text:style-name="P3"><text:span text:style-name="T4">manifestations, which I manifested here by my own power,</text:span></text:p>
      <text:p text:style-name="P3"><text:span text:style-name="T4">have been withdrawn by me, and now I stand alone. Be</text:span></text:p>
      <text:p text:style-name="P3"><text:span text:style-name="T4">steadfast in combat”.</text:span></text:p>
      <text:p text:style-name="P3"><text:span text:style-name="T4">Then began a dreadful battle between them both, the Devi and</text:span></text:p>
      <text:p text:style-name="P3"><text:span text:style-name="T4">Shumbha, while all the devas and asuras looked on. With</text:span></text:p>
      <text:p text:style-name="P3"><text:span text:style-name="T4">showers of arrows, with sharp weapons and frightful missiles,</text:span></text:p>
      <text:p text:style-name="P3"><text:span text:style-name="T4">both engaged again in a combat that frightened all the worlds.</text:span></text:p>
      <text:p text:style-name="P3"><text:span text:style-name="T4">The asura king broke the hundreds of divine missiles that the</text:span></text:p>
      <text:p text:style-name="P3"><text:span text:style-name="T4">Goddess launched, with neutralising weapons. The great</text:span></text:p>
      <text:p text:style-name="P3"><text:span text:style-name="T4">Goddess too playfully destroyed all the celestial missiles shot</text:span></text:p>
      <text:p text:style-name="P3"><text:span text:style-name="T4">by him. In the fierce combat that ensued, the Goddess</text:span></text:p>
      <text:p text:style-name="P3"><text:span text:style-name="T4"/></text:p>
      <text:p text:style-name="P3"><text:span text:style-name="T4">destroyed Shumbha’s weapons one by one, then his horses,</text:span></text:p>
      <text:p text:style-name="P3"><text:span text:style-name="T4">chariot, bow and mace, fighting gallantly. In spite of the last of</text:span></text:p>
      <text:p text:style-name="P3"><text:span text:style-name="T4">his weapons being destroyed by the Goddess, the</text:span></text:p>
      <text:p text:style-name="P3"><text:span text:style-name="T4">distinguished asura leaped at her swiftly, bringing his fist</text:span></text:p>
      <text:p text:style-name="P3"><text:span text:style-name="T4">down on her heart.</text:span></text:p>
      <text:p text:style-name="P3"><text:span text:style-name="T4">Then the Goddess hit him on the chest. Wounded by the blow</text:span></text:p>
      <text:p text:style-name="P3"><text:span text:style-name="T4">of her palm, the king of asuras fell on the ground. Rising up</text:span></text:p>
      <text:p text:style-name="P3"><text:span text:style-name="T4">again without delay, the king of asuras, leapt up towards the</text:span></text:p>
      <text:p text:style-name="P3"><text:span text:style-name="T4">sky, seizing the Goddess. There too Chandika fought with him</text:span></text:p>
      <text:p text:style-name="P3"><text:span text:style-name="T4">without any support. Then much to the wonder of the siddhas</text:span></text:p>
      <text:p text:style-name="P3"><text:span text:style-name="T4">and the sages Shumbha and Chandika fought as never before,</text:span></text:p>
      <text:p text:style-name="P3"><text:span text:style-name="T4">wrestling with each other in the sky.</text:span></text:p>
      <text:p text:style-name="P3"><text:span text:style-name="T4">After wrestling with him for a while, the Mother Goddess</text:span></text:p>
      <text:p text:style-name="P3"><text:soft-page-break/><text:span text:style-name="T4">Ambika lifted him up, whirled him around and flung him</text:span></text:p>
      <text:p text:style-name="P3"><text:span text:style-name="T4">down to the earth. Thus thrown to the ground, the wicked</text:span></text:p>
      <text:p text:style-name="P3"><text:span text:style-name="T4">asura rose swiftly on reaching the ground, and rushed forward</text:span></text:p>
      <text:p text:style-name="P3"><text:span text:style-name="T4">raising his fist, intending to kill Chandika. Seeing the lord of</text:span></text:p>
      <text:p text:style-name="P3"><text:span text:style-name="T4">all the asura-folks approaching, the Goddess chucked him</text:span></text:p>
      <text:p text:style-name="P3"><text:span text:style-name="T4">down to the earth piercing him on the chest with a spear.</text:span></text:p>
      <text:p text:style-name="P3"><text:span text:style-name="T4">Pierced by the pointed spear of the Goddess, he fell lifeless on</text:span></text:p>
      <text:p text:style-name="P3"><text:span text:style-name="T4">the ground, shaking the entire earth with its oceans, islands</text:span></text:p>
      <text:p text:style-name="P3"><text:span text:style-name="T4">and mountains.</text:span></text:p>
      <text:p text:style-name="P3"><text:span text:style-name="T4">When that wicked one was slain, everything became clear and</text:span></text:p>
      <text:p text:style-name="P3"><text:span text:style-name="T4">propitious, the universe regained its original state of perfect</text:span></text:p>
      <text:p text:style-name="P3"><text:span text:style-name="T4">peace, and the sky became clear. Flaming portent-clouds that</text:span></text:p>
      <text:p text:style-name="P3"><text:span text:style-name="T4">were in evidence earlier, vanished and the rivers kept within</text:span></text:p>
      <text:p text:style-name="P3"><text:span text:style-name="T4">their courses after Shumbha’s collapse. As he had been slain,</text:span></text:p>
      <text:p text:style-name="P3"><text:span text:style-name="T4">the minds of all the hosts of gods were filled with joy and the</text:span></text:p>
      <text:p text:style-name="P3"><text:span text:style-name="T4">celestial musicians (gandharvas) sang sweetly. Others played</text:span></text:p>
      <text:p text:style-name="P3"><text:span text:style-name="T4">their musical instruments and the bevy of celestial nymphs</text:span></text:p>
      <text:p text:style-name="P3"><text:span text:style-name="T4">(apsaras) danced. Likewise the winds blew favourably and the</text:span></text:p>
      <text:p text:style-name="P3"><text:span text:style-name="T4">sun became resplendent.</text:span></text:p>
      <text:p text:style-name="P3"><text:span text:style-name="T4">Chapter 11</text:span></text:p>
      <text:p text:style-name="P3"><text:span text:style-name="T4">When the great lord of asuras was slain there by the Goddess,</text:span></text:p>
      <text:p text:style-name="P3"><text:span text:style-name="T4">Indra and other gods headed by Agni, lauded Goddess</text:span></text:p>
      <text:p text:style-name="P3"><text:span text:style-name="T4">Katyayani, illuminating the quarters with their moon-like</text:span></text:p>
      <text:p text:style-name="P3"><text:span text:style-name="T4">faces, cheerfully as their wishes had been fulfilled.</text:span></text:p>
      <text:p text:style-name="P3"><text:span text:style-name="T4">The Goddess said “O host of gods, I shall grant a boon. Choose</text:span></text:p>
      <text:p text:style-name="P3"><text:span text:style-name="T4">whatever boon you desire in your mind. I shall grant it for the</text:span></text:p>
      <text:p text:style-name="P3"><text:span text:style-name="T4">welfare of the world”.</text:span></text:p>
      <text:p text:style-name="P3"><text:span text:style-name="T4">The gods said “O Sovereign of all, in this very manner, you</text:span></text:p>
      <text:p text:style-name="P3"><text:span text:style-name="T4">should accomplish the destruction of our foes and also the</text:span></text:p>
      <text:p text:style-name="P3"><text:span text:style-name="T4">pacification of all the afflictions of three worlds”.</text:span></text:p>
      <text:p text:style-name="P3"><text:span text:style-name="T4">The Devi said “In the time of Vaivasvata Manu, when the</text:span></text:p>
      <text:p text:style-name="P3"><text:span text:style-name="T4">twenty-eighth yuga has arrived two other great asuras,</text:span></text:p>
      <text:p text:style-name="P3"><text:span text:style-name="T4">Sumbha and Nisumbha will be born. Then born from the</text:span></text:p>
      <text:p text:style-name="P3"><text:span text:style-name="T4">womb of Yasoda, in the home of cowherd Nanda, taking</text:span></text:p>
      <text:p text:style-name="P3"><text:span text:style-name="T4">abode in the Vindhya mountains, I shall destroy them both.</text:span></text:p>
      <text:p text:style-name="P3"><text:span text:style-name="T4">Again, I shall incarnate on earth in a very terrible form and</text:span></text:p>
      <text:p text:style-name="P3"><text:span text:style-name="T4">shall slay the descendants of asura Vipracitti. When I devour</text:span></text:p>
      <text:p text:style-name="P3"><text:span text:style-name="T4">those fierce asuras, the descendants of Vipracitti, my teeth</text:span></text:p>
      <text:p text:style-name="P3"><text:span text:style-name="T4">shall become red like the flower of pomegranate. Therefore,</text:span></text:p>
      <text:p text:style-name="P3"><text:span text:style-name="T4"/></text:p>
      <text:p text:style-name="P3"><text:span text:style-name="T4">when lauding me, the gods and the mortals shall always speak</text:span></text:p>
      <text:p text:style-name="P3"><text:span text:style-name="T4">of me as Raktadantika, the red-toothed.</text:span></text:p>
      <text:p text:style-name="P3"><text:span text:style-name="T4">And again when there is no water for a period of hundred</text:span></text:p>
      <text:p text:style-name="P3"><text:span text:style-name="T4">years on account of failure of rains, propitiated by the sages, I</text:span></text:p>
      <text:p text:style-name="P3"><text:span text:style-name="T4">will be self-manifest on the drought-ridden earth, but not</text:span></text:p>
      <text:p text:style-name="P3"><text:span text:style-name="T4">womb begotten. Then I shall behold the sages with a hundred</text:span></text:p>
      <text:p text:style-name="P3"><text:span text:style-name="T4">eyes and so mankind will glorify me as the ‘hundred-eyed’. O</text:span></text:p>
      <text:p text:style-name="P3"><text:span text:style-name="T4">gods, then till the rains set in, I shall maintain the whole</text:span></text:p>
      <text:p text:style-name="P3"><text:span text:style-name="T4">world with life -sustaining vegetables born out of my own</text:span></text:p>
      <text:p text:style-name="P3"><text:span text:style-name="T4">body. I shall then be famed on the earth as Sakambhari. At</text:span></text:p>
      <text:p text:style-name="P3"><text:span text:style-name="T4">that very period I shall slay the great asura named Durgama.</text:span></text:p>
      <text:p text:style-name="P3"><text:span text:style-name="T4">Thereby I shall have the celebrated name of Durgadevi.</text:span></text:p>
      <text:p text:style-name="P3"><text:span text:style-name="T4">Again, assuming a terrible form on the mountain Himalaya, I</text:span></text:p>
      <text:p text:style-name="P3"><text:span text:style-name="T4">shall destroy the demons for the protection of the sages. Then</text:span></text:p>
      <text:p text:style-name="P3"><text:span text:style-name="T4">all the sages, shall praise me with their bodies bent in</text:span></text:p>
      <text:p text:style-name="P3"><text:span text:style-name="T4">reverence. Then I shall have the celebrated name of</text:span></text:p>
      <text:p text:style-name="P3"><text:span text:style-name="T4">Bhimadevi. When the asura named Aruna works great havoc</text:span></text:p>
      <text:p text:style-name="P3"><text:soft-page-break/><text:span text:style-name="T4">in the three worlds, I shall take the form of a cluster of</text:span></text:p>
      <text:p text:style-name="P3"><text:span text:style-name="T4">innumerable bees and shall slay the great asura for the good</text:span></text:p>
      <text:p text:style-name="P3"><text:span text:style-name="T4">of the world. Then people shall laud me everywhere as</text:span></text:p>
      <text:p text:style-name="P3"><text:span text:style-name="T4">Bhramari. Thus whenever trouble arises due to the advent of</text:span></text:p>
      <text:p text:style-name="P3"><text:span text:style-name="T4">the danavas, I shall incarnate for the for the accomplishment</text:span></text:p>
      <text:p text:style-name="P3"><text:span text:style-name="T4">of the destruction of the foes”.</text:span></text:p>
      <text:p text:style-name="P3"><text:span text:style-name="T4">Chapter 12</text:span></text:p>
      <text:p text:style-name="P3"><text:span text:style-name="T4">The Devi said, “With a concentrated mind, whoever shall pray</text:span></text:p>
      <text:p text:style-name="P3"><text:span text:style-name="T4">to me constantly with these hymns, I shall without doubt put</text:span></text:p>
      <text:p text:style-name="P3"><text:span text:style-name="T4">an end to all his troubles. Whoever extols my deeds relating to</text:span></text:p>
      <text:p text:style-name="P3"><text:span text:style-name="T4">the destruction of Madhu and Kaitabha, the killing of</text:span></text:p>
      <text:p text:style-name="P3"><text:span text:style-name="T4">Mahishasura and likewise the slaughter of Shumbha and</text:span></text:p>
      <text:p text:style-name="P3"><text:span text:style-name="T4">Nishumbha, whoever listens devotedly with a focused mind,</text:span></text:p>
      <text:p text:style-name="P3"><text:span text:style-name="T4">to my glories sung in this Mahatmyam, on the eighth, the</text:span></text:p>
      <text:p text:style-name="P3"><text:span text:style-name="T4">fourteenth and on the ninth days of the fortnight, to them</text:span></text:p>
      <text:p text:style-name="P3"><text:span text:style-name="T4">nothing bad shall happen, nor calamities that arise from</text:span></text:p>
      <text:p text:style-name="P3"><text:span text:style-name="T4">wrong doings nor poverty nor separation from beloved ones.</text:span></text:p>
      <text:p text:style-name="P3"><text:span text:style-name="T4">Neither fear from enemies, robbers, kings, nor from weapons,</text:span></text:p>
      <text:p text:style-name="P3"><text:span text:style-name="T4">fire and floods. Hence this, my Mahatmyam, must be chanted</text:span></text:p>
      <text:p text:style-name="P3"><text:span text:style-name="T4">by those of concentrated minds and listened to constantly</text:span></text:p>
      <text:p text:style-name="P3"><text:span text:style-name="T4">with devotion, for it is the supreme way to well-being”.</text:span></text:p>
      <text:p text:style-name="P3"><text:span text:style-name="T4">“This Mahatmyam will quell all sufferings due to epidemics,</text:span></text:p>
      <text:p text:style-name="P3"><text:span text:style-name="T4">as also the three types of calamities1 . I will never forsake and</text:span></text:p>
      <text:p text:style-name="P3"><text:span text:style-name="T4">the place of my sanctuary where this poem is duly chanted</text:span></text:p>
      <text:p text:style-name="P3"><text:span text:style-name="T4">every day, there I shall certainly be. When offerings are made,</text:span></text:p>
      <text:p text:style-name="P3"><text:span text:style-name="T4">during worship, in fire-rituals and on great festivals, this</text:span></text:p>
      <text:p text:style-name="P3"><text:span text:style-name="T4">Mahatmyam should be entirely chanted and heard. I shall</text:span></text:p>
      <text:p text:style-name="P3"><text:span text:style-name="T4">fondly accept the sacrifice, the worship and the fire-ritual thus</text:span></text:p>
      <text:p text:style-name="P3"><text:span text:style-name="T4">done, whether they are done with appropriate knowledge or</text:span></text:p>
      <text:p text:style-name="P3"><text:span text:style-name="T4">not”.</text:span></text:p>
      <text:p text:style-name="P3"><text:span text:style-name="T4">“During the time of the Great worship in autumn2 as well as</text:span></text:p>
      <text:p text:style-name="P3"><text:span text:style-name="T4">the beginning of the New Year3 , those who hear this</text:span></text:p>
      <text:p text:style-name="P3"><text:span text:style-name="T4">Mahatmyam of mine with devotion shall be surely delivered</text:span></text:p>
      <text:p text:style-name="P3"><text:span text:style-name="T4">from all troubles and be blessed with riches, grains and</text:span></text:p>
      <text:p text:style-name="P3"><text:span text:style-name="T4">children. Listening to this Mahatmyam, to the</text:span></text:p>
      <text:p text:style-name="P3"><text:span text:style-name="T4">1 Adhyatmika, Adhibhautika and Adhi-daivika are the three</text:span></text:p>
      <text:p text:style-name="P3"><text:span text:style-name="T4">types of Calamities</text:span></text:p>
      <text:p text:style-name="P3"><text:span text:style-name="T4"/></text:p>
      <text:p text:style-name="P3"><text:span text:style-name="T4">2 Sarad Navaratri Maha Pooja done for nine nights beginning</text:span></text:p>
      <text:p text:style-name="P3"><text:span text:style-name="T4">from autumnal equinox’ popular as the Devi Navaratris</text:span></text:p>
      <text:p text:style-name="P3"><text:span text:style-name="T4">during Dushera</text:span></text:p>
      <text:p text:style-name="P3"><text:span text:style-name="T4">3 The Hindu New Year is at the time of spring equinox when</text:span></text:p>
      <text:p text:style-name="P3"><text:span text:style-name="T4">the vasanta navaratris are celebrated starting from New Year</text:span></text:p>
      <text:p text:style-name="P3"><text:span text:style-name="T4">day (Ugadi) on Chaitra Shukla Pratipada and culminating on</text:span></text:p>
      <text:p text:style-name="P3"><text:span text:style-name="T4">Sri Rama Navami auspicious manifestations of mine, and my</text:span></text:p>
      <text:p text:style-name="P3"><text:span text:style-name="T4">feats of prowess in battles, one becomes fearless. Enemies</text:span></text:p>
      <text:p text:style-name="P3"><text:span text:style-name="T4">perish, welfare accrues and families rejoice for those who</text:span></text:p>
      <text:p text:style-name="P3"><text:span text:style-name="T4">listen to this Mahatmyam of mine. My Mahatmyam should be</text:span></text:p>
      <text:p text:style-name="P3"><text:span text:style-name="T4">listened to everywhere, at a propitiatory ceremony, on seeing</text:span></text:p>
      <text:p text:style-name="P3"><text:span text:style-name="T4">a bad dream, and for planetary afflictions. Thereby troubles</text:span></text:p>
      <text:p text:style-name="P3"><text:span text:style-name="T4">subside, as also the terrible afflictions of planets. The bad</text:span></text:p>
      <text:p text:style-name="P3"><text:span text:style-name="T4">dream turns into a good one”.</text:span></text:p>
      <text:p text:style-name="P3"><text:span text:style-name="T4">“It will result in the pacification of children under the grasp of</text:span></text:p>
      <text:p text:style-name="P3"><text:span text:style-name="T4">bala grahas. It is the best promoter of friendship amongst</text:span></text:p>
      <text:p text:style-name="P3"><text:span text:style-name="T4">men when there is a break in relationships. It destroys most</text:span></text:p>
      <text:p text:style-name="P3"><text:span text:style-name="T4">effectively the strength all evil-doers. Verily demons, ghosts</text:span></text:p>
      <text:p text:style-name="P3"><text:span text:style-name="T4">and ogres are destroyed by its mere chanting. This</text:span></text:p>
      <text:p text:style-name="P3"><text:soft-page-break/><text:span text:style-name="T4">Mahatmyam of mine chanted in its entirety makes a devotee</text:span></text:p>
      <text:p text:style-name="P3"><text:span text:style-name="T4">very close to me. By means of finest flowers, arghya and</text:span></text:p>
      <text:p text:style-name="P3"><text:span text:style-name="T4">incenses, and by perfumes and lamps, by feeding Brahmanas,</text:span></text:p>
      <text:p text:style-name="P3"><text:span text:style-name="T4">by oblations, by sprinkling consecrated water, and by various</text:span></text:p>
      <text:p text:style-name="P3"><text:span text:style-name="T4">other offerings and gifts, if one worships day and night for a</text:span></text:p>
      <text:p text:style-name="P3"><text:span text:style-name="T4">full year, the satisfaction that I get, the same is attained by</text:span></text:p>
      <text:p text:style-name="P3"><text:span text:style-name="T4">reciting or listening but once to this Mahatmyam of mine”.</text:span></text:p>
      <text:p text:style-name="P3"><text:span text:style-name="T4">“Hearing the story destroys sins, and grants freedom from</text:span></text:p>
      <text:p text:style-name="P3"><text:span text:style-name="T4">illness. The recital of my manifestations affords protection</text:span></text:p>
      <text:p text:style-name="P3"><text:span text:style-name="T4">from evil spirits. If my exploits of exterminating the wicked</text:span></text:p>
      <text:p text:style-name="P3"><text:span text:style-name="T4">demons in battles are heard, people will have no fear from</text:span></text:p>
      <text:p text:style-name="P3"><text:span text:style-name="T4">enemies. Let the hymns recited by you, and those by the</text:span></text:p>
      <text:p text:style-name="P3"><text:span text:style-name="T4">divine sages, and those by Brahma bestow an auspicious in</text:span></text:p>
      <text:p text:style-name="P3"><text:span text:style-name="T4">thought. Lost in a desolate area in a forest, or surrounded by a</text:span></text:p>
      <text:p text:style-name="P3"><text:span text:style-name="T4">forest fire, or encircled by robbers, or captured by enemies in</text:span></text:p>
      <text:p text:style-name="P3"><text:span text:style-name="T4">a desolate spot, or pursued by a lion, tiger, or wild elephants</text:span></text:p>
      <text:p text:style-name="P3"><text:span text:style-name="T4">in a forest, or sentenced to death by the orders of a wrathful</text:span></text:p>
      <text:p text:style-name="P3"><text:span text:style-name="T4">king, or imprisoned, or caught in a boat tossed by winds on</text:span></text:p>
      <text:p text:style-name="P3"><text:span text:style-name="T4">the high seas, or facing a volley of arrows in the most terrible</text:span></text:p>
      <text:p text:style-name="P3"><text:span text:style-name="T4">battle, or amidst all kinds of dreadful troubles, or afflicted</text:span></text:p>
      <text:p text:style-name="P3"><text:span text:style-name="T4">with pain, -remembering this story of mine, saves one from</text:span></text:p>
      <text:p text:style-name="P3"><text:span text:style-name="T4">the predicament. By my power, animals like lions, robbers</text:span></text:p>
      <text:p text:style-name="P3"><text:span text:style-name="T4">and enemies, flee from a distance from one who remembers</text:span></text:p>
      <text:p text:style-name="P3"><text:span text:style-name="T4">this story of mine”.</text:span></text:p>
      <text:p text:style-name="P3"><text:span text:style-name="T4">The Sage (Medhas) said “Having thus spoken, the great</text:span></text:p>
      <text:p text:style-name="P3"><text:span text:style-name="T4">Chandika, of fierce prowess, vanished on that very spot even</text:span></text:p>
      <text:p text:style-name="P3"><text:span text:style-name="T4">as the gods were gazing at her. Their enemies having been</text:span></text:p>
      <text:p text:style-name="P3"><text:span text:style-name="T4">destroyed, the gods, relieved of uncertainty in their minds,</text:span></text:p>
      <text:p text:style-name="P3"><text:span text:style-name="T4">began to enjoy their shares in yagnas and weild their</text:span></text:p>
      <text:p text:style-name="P3"><text:span text:style-name="T4">authorities as before. With Shumbha and Nishumbha of great</text:span></text:p>
      <text:p text:style-name="P3"><text:span text:style-name="T4">prowess slain by the Goddess, the remaining demons were off</text:span></text:p>
      <text:p text:style-name="P3"><text:span text:style-name="T4">to the netherworlds. Thus O King, the Goddess, although</text:span></text:p>
      <text:p text:style-name="P3"><text:span text:style-name="T4">eternal, manifesting again and again, carries out the</text:span></text:p>
      <text:p text:style-name="P3"><text:span text:style-name="T4">protection of the world. By her this universe is deluded, and it</text:span></text:p>
      <text:p text:style-name="P3"><text:span text:style-name="T4">is she who gives birth to this universe. When entreated, she</text:span></text:p>
      <text:p text:style-name="P3"><text:span text:style-name="T4"/></text:p>
      <text:p text:style-name="P3"><text:span text:style-name="T4">bestows supreme knowledge, and when propitiated, she</text:span></text:p>
      <text:p text:style-name="P3"><text:span text:style-name="T4">confers prosperity. This entire cosmos is pervaded by the</text:span></text:p>
      <text:p text:style-name="P3"><text:span text:style-name="T4">great Goddess in the form of Mahakali and Mahamari.</text:span></text:p>
      <text:p text:style-name="P3"><text:span text:style-name="T4">At one time She is Mahamari, the destroyer and at another</text:span></text:p>
      <text:p text:style-name="P3"><text:span text:style-name="T4">time She, the unborn, becomes this creation. She herself, the</text:span></text:p>
      <text:p text:style-name="P3"><text:span text:style-name="T4">eternal Being, sustains the beings at other times. In times of</text:span></text:p>
      <text:p text:style-name="P3"><text:span text:style-name="T4">prosperity, She is verily Lakshmi, who bestows prosperity in</text:span></text:p>
      <text:p text:style-name="P3"><text:span text:style-name="T4">the homes of men and in times of misfortune, she herself</text:span></text:p>
      <text:p text:style-name="P3"><text:span text:style-name="T4">becomes the goddess of misfortune, and brings about ruin.</text:span></text:p>
      <text:p text:style-name="P3"><text:span text:style-name="T4">When lauded and worshipped with flowers, perfumes and</text:span></text:p>
      <text:p text:style-name="P3"><text:span text:style-name="T4">incense, she bestows wealth, offspring and an auspicious</text:span></text:p>
      <text:p text:style-name="P3"><text:span text:style-name="T4">mind bent on Dharma.</text:span></text:p>
      <text:p text:style-name="P3"><text:span text:style-name="T4">Chapter 13</text:span></text:p>
      <text:p text:style-name="P3"><text:span text:style-name="T4">The Sage Medhas said “O King, this sublime glory of the</text:span></text:p>
      <text:p text:style-name="P3"><text:span text:style-name="T4">Goddess has been narrated to you. Such is the glory of the</text:span></text:p>
      <text:p text:style-name="P3"><text:span text:style-name="T4">Goddess by whom this world is upheld and sustained.</text:span></text:p>
      <text:p text:style-name="P3"><text:span text:style-name="T4">Likewise She, Vishnu-Maya, the illusive power of Lord</text:span></text:p>
      <text:p text:style-name="P3"><text:span text:style-name="T4">Vishnu, confers knowledge. By her, you, this merchant and</text:span></text:p>
      <text:p text:style-name="P3"><text:span text:style-name="T4">others of discerning intellect are deluded. Others have been</text:span></text:p>
      <text:p text:style-name="P3"><text:span text:style-name="T4">deluded in the past and many others will be deluded in the</text:span></text:p>
      <text:p text:style-name="P3"><text:span text:style-name="T4">future. O great King, take refuge in her, the supreme Isvari.</text:span></text:p>
      <text:p text:style-name="P3"><text:soft-page-break/><text:span text:style-name="T4">She indeed when worshipped bestows on men enjoyment,</text:span></text:p>
      <text:p text:style-name="P3"><text:span text:style-name="T4">heaven and liberation from transmigration.</text:span></text:p>
      <text:p text:style-name="P3"><text:span text:style-name="T4">Markandeya said to his disciple Bhaguri, “Hearing the sage</text:span></text:p>
      <text:p text:style-name="P3"><text:span text:style-name="T4">Medhas’ words, O great sage, King Suratha who had become</text:span></text:p>
      <text:p text:style-name="P3"><text:span text:style-name="T4">despondent due to excessive attachment, the sense of ‘mine’,</text:span></text:p>
      <text:p text:style-name="P3"><text:span text:style-name="T4">and the dispossession of his kingdom, prostrated before the</text:span></text:p>
      <text:p text:style-name="P3"><text:span text:style-name="T4">illustrious Rishi of sever penances and immediately repaired</text:span></text:p>
      <text:p text:style-name="P3"><text:span text:style-name="T4">to perform austerities. The merchant too went with the king.</text:span></text:p>
      <text:p text:style-name="P3"><text:span text:style-name="T4">They repaired to the sandy banks of a river in order to obtain</text:span></text:p>
      <text:p text:style-name="P3"><text:span text:style-name="T4">a vision of the Mother. The king and the merchant practised</text:span></text:p>
      <text:p text:style-name="P3"><text:span text:style-name="T4">penances, chanting the supreme Devi-sukta.</text:span></text:p>
      <text:p text:style-name="P3"><text:span text:style-name="T4">Having made an earthen image of the Goddess on the sands of</text:span></text:p>
      <text:p text:style-name="P3"><text:span text:style-name="T4">the river, they both worshipped her in the image with flowers,</text:span></text:p>
      <text:p text:style-name="P3"><text:span text:style-name="T4">incense, fire-rituals and ritual offerings of water. Abstaining</text:span></text:p>
      <text:p text:style-name="P3"><text:span text:style-name="T4">from partaking food, with only one thought, their minds fixed</text:span></text:p>
      <text:p text:style-name="P3"><text:span text:style-name="T4">on her, with concentration, they both offered sacrifices</text:span></text:p>
      <text:p text:style-name="P3"><text:span text:style-name="T4">sprinkled with blood drawn from their own bodies. When</text:span></text:p>
      <text:p text:style-name="P3"><text:span text:style-name="T4">they, propitiated her thus for three years, exercising selfcontrol,</text:span></text:p>
      <text:p text:style-name="P3"><text:span text:style-name="T4">Chandika, the upholder and sustainer of the world,</text:span></text:p>
      <text:p text:style-name="P3"><text:span text:style-name="T4">became pleased, appeared before them and spoke to them. “O</text:span></text:p>
      <text:p text:style-name="P3"><text:span text:style-name="T4">King, whatever you prayed for, and O delight of your family</text:span></text:p>
      <text:p text:style-name="P3"><text:span text:style-name="T4">(referring to the merchant), whatever you too prayed for,</text:span></text:p>
      <text:p text:style-name="P3"><text:span text:style-name="T4">receive all that from me. Well-pleased, I bestow those boons</text:span></text:p>
      <text:p text:style-name="P3"><text:span text:style-name="T4">to you both”.</text:span></text:p>
      <text:p text:style-name="P3"><text:span text:style-name="T4">Then the King chose a kingdom that would be imperishable</text:span></text:p>
      <text:p text:style-name="P3"><text:span text:style-name="T4">even in a future life, while in this life, he sought strength to</text:span></text:p>
      <text:p text:style-name="P3"><text:span text:style-name="T4">destroy the strength of his enemies and thereby the</text:span></text:p>
      <text:p text:style-name="P3"><text:span text:style-name="T4">restoration of his own kingdom. But the wise merchant,</text:span></text:p>
      <text:p text:style-name="P3"><text:span text:style-name="T4">whose mind was full of dispassion for the world, chose the</text:span></text:p>
      <text:p text:style-name="P3"><text:span text:style-name="T4">knowledge, which releases one from the attachment of ‘mine’</text:span></text:p>
      <text:p text:style-name="P3"><text:span text:style-name="T4">and ‘I’.</text:span></text:p>
      <text:p text:style-name="P3"><text:span text:style-name="T4">The Goddess said “O King, in a few days you shall obtain back</text:span></text:p>
      <text:p text:style-name="P3"><text:span text:style-name="T4">your own kingdom after slaying your foes, and it will not be</text:span></text:p>
      <text:p text:style-name="P3"><text:span text:style-name="T4"/></text:p>
      <text:p text:style-name="P3"><text:span text:style-name="T4">lost thereafter. After your death, you will attain another birth</text:span></text:p>
      <text:p text:style-name="P3"><text:span text:style-name="T4">through the Sun god, and shall be a Manu on earth by name</text:span></text:p>
      <text:p text:style-name="P3"><text:span text:style-name="T4">Savarni. O the best amongst merchants, I grant you the boon,</text:span></text:p>
      <text:p text:style-name="P3"><text:span text:style-name="T4">which you have desired of me. Supreme knowledge shall be</text:span></text:p>
      <text:p text:style-name="P3"><text:span text:style-name="T4">yours, for your self-fulfilment.</text:span></text:p>
      <text:p text:style-name="P3"><text:span text:style-name="T4">Markandeya said “Having thus granted both of them the boon</text:span></text:p>
      <text:p text:style-name="P3"><text:span text:style-name="T4">that they desired, the Goddess vanished forthwith, as they</text:span></text:p>
      <text:p text:style-name="P3"><text:span text:style-name="T4">were extolling her with devotion. Thus, Suratha, the best of</text:span></text:p>
      <text:p text:style-name="P3"><text:span text:style-name="T4">warriors, having attained the boon from the Goddess, shall</text:span></text:p>
      <text:p text:style-name="P3"><text:span text:style-name="T4">obtain another birth through Surya and shall be the eighth</text:span></text:p>
      <text:p text:style-name="P3"><text:span text:style-name="T4">Manu named Savarni”.</text:span></text:p>
      <text:p text:style-name="P3"><text:span text:style-name="T4"/></text:p>
      <text:p text:style-name="P3"><text:span text:style-name="T4">SECTION 6</text:span></text:p>
      <text:p text:style-name="P3"><text:span text:style-name="T4">The inner metaphorical</text:span></text:p>
      <text:p text:style-name="P3"><text:span text:style-name="T4">significance of the Devi</text:span></text:p>
      <text:p text:style-name="P3"><text:span text:style-name="T4">Mahatmyam</text:span></text:p>
      <text:p text:style-name="P3"><text:span text:style-name="T4">Now let us examine the significance of the Devi Mahatmyam</text:span></text:p>
      <text:p text:style-name="P3"><text:span text:style-name="T4">or Saptashati from the level of inner psychic reality. The Devi</text:span></text:p>
      <text:p text:style-name="P3"><text:span text:style-name="T4">Mahatmyam begins with Markandeya narrating how a</text:span></text:p>
      <text:p text:style-name="P3"><text:span text:style-name="T4">virtuous king named Suratha, dispossessed of his kingdom</text:span></text:p>
      <text:p text:style-name="P3"><text:span text:style-name="T4">meets the merchant Samadhi who too has been dispossessed</text:span></text:p>
      <text:p text:style-name="P3"><text:span text:style-name="T4">of his wealth and cast out by his own wife and children.</text:span></text:p>
      <text:p text:style-name="P3"><text:span text:style-name="T4">Instead of finding tranquillity amid the peaceful and spiritual</text:span></text:p>
      <text:p text:style-name="P3"><text:soft-page-break/><text:span text:style-name="T4">surroundings of the sage Medhas’ hermitage, they are plagued</text:span></text:p>
      <text:p text:style-name="P3"><text:span text:style-name="T4">by thoughts of loss, betrayal and attachment to the past.</text:span></text:p>
      <text:p text:style-name="P3"><text:span text:style-name="T4">Together they approach the wise sage Medhas, whose task it is</text:span></text:p>
      <text:p text:style-name="P3"><text:span text:style-name="T4">to awaken them to a higher spiritual awareness. The king, the</text:span></text:p>
      <text:p text:style-name="P3"><text:span text:style-name="T4">merchant and the sage are archetypal characters that reside in</text:span></text:p>
      <text:p text:style-name="P3"><text:span text:style-name="T4">all of us to differing degrees, characters with whom we can</text:span></text:p>
      <text:p text:style-name="P3"><text:span text:style-name="T4">identify to varying degrees.</text:span></text:p>
      <text:p text:style-name="P3"><text:span text:style-name="T4">The King, the Merchant and the Sage as allegories to the</text:span></text:p>
      <text:p text:style-name="P3"><text:span text:style-name="T4">Body, Mind and Intellect Suratha is “one who has a good</text:span></text:p>
      <text:p text:style-name="P3"><text:span text:style-name="T4">chariot” (su: good; ratha: chariot). The body is the chariot</text:span></text:p>
      <text:p text:style-name="P3"><text:span text:style-name="T4">while the Self is the rider. “The Self is the rider, and the body</text:span></text:p>
      <text:p text:style-name="P3"><text:span text:style-name="T4">the chariot; the intellect is the charioteer, and the mind the</text:span></text:p>
      <text:p text:style-name="P3"><text:span text:style-name="T4">reins” (Katha Upanishad 1. 3. 3). Man does the journey of life</text:span></text:p>
      <text:p text:style-name="P3"><text:span text:style-name="T4">through the cycle of samsara with the chariot (ratha) of the</text:span></text:p>
      <text:p text:style-name="P3"><text:span text:style-name="T4">body. In this long cycle of innumerable births called samsara</text:span></text:p>
      <text:p text:style-name="P3"><text:span text:style-name="T4">chakra, man goes through countless lives. The cycle of</text:span></text:p>
      <text:p text:style-name="P3"><text:span text:style-name="T4">samsara and its inevitable sufferings goes on as long as man</text:span></text:p>
      <text:p text:style-name="P3"><text:span text:style-name="T4">does not realize that it is the Self (Atman) that is the rider and</text:span></text:p>
      <text:p text:style-name="P3"><text:span text:style-name="T4">not the body or mind or pseudo-self. Unfortunately we</text:span></text:p>
      <text:p text:style-name="P3"><text:span text:style-name="T4">continue to suffer till we realize this. According to the worldview</text:span></text:p>
      <text:p text:style-name="P3"><text:span text:style-name="T4">of the Devi Mahatmyam , it is the Goddess who is the</text:span></text:p>
      <text:p text:style-name="P3"><text:span text:style-name="T4">Supreme Self. Hence as the Supreme Self She is the rider.</text:span></text:p>
      <text:p text:style-name="P3"><text:span text:style-name="T4">Born a warrior (kshatriya) Suratha is endowed with a strong</text:span></text:p>
      <text:p text:style-name="P3"><text:span text:style-name="T4">physique, a good body. By virtue of his strength, he is capable</text:span></text:p>
      <text:p text:style-name="P3"><text:span text:style-name="T4">of protecting himself as well as others. Initially he has all the</text:span></text:p>
      <text:p text:style-name="P3"><text:span text:style-name="T4">material enjoyments that come naturally to a king. Yet he</text:span></text:p>
      <text:p text:style-name="P3"><text:span text:style-name="T4">loses them later on in life as one would expect in an</text:span></text:p>
      <text:p text:style-name="P3"><text:span text:style-name="T4">impermanent and temporal world. This loss coupled with his</text:span></text:p>
      <text:p text:style-name="P3"><text:span text:style-name="T4">continued attachment is the cause of his suffering. Till then all</text:span></text:p>
      <text:p text:style-name="P3"><text:span text:style-name="T4">along he had not realized that the Goddess, the Supreme Self</text:span></text:p>
      <text:p text:style-name="P3"><text:span text:style-name="T4">is the rider. So in spite of everything he was not truly a</text:span></text:p>
      <text:p text:style-name="P3"><text:span text:style-name="T4">“Su”ratha or one with a good chariot.</text:span></text:p>
      <text:p text:style-name="P3"><text:span text:style-name="T4">Samadhi, on the other hand is a merchant (vaishya). The word</text:span></text:p>
      <text:p text:style-name="P3"><text:span text:style-name="T4">‘samadhi’ indicates an integrated or concentrated or focussed</text:span></text:p>
      <text:p text:style-name="P3"><text:span text:style-name="T4">mind, a mind that is absorbed in meditation (‘sam’: together</text:span></text:p>
      <text:p text:style-name="P3"><text:span text:style-name="T4">or integrated; ‘a’: towards; and ‘dha’: to hold). In other words</text:span></text:p>
      <text:p text:style-name="P3"><text:span text:style-name="T4">the word ‘samadhi’ denotes a focused or concentrated mind, a</text:span></text:p>
      <text:p text:style-name="P3"><text:span text:style-name="T4">mind in meditation. As his name indicates, Samadhi, the</text:span></text:p>
      <text:p text:style-name="P3"><text:span text:style-name="T4"/></text:p>
      <text:p text:style-name="P3"><text:span text:style-name="T4">merchant is single-minded or one-pointed in his pursuits.</text:span></text:p>
      <text:p text:style-name="P3"><text:span text:style-name="T4">Being a merchant initially his focus is on wealth. Because he</text:span></text:p>
      <text:p text:style-name="P3"><text:span text:style-name="T4">has the natural ability to be focused, he attains his goalmaterial</text:span></text:p>
      <text:p text:style-name="P3"><text:span text:style-name="T4">wealth. In the first half of their lives the king and the</text:span></text:p>
      <text:p text:style-name="P3"><text:span text:style-name="T4">merchant pursue their goals-power and riches-respectively</text:span></text:p>
      <text:p text:style-name="P3"><text:span text:style-name="T4">and they attain their goals. Both the king and the merchant</text:span></text:p>
      <text:p text:style-name="P3"><text:span text:style-name="T4">are good by nature. The king protects his subjects like his own</text:span></text:p>
      <text:p text:style-name="P3"><text:span text:style-name="T4">children while the noble merchant shares his prosperity with</text:span></text:p>
      <text:p text:style-name="P3"><text:span text:style-name="T4">his whole family. But power and riches are not permanent in</text:span></text:p>
      <text:p text:style-name="P3"><text:span text:style-name="T4">this ever-changing world. As is often the case both of them</text:span></text:p>
      <text:p text:style-name="P3"><text:span text:style-name="T4">lose their hard-earned and well deserved power and riches.</text:span></text:p>
      <text:p text:style-name="P3"><text:span text:style-name="T4">Cheated by people whom they trusted, they realise the</text:span></text:p>
      <text:p text:style-name="P3"><text:span text:style-name="T4">limitations of worldly life. Apart from fate, their own relatives</text:span></text:p>
      <text:p text:style-name="P3"><text:span text:style-name="T4">cheat them. In fact the merchant’s wife and sons</text:span></text:p>
      <text:p text:style-name="P3"><text:span text:style-name="T4">misappropriate his wealth and cast him out. In spite of their</text:span></text:p>
      <text:p text:style-name="P3"><text:span text:style-name="T4">good characters and abilities they end up as losers. Having</text:span></text:p>
      <text:p text:style-name="P3"><text:span text:style-name="T4">experienced deceit, cunningness and heartbreak, both the</text:span></text:p>
      <text:p text:style-name="P3"><text:span text:style-name="T4">king and the merchant are deeply disappointed but not</text:span></text:p>
      <text:p text:style-name="P3"><text:soft-page-break/><text:span text:style-name="T4">disillusioned. They still cling to those very things and the</text:span></text:p>
      <text:p text:style-name="P3"><text:span text:style-name="T4">people that have abandoned them. Even then their hearts</text:span></text:p>
      <text:p text:style-name="P3"><text:span text:style-name="T4">cling to their old associations. They are unable to detach their</text:span></text:p>
      <text:p text:style-name="P3"><text:span text:style-name="T4">minds.</text:span></text:p>
      <text:p text:style-name="P3"><text:span text:style-name="T4">The king and the merchant are archetypal characters. We are</text:span></text:p>
      <text:p text:style-name="P3"><text:span text:style-name="T4">all a bit like the king and the merchant. We all share their</text:span></text:p>
      <text:p text:style-name="P3"><text:span text:style-name="T4">predicament. At some point of time we all experience</text:span></text:p>
      <text:p text:style-name="P3"><text:span text:style-name="T4">suffering, hurt and loss. At times our close friends, relatives,</text:span></text:p>
      <text:p text:style-name="P3"><text:span text:style-name="T4">and family members fail us. In spite of our deep hurts we still</text:span></text:p>
      <text:p text:style-name="P3"><text:span text:style-name="T4">cling on to our old ways and old associations. We fail to</text:span></text:p>
      <text:p text:style-name="P3"><text:span text:style-name="T4">discern. We fail to learn from our past. Instead we simply</text:span></text:p>
      <text:p text:style-name="P3"><text:span text:style-name="T4">brood over the past constantly reliving our miseries in the</text:span></text:p>
      <text:p text:style-name="P3"><text:span text:style-name="T4">present. The king and the merchant find themselves in the</text:span></text:p>
      <text:p text:style-name="P3"><text:span text:style-name="T4">hermitage of a great sage in whose hermitage even wild beasts</text:span></text:p>
      <text:p text:style-name="P3"><text:span text:style-name="T4">have successfully tamed themselves of their ferocity. Yet the</text:span></text:p>
      <text:p text:style-name="P3"><text:span text:style-name="T4">king and the merchant find it hard to awaken their abilities to</text:span></text:p>
      <text:p text:style-name="P3"><text:span text:style-name="T4">discern or be dispassionate. Here again we share their plight.</text:span></text:p>
      <text:p text:style-name="P3"><text:span text:style-name="T4">Most of us go to a temple or an ashram or a spiritual retreat or</text:span></text:p>
      <text:p text:style-name="P3"><text:span text:style-name="T4">a great saint only to find that the mind is still under the</text:span></text:p>
      <text:p text:style-name="P3"><text:span text:style-name="T4">conditioning of the past. We worry about our losses and hurts.</text:span></text:p>
      <text:p text:style-name="P3"><text:span text:style-name="T4">It would be good if we could reflect rather than brood over our</text:span></text:p>
      <text:p text:style-name="P3"><text:span text:style-name="T4">losses and hurts. This is our predicament.</text:span></text:p>
      <text:p text:style-name="P3"><text:span text:style-name="T4">Returning back to the merchant Samadhi, though he had the</text:span></text:p>
      <text:p text:style-name="P3"><text:span text:style-name="T4">natural inborn ability to engage his mind in meditation, in</text:span></text:p>
      <text:p text:style-name="P3"><text:span text:style-name="T4">single minded pursuit, it did not bring him happiness. Instead</text:span></text:p>
      <text:p text:style-name="P3"><text:span text:style-name="T4">the end result was unhappiness. Why? He concentrated on</text:span></text:p>
      <text:p text:style-name="P3"><text:span text:style-name="T4">wealth alone. The object of his single-minded pursuit was only</text:span></text:p>
      <text:p text:style-name="P3"><text:span text:style-name="T4">material wealth. You always get what you pursue with a</text:span></text:p>
      <text:p text:style-name="P3"><text:span text:style-name="T4">focused mind, whatever you meditate on you attain that. The</text:span></text:p>
      <text:p text:style-name="P3"><text:span text:style-name="T4">merchant focused on the riches of material existence. The</text:span></text:p>
      <text:p text:style-name="P3"><text:span text:style-name="T4">external world is impermanent (anitya). Existential suffering</text:span></text:p>
      <text:p text:style-name="P3"><text:span text:style-name="T4">is an inevitable consequence of existence. Permanent</text:span></text:p>
      <text:p text:style-name="P3"><text:span text:style-name="T4">happiness cannot come from an impermanent, phenomenal,</text:span></text:p>
      <text:p text:style-name="P3"><text:span text:style-name="T4">material world. Lasting happiness is possible only through the</text:span></text:p>
      <text:p text:style-name="P3"><text:span text:style-name="T4">eternal (nitya) or the spiritual. The only unchanging principle</text:span></text:p>
      <text:p text:style-name="P3"><text:span text:style-name="T4">in this ever changing world is the Supreme Self, the Divine</text:span></text:p>
      <text:p text:style-name="P3"><text:span text:style-name="T4">Mother. She is the only object of meditation that can bring</text:span></text:p>
      <text:p text:style-name="P3"><text:span text:style-name="T4">lasting happiness, both in the present and hereafter. Unless</text:span></text:p>
      <text:p text:style-name="P3"><text:span text:style-name="T4"/></text:p>
      <text:p text:style-name="P3"><text:span text:style-name="T4">the chariot (body), the reins (mind) and the intellect (buddhi),</text:span></text:p>
      <text:p text:style-name="P3"><text:span text:style-name="T4">all serve the rider’s (Self) purpose, the chariot is useless.</text:span></text:p>
      <text:p text:style-name="P3"><text:span text:style-name="T4">Thus Suratha (a good chariot) and Samadhi (a concentrated</text:span></text:p>
      <text:p text:style-name="P3"><text:span text:style-name="T4">or focused mind) cannot serve their true purpose, cannot find</text:span></text:p>
      <text:p text:style-name="P3"><text:span text:style-name="T4">true happiness till they meet the sage Medhas (intellect or</text:span></text:p>
      <text:p text:style-name="P3"><text:span text:style-name="T4">insight or knowledge), who can lead them to the Goddess, to</text:span></text:p>
      <text:p text:style-name="P3"><text:span text:style-name="T4">the Supreme Self. ‘Medhas’ is another word for ‘buddhi’ or</text:span></text:p>
      <text:p text:style-name="P3"><text:span text:style-name="T4">‘intellect’. As per the Kathopanishad (1. 3. 3) buddhi or</text:span></text:p>
      <text:p text:style-name="P3"><text:span text:style-name="T4">medhas is the charioteer. Now this is a perfect combination.</text:span></text:p>
      <text:p text:style-name="P3"><text:span text:style-name="T4">An awakened intellect or awareness, a focussed mind capable</text:span></text:p>
      <text:p text:style-name="P3"><text:span text:style-name="T4">of deep meditation, a strong and healthy body, together they</text:span></text:p>
      <text:p text:style-name="P3"><text:span text:style-name="T4">can easily attain the best. Under the wise guidance of the sage</text:span></text:p>
      <text:p text:style-name="P3"><text:span text:style-name="T4">Medhas, the king Suratha and the merchant Samadhi attain</text:span></text:p>
      <text:p text:style-name="P3"><text:span text:style-name="T4">the best knowledge, knowledge of the Goddess, knowing</text:span></text:p>
      <text:p text:style-name="P3"><text:span text:style-name="T4">whom they can the attain best. Medhas can now raise their</text:span></text:p>
      <text:p text:style-name="P3"><text:span text:style-name="T4">awareness from an ordinary, worldly awareness to a higher,</text:span></text:p>
      <text:p text:style-name="P3"><text:span text:style-name="T4">spiritual awareness of the Goddess, the Supreme Self. And</text:span></text:p>
      <text:p text:style-name="P3"><text:span text:style-name="T4">this is what happens finally. Eventually at the end of the</text:span></text:p>
      <text:p text:style-name="P3"><text:soft-page-break/><text:span text:style-name="T4">narrative, the king and the merchant are fully inspired to seek</text:span></text:p>
      <text:p text:style-name="P3"><text:span text:style-name="T4">the Goddess. Reitiring to the bank of a river, they meditate</text:span></text:p>
      <text:p text:style-name="P3"><text:span text:style-name="T4">and worship the Divine Mother devotedly. After three years</text:span></text:p>
      <text:p text:style-name="P3"><text:span text:style-name="T4">she appears to them and offers each a boon. Suratha, who has</text:span></text:p>
      <text:p text:style-name="P3"><text:span text:style-name="T4">unfinished business, asks for the return of his earthly</text:span></text:p>
      <text:p text:style-name="P3"><text:span text:style-name="T4">kingdom, followed by an imperishable kingdom in the next</text:span></text:p>
      <text:p text:style-name="P3"><text:span text:style-name="T4">life. The merchant Samadhi, on the other hand, has grown</text:span></text:p>
      <text:p text:style-name="P3"><text:span text:style-name="T4">wise and dispassionate. He has become free from worldly</text:span></text:p>
      <text:p text:style-name="P3"><text:span text:style-name="T4">attachment. His mind is now fixed only on Supreme</text:span></text:p>
      <text:p text:style-name="P3"><text:span text:style-name="T4">knowledge, the Goddess. So he asks for the supreme</text:span></text:p>
      <text:p text:style-name="P3"><text:span text:style-name="T4">knowledge that will dissolve the bondage of worldly existence.</text:span></text:p>
      <text:p text:style-name="P3"><text:span text:style-name="T4">This is true Samadhi. All other forms of Samadhi are</text:span></text:p>
      <text:p text:style-name="P3"><text:span text:style-name="T4">incomplete, save Nirvikalpa Samadhi. This is the true</text:span></text:p>
      <text:p text:style-name="P3"><text:span text:style-name="T4">significance of the three main characters with whom the Devi</text:span></text:p>
      <text:p text:style-name="P3"><text:span text:style-name="T4">Mahatmyam begins and ends. Now let us examine the actual</text:span></text:p>
      <text:p text:style-name="P3"><text:span text:style-name="T4">myth of the Goddess and her martial exploits.</text:span></text:p>
      <text:p text:style-name="P3"><text:span text:style-name="T4">As must be evident by now though the Devi mahatmyam is</text:span></text:p>
      <text:p text:style-name="P3"><text:span text:style-name="T4">seemingly a narrative of the battle between the Devi and the</text:span></text:p>
      <text:p text:style-name="P3"><text:span text:style-name="T4">asuras, there is a deeper significance to these demons and the</text:span></text:p>
      <text:p text:style-name="P3"><text:span text:style-name="T4">battles. At one level it is also an allegory to the inner battle</text:span></text:p>
      <text:p text:style-name="P3"><text:span text:style-name="T4">between the divine and the demoniac forces within the human</text:span></text:p>
      <text:p text:style-name="P3"><text:span text:style-name="T4">psyche, between the positive and negative. The battlegrounds</text:span></text:p>
      <text:p text:style-name="P3"><text:span text:style-name="T4">represent our own human consciousness, and its events</text:span></text:p>
      <text:p text:style-name="P3"><text:span text:style-name="T4">symbolize our own experiences. The demons are symbolic of</text:span></text:p>
      <text:p text:style-name="P3"><text:span text:style-name="T4">the psychic forces within the shadow. The Divine Mother is</text:span></text:p>
      <text:p text:style-name="P3"><text:span text:style-name="T4">our own true being, our inherent divinity and wholeness, our</text:span></text:p>
      <text:p text:style-name="P3"><text:span text:style-name="T4">very Self. Her clashes with the demons symbolize the outward</text:span></text:p>
      <text:p text:style-name="P3"><text:span text:style-name="T4">and inward struggles we face daily. The Devi, personified</text:span></text:p>
      <text:p text:style-name="P3"><text:span text:style-name="T4">simultaneously as the one supreme Goddess and also the</text:span></text:p>
      <text:p text:style-name="P3"><text:span text:style-name="T4">many goddesses, confronts the demons of ahamkara or ego</text:span></text:p>
      <text:p text:style-name="P3"><text:span text:style-name="T4">(our mistaken notion of who we are or what we identify</text:span></text:p>
      <text:p text:style-name="P3"><text:span text:style-name="T4">ourselves with), of excessive tamas and rajas, that in turn give</text:span></text:p>
      <text:p text:style-name="P3"><text:span text:style-name="T4">birth to other demons of excessive craving, greed, anger and</text:span></text:p>
      <text:p text:style-name="P3"><text:span text:style-name="T4">pride, and of incessant citta vrttis. Thus the myth is an</text:span></text:p>
      <text:p text:style-name="P3"><text:span text:style-name="T4">allegory to what is happening within our own consciousness,</text:span></text:p>
      <text:p text:style-name="P3"><text:span text:style-name="T4">to the transformation of human consciousness. The threefold</text:span></text:p>
      <text:p text:style-name="P3"><text:span text:style-name="T4">transformation of consciousness is described in the three</text:span></text:p>
      <text:p text:style-name="P3"><text:span text:style-name="T4">sections or episodes of the Devi Mahatmyam.</text:span></text:p>
      <text:p text:style-name="P3"><text:span text:style-name="T4"/></text:p>
      <text:p text:style-name="P3"><text:span text:style-name="T4">First episode-The inner meaning of Madhu-Kaitabha myth</text:span></text:p>
      <text:p text:style-name="P3"><text:span text:style-name="T4">The first episode reveals the power of tamas, the power of</text:span></text:p>
      <text:p text:style-name="P3"><text:span text:style-name="T4">delusion, how in our ordinary state of being, we are all</text:span></text:p>
      <text:p text:style-name="P3"><text:span text:style-name="T4">deluded. The first episode reveals the Primordial Mother Adi</text:span></text:p>
      <text:p text:style-name="P3"><text:span text:style-name="T4">Sakti or Moola Prakrti in her dark, deluding aspect (Tamas)</text:span></text:p>
      <text:p text:style-name="P3"><text:span text:style-name="T4">that ensnares humankind through the psychological</text:span></text:p>
      <text:p text:style-name="P3"><text:span text:style-name="T4">afflictions of ignorance and attachment, through the influence</text:span></text:p>
      <text:p text:style-name="P3"><text:span text:style-name="T4">of tamas and rajas. It teaches us about the nature of reality at</text:span></text:p>
      <text:p text:style-name="P3"><text:span text:style-name="T4">the most basic primordial level. Maha Vishnu has to awaken</text:span></text:p>
      <text:p text:style-name="P3"><text:span text:style-name="T4">from the state of primal sleep in order overcome the original</text:span></text:p>
      <text:p text:style-name="P3"><text:span text:style-name="T4">demoniacal forces, Madhu (tamas) and Kaitabha (rajas). This</text:span></text:p>
      <text:p text:style-name="P3"><text:span text:style-name="T4">is possible only through Maha Maya’s grace, only if She frees</text:span></text:p>
      <text:p text:style-name="P3"><text:span text:style-name="T4">Vishnu from the influence of Yoga Maya, the primordial</text:span></text:p>
      <text:p text:style-name="P3"><text:span text:style-name="T4">inactive state predominated by cosmic Tamas.</text:span></text:p>
      <text:p text:style-name="P3"><text:span text:style-name="T4">There are two ways to understand Madhu and Kaitabha. One</text:span></text:p>
      <text:p text:style-name="P3"><text:span text:style-name="T4">is suggested by the Mahabharata’s version of the same myth</text:span></text:p>
      <text:p text:style-name="P3"><text:span text:style-name="T4">where it is stated that the asura Madhu is of tamas while</text:span></text:p>
      <text:p text:style-name="P3"><text:span text:style-name="T4">Kaitabha is of rajas. The Harivamsha version too suggests a</text:span></text:p>
      <text:p text:style-name="P3"><text:soft-page-break/><text:span text:style-name="T4">similar interpretation by having the two asuras themselves</text:span></text:p>
      <text:p text:style-name="P3"><text:span text:style-name="T4">declare, “By us is all this covered over with tamas and rajas.</text:span></text:p>
      <text:p text:style-name="P3"><text:span text:style-name="T4">Thus Madhu and Kaitabha are the two original demoniacal</text:span></text:p>
      <text:p text:style-name="P3"><text:span text:style-name="T4">forces of tamas and rajas. They try to overcome the creative</text:span></text:p>
      <text:p text:style-name="P3"><text:span text:style-name="T4">and sattvic force (Brahma). All the three gunas are born</text:span></text:p>
      <text:p text:style-name="P3"><text:span text:style-name="T4">simultaneously before the very beginning of a Kalpa. In fact</text:span></text:p>
      <text:p text:style-name="P3"><text:span text:style-name="T4">the word ‘kalpa’ is the same as in the other related word</text:span></text:p>
      <text:p text:style-name="P3"><text:span text:style-name="T4">‘sankalpa’ that is suggestive of ‘will’ or ‘resolve’. A Kalpa</text:span></text:p>
      <text:p text:style-name="P3"><text:span text:style-name="T4">happens by the resolve or will of the Supreme Being. A Kalpa</text:span></text:p>
      <text:p text:style-name="P3"><text:span text:style-name="T4">is one of the many continuous cycles of creative</text:span></text:p>
      <text:p text:style-name="P3"><text:span text:style-name="T4">manifestation, sustenance and dissolution that happen by the</text:span></text:p>
      <text:p text:style-name="P3"><text:span text:style-name="T4">sankalpa (will or resolve) of the Supreme Being, who in some</text:span></text:p>
      <text:p text:style-name="P3"><text:span text:style-name="T4">creation myths is equated with Lord Vishnu. Madhu-Kaitabha</text:span></text:p>
      <text:p text:style-name="P3"><text:span text:style-name="T4">emerge from the mala (dirt or waste) from Vishnu’s ears. The</text:span></text:p>
      <text:p text:style-name="P3"><text:span text:style-name="T4">ears are symbolic of sound or Sabda which is another name</text:span></text:p>
      <text:p text:style-name="P3"><text:span text:style-name="T4">for Nada that marks the start of cosmogenesis.</text:span></text:p>
      <text:p text:style-name="P3"><text:span text:style-name="T4">The three gunas are part of the same cosmic process of</text:span></text:p>
      <text:p text:style-name="P3"><text:span text:style-name="T4">manifestation. Ever since creative manifestation starts the</text:span></text:p>
      <text:p text:style-name="P3"><text:span text:style-name="T4">three gunas are in a state of disequilibrium, wherein they</text:span></text:p>
      <text:p text:style-name="P3"><text:span text:style-name="T4">struggle towards ascendancy. The three gunas are part of the</text:span></text:p>
      <text:p text:style-name="P3"><text:span text:style-name="T4">same veiling power of Prakrti or Maha Maya. Together they</text:span></text:p>
      <text:p text:style-name="P3"><text:span text:style-name="T4">form the three strands that bind us to ignorance. However</text:span></text:p>
      <text:p text:style-name="P3"><text:span text:style-name="T4">over a period of time Sattva is like a burnt rope because by its</text:span></text:p>
      <text:p text:style-name="P3"><text:span text:style-name="T4">very nature it brings knowledge. That is why initially the</text:span></text:p>
      <text:p text:style-name="P3"><text:span text:style-name="T4">ascendancy of Sattva is preferred over tamas and rajas. A</text:span></text:p>
      <text:p text:style-name="P3"><text:span text:style-name="T4">burnt rope or a rope that will sooner or later be burnt cannot</text:span></text:p>
      <text:p text:style-name="P3"><text:span text:style-name="T4">bind us for long. But till it is fully burnt even this rope can be</text:span></text:p>
      <text:p text:style-name="P3"><text:span text:style-name="T4">binding. On the other hand the ascendancy of tamas and rajas</text:span></text:p>
      <text:p text:style-name="P3"><text:span text:style-name="T4">are undesirable at all stages. As per classical Ayurvedic theory</text:span></text:p>
      <text:p text:style-name="P3"><text:span text:style-name="T4">tamas and rajas are in fact manasika doshas that can act as</text:span></text:p>
      <text:p text:style-name="P3"><text:span text:style-name="T4">psychological afflictions. They can potentially spoil (dosha:</text:span></text:p>
      <text:p text:style-name="P3"><text:span text:style-name="T4">that which can darken or spoil) the psyche by leading to many</text:span></text:p>
      <text:p text:style-name="P3"><text:span text:style-name="T4">other psychological afflictions. That is why the Supreme Being</text:span></text:p>
      <text:p text:style-name="P3"><text:span text:style-name="T4">(Lord Vishnu) has to save sattva (Brahma) by subduing tamas</text:span></text:p>
      <text:p text:style-name="P3"><text:span text:style-name="T4">(Madhu) and rajas (Kaitabha). But this is possible only</text:span></text:p>
      <text:p text:style-name="P3"><text:span text:style-name="T4">through Maha Maya’s grace, only if She frees Vishnu from the</text:span></text:p>
      <text:p text:style-name="P3"><text:span text:style-name="T4">influence of Yoga Maya, the primordial inactive state</text:span></text:p>
      <text:p text:style-name="P3"><text:span text:style-name="T4">predominated by cosmic Tamas.</text:span></text:p>
      <text:p text:style-name="P3"><text:span text:style-name="T4"/></text:p>
      <text:p text:style-name="P3"><text:span text:style-name="T4">The other approach to understanding Madhu and Kaitabha is</text:span></text:p>
      <text:p text:style-name="P3"><text:span text:style-name="T4">etymological. Madhu denotes something sweet. Madhu is in</text:span></text:p>
      <text:p text:style-name="P3"><text:span text:style-name="T4">fact the actual word for honey while Kaitabha denotes an</text:span></text:p>
      <text:p text:style-name="P3"><text:span text:style-name="T4">insect. Thus Madhu and Kaitabha are honey and the honey</text:span></text:p>
      <text:p text:style-name="P3"><text:span text:style-name="T4">bee. This world and its fruits are an extension of the Divine</text:span></text:p>
      <text:p text:style-name="P3"><text:span text:style-name="T4">Mother’s very own manifestation. In a way She is not separate</text:span></text:p>
      <text:p text:style-name="P3"><text:span text:style-name="T4">from the world that is created by Her own Self. But if one</text:span></text:p>
      <text:p text:style-name="P3"><text:span text:style-name="T4">hankers after the fruits of the world without being able to see</text:span></text:p>
      <text:p text:style-name="P3"><text:span text:style-name="T4">Her behind this world or its fruits, sooner or later the</text:span></text:p>
      <text:p text:style-name="P3"><text:span text:style-name="T4">inevitable result of this obsession with gathering honey is</text:span></text:p>
      <text:p text:style-name="P3"><text:span text:style-name="T4">pain. Honey and the sting of the bee are inseparable. If you</text:span></text:p>
      <text:p text:style-name="P3"><text:span text:style-name="T4">want honey you should dare the inevitable sting of the insect.</text:span></text:p>
      <text:p text:style-name="P3"><text:span text:style-name="T4">We are all busily engaged in collecting one more drop of</text:span></text:p>
      <text:p text:style-name="P3"><text:span text:style-name="T4">honey telling ourselves that this is the purpose of our lives.</text:span></text:p>
      <text:p text:style-name="P3"><text:span text:style-name="T4">The more honey we collect the more the stings on our swollen</text:span></text:p>
      <text:p text:style-name="P3"><text:span text:style-name="T4">faces. But we endure the pain of the sting preparing ourselves</text:span></text:p>
      <text:p text:style-name="P3"><text:span text:style-name="T4">for the next drop of honey.</text:span></text:p>
      <text:p text:style-name="P3"><text:span text:style-name="T4">It is our ignorance that keeps us busily engaged in this</text:span></text:p>
      <text:p text:style-name="P3"><text:soft-page-break/><text:span text:style-name="T4">perpetual cycle of gathering more honey daring more stings.</text:span></text:p>
      <text:p text:style-name="P3"><text:span text:style-name="T4">This simple insight can be the start of the loosening of the grip</text:span></text:p>
      <text:p text:style-name="P3"><text:span text:style-name="T4">of the world over the Self. It is so simple yet immensely</text:span></text:p>
      <text:p text:style-name="P3"><text:span text:style-name="T4">powerful, the power of Maha Maya. One needs discernment</text:span></text:p>
      <text:p text:style-name="P3"><text:span text:style-name="T4">(viveka) and dispassion (vairagya) to see through this</text:span></text:p>
      <text:p text:style-name="P3"><text:span text:style-name="T4">beautiful play of Maha Maya. And that happens only through</text:span></text:p>
      <text:p text:style-name="P3"><text:span text:style-name="T4">Divine grace, or through great merit in many lives, or through</text:span></text:p>
      <text:p text:style-name="P3"><text:span text:style-name="T4">the grace of a Sadguru. Suratha the king and Samadhi the</text:span></text:p>
      <text:p text:style-name="P3"><text:span text:style-name="T4">merchant find a Sadguru in the sage Medhas who can lead</text:span></text:p>
      <text:p text:style-name="P3"><text:span text:style-name="T4">them to this insight by revealing the glory of Maha Maya to</text:span></text:p>
      <text:p text:style-name="P3"><text:span text:style-name="T4">them. Understanding the true nature of this world is</text:span></text:p>
      <text:p text:style-name="P3"><text:span text:style-name="T4">important to be able to see the Supreme Being behind this</text:span></text:p>
      <text:p text:style-name="P3"><text:span text:style-name="T4">manifest world. Otherwise the world can be a source of much</text:span></text:p>
      <text:p text:style-name="P3"><text:span text:style-name="T4">misery and pain through its lure of honey and the inevitable</text:span></text:p>
      <text:p text:style-name="P3"><text:span text:style-name="T4">pain of the sting. That is why the wise sage Medhas preferred</text:span></text:p>
      <text:p text:style-name="P3"><text:span text:style-name="T4">to narrate the Madhu-Kaitabha myth to the king and the</text:span></text:p>
      <text:p text:style-name="P3"><text:span text:style-name="T4">merchant when they seek his counsel since their predicament</text:span></text:p>
      <text:p text:style-name="P3"><text:span text:style-name="T4">is surely related to the lure of the things of this world and the</text:span></text:p>
      <text:p text:style-name="P3"><text:span text:style-name="T4">inevitable pain that they have experienced from it.</text:span></text:p>
      <text:p text:style-name="P3"><text:span text:style-name="T4">Note: The esoteric interpretation is not an afterthought as</text:span></text:p>
      <text:p text:style-name="P3"><text:span text:style-name="T4">some might think after seeing varying interpretations by</text:span></text:p>
      <text:p text:style-name="P3"><text:span text:style-name="T4">enthusiastic writers. The esoteric interpretation is inherent to</text:span></text:p>
      <text:p text:style-name="P3"><text:span text:style-name="T4">the myth as will be evident when one examines the myth</text:span></text:p>
      <text:p text:style-name="P3"><text:span text:style-name="T4">through various approaches. In fact multiple approaches lead</text:span></text:p>
      <text:p text:style-name="P3"><text:span text:style-name="T4">us to the same interpretation. Etymological examination of</text:span></text:p>
      <text:p text:style-name="P3"><text:span text:style-name="T4">the words used, cross-scriptural references, oral teaching</text:span></text:p>
      <text:p text:style-name="P3"><text:span text:style-name="T4">from the Guru, various commentaries and finally the inner</text:span></text:p>
      <text:p text:style-name="P3"><text:span text:style-name="T4">experiences that a practitioner goes through, all these provide</text:span></text:p>
      <text:p text:style-name="P3"><text:span text:style-name="T4">more authority to the esoteric interpretation. Interestingly all</text:span></text:p>
      <text:p text:style-name="P3"><text:span text:style-name="T4">these approaches are in harmony and point to a nearly precise</text:span></text:p>
      <text:p text:style-name="P3"><text:span text:style-name="T4">esoteric meaning of the Devi Mahatmyam. Some writers have</text:span></text:p>
      <text:p text:style-name="P3"><text:span text:style-name="T4">interpreted the demons and other allegories arbitrarily. But as</text:span></text:p>
      <text:p text:style-name="P3"><text:span text:style-name="T4">affirmed here the interpretation cannot be loose or arbitrary</text:span></text:p>
      <text:p text:style-name="P3"><text:span text:style-name="T4">and has to harmonise all the five approaches delineated</text:span></text:p>
      <text:p text:style-name="P3"><text:span text:style-name="T4">above. It is not enough if an allegory makes spiritual or</text:span></text:p>
      <text:p text:style-name="P3"><text:span text:style-name="T4">psychological sense if it is not etymologically in line. Nirukta</text:span></text:p>
      <text:p text:style-name="P3"><text:span text:style-name="T4">too must agree. This is the approach used consistently in this</text:span></text:p>
      <text:p text:style-name="P3"><text:span text:style-name="T4">book. For instance let us examine the esoteric interpretation</text:span></text:p>
      <text:p text:style-name="P3"><text:span text:style-name="T4"/></text:p>
      <text:p text:style-name="P3"><text:span text:style-name="T4">of Madhu-Kaitabha. Honey is sweet. It is heavy. Any sweet in</text:span></text:p>
      <text:p text:style-name="P3"><text:span text:style-name="T4">less quantity is sattvic, but in excess it is tamasic and thereby</text:span></text:p>
      <text:p text:style-name="P3"><text:span text:style-name="T4">dangerous. Madhu is thus potentially tamasic. The insect</text:span></text:p>
      <text:p text:style-name="P3"><text:span text:style-name="T4">(Kaitabha) is famous for its busyness. “Busy as a bee” is a</text:span></text:p>
      <text:p text:style-name="P3"><text:span text:style-name="T4">common expression. Busyness is inherent to rajas. Thus</text:span></text:p>
      <text:p text:style-name="P3"><text:span text:style-name="T4">Kaitabha is rajas. As one can see the etymological</text:span></text:p>
      <text:p text:style-name="P3"><text:span text:style-name="T4">interpretation is in line with the cross-scriptural references</text:span></text:p>
      <text:p text:style-name="P3"><text:span text:style-name="T4">from the Mahabharata that clearly equate Madhu and</text:span></text:p>
      <text:p text:style-name="P3"><text:span text:style-name="T4">Kaitabha with tamas and rajas. Of course the psycho-spiritual</text:span></text:p>
      <text:p text:style-name="P3"><text:span text:style-name="T4">interpretation too fits very well with the creation myth of</text:span></text:p>
      <text:p text:style-name="P3"><text:span text:style-name="T4">Madhu-Kaitabha and Brahma.</text:span></text:p>
      <text:p text:style-name="P3"><text:span text:style-name="T4">Dr. Satya Prakash Choudary</text:span></text:p>
      <text:p text:style-name="P6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HelveticaNeue-Italic" svg:font-family="HelveticaNeue-Italic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9T01:59:41.285000000</meta:creation-date>
    <meta:generator>LibreOffice/7.1.1.2$Windows_X86_64 LibreOffice_project/fe0b08f4af1bacafe4c7ecc87ce55bb426164676</meta:generator>
    <dc:date>2021-12-09T03:05:01.547000000</dc:date>
    <meta:editing-duration>PT37M2S</meta:editing-duration>
    <meta:editing-cycles>71</meta:editing-cycles>
    <meta:document-statistic meta:table-count="0" meta:image-count="0" meta:object-count="0" meta:page-count="50" meta:paragraph-count="2753" meta:word-count="27144" meta:character-count="158102" meta:non-whitespace-character-count="133702"/>
  </office:meta>
</office:document-meta>
</file>